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0">
      <style:table-cell-properties style:cell-protect="none" style:print-content="tru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-33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Symbol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 style:font-name="Calibri" style:font-name-complex="Calibri"/>
    </style:style>
  </office:automatic-styles>
  <office:body>
    <office:spreadsheet>
      <table:table table:name="Xue" table:style-name="ta1">
        <table:shapes>
          <draw:frame draw:z-index="0" draw:style-name="gr1" draw:text-style-name="P1" svg:width="8.5193in" svg:height="4.6031in" svg:x="0.8657in" svg:y="6.6575in">
            <draw:object draw:notify-on-update-of-ranges="Xue.B2:Xue.B33 Xue.C1:Xue.C1 Xue.C2:Xue.C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6689in" svg:y="6.8008in">
            <draw:object draw:notify-on-update-of-ranges="Xue.L1:Xue.L1 Xue.L2:Xue.L33 Xue.M1:Xue.M1 Xue.M2:Xue.M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3547in" svg:height="3.7354in" svg:x="17.561in" svg:y="2.1469in">
            <draw:object draw:notify-on-update-of-ranges="Xue.P2:Xue.P33 Xue.Q2:Xue.Q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.298in" svg:height="3.5362in" svg:x="25.9618in" svg:y="1.3051in">
            <draw:object draw:notify-on-update-of-ranges="Xue.AA1:Xue.AA1 Xue.AA2:Xue.AA33 Xue.AB1:Xue.AB1 Xue.AB2:Xue.AB3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16" table:default-cell-style-name="Default"/>
        <table:table-row table:style-name="ro1">
          <table:table-cell table:style-name="ce1" office:value-type="float" office:value="2903" calcext:value-type="float">
            <text:p>2903</text:p>
          </table:table-cell>
          <table:table-cell table:style-name="Default" office:value-type="string" calcext:value-type="string">
            <text:p>V1</text:p>
          </table:table-cell>
          <table:table-cell office:value-type="string" calcext:value-type="string">
            <text:p>V2 (VLUM)</text:p>
          </table:table-cell>
          <table:table-cell/>
          <table:table-cell office:value-type="string" calcext:value-type="string">
            <text:p>V1/V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2/v1</text:p>
          </table:table-cell>
          <table:table-cell table:style-name="ce3" office:value-type="string" calcext:value-type="string">
            <text:p>N</text:p>
          </table:table-cell>
          <table:table-cell/>
          <table:table-cell office:value-type="string" calcext:value-type="string">
            <text:p>V2 (VLUM)</text:p>
          </table:table-cell>
          <table:table-cell table:style-name="Default" office:value-type="string" calcext:value-type="string">
            <text:p>V1</text:p>
          </table:table-cell>
          <table:table-cell table:style-name="ce3"/>
          <table:table-cell/>
          <table:table-cell office:value-type="string" calcext:value-type="string">
            <text:p>V2</text:p>
          </table:table-cell>
          <table:table-cell office:value-type="string" calcext:value-type="string">
            <text:p>VLUM</text:p>
          </table:table-cell>
          <table:table-cell office:value-type="string" calcext:value-type="string">
            <text:p>V2/Vlum</text:p>
          </table:table-cell>
          <table:table-cell table:style-name="ce3" office:value-type="string" calcext:value-type="string">
            <text:p>N</text:p>
          </table:table-cell>
          <table:table-cell table:number-columns-repeated="7"/>
          <table:table-cell office:value-type="string" calcext:value-type="string">
            <text:p>VLUM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lum/V2</text:p>
          </table:table-cell>
        </table:table-row>
        <table:table-row table:style-name="ro2">
          <table:table-cell office:value-type="string" calcext:value-type="string">
            <text:p>Xue</text:p>
          </table:table-cell>
          <table:table-cell office:value-type="float" office:value="0.000000413751" calcext:value-type="float">
            <text:p>4.13751E-007</text:p>
          </table:table-cell>
          <table:table-cell office:value-type="float" office:value="9426.53" calcext:value-type="float">
            <text:p>9426.53</text:p>
          </table:table-cell>
          <table:table-cell/>
          <table:table-cell table:formula="of:=[.B5]/[.C2]" office:value-type="float" office:value="0.0000000000796566711186407" calcext:value-type="float">
            <text:p>7.96566711186407E-011</text:p>
          </table:table-cell>
          <table:table-cell table:formula="of:=COUNT([.E$1:.E$1048576])" office:value-type="float" office:value="32" calcext:value-type="float">
            <text:p>32</text:p>
          </table:table-cell>
          <table:table-cell table:number-columns-repeated="2"/>
          <table:table-cell table:formula="of:=[.C2]/[.B2]" office:value-type="float" office:value="22783099013.658" calcext:value-type="float">
            <text:p>22783099013.658</text:p>
          </table:table-cell>
          <table:table-cell table:formula="of:=COUNT([.I$1:.I$1048576])" office:value-type="float" office:value="32" calcext:value-type="float">
            <text:p>32</text:p>
          </table:table-cell>
          <table:table-cell/>
          <table:table-cell office:value-type="float" office:value="9426.53" calcext:value-type="float">
            <text:p>9426.53</text:p>
          </table:table-cell>
          <table:table-cell office:value-type="float" office:value="0.000000413751" calcext:value-type="float">
            <text:p>4.13751E-007</text:p>
          </table:table-cell>
          <table:table-cell table:number-columns-repeated="2"/>
          <table:table-cell office:value-type="float" office:value="9426.53" calcext:value-type="float">
            <text:p>9426.53</text:p>
          </table:table-cell>
          <table:table-cell office:value-type="float" office:value="63.4888" calcext:value-type="float">
            <text:p>63.4888</text:p>
          </table:table-cell>
          <table:table-cell table:formula="of:=[.P2]/[.Q2]" office:value-type="float" office:value="148.475479139628" calcext:value-type="float">
            <text:p>148.4754791396</text:p>
          </table:table-cell>
          <table:table-cell table:formula="of:=COUNT([.R$1:.R$1048576])" office:value-type="float" office:value="32" calcext:value-type="float">
            <text:p>32</text:p>
          </table:table-cell>
          <table:table-cell table:number-columns-repeated="7"/>
          <table:table-cell office:value-type="float" office:value="63.4888" calcext:value-type="float">
            <text:p>63.4888</text:p>
          </table:table-cell>
          <table:table-cell office:value-type="float" office:value="9426.53" calcext:value-type="float">
            <text:p>9426.53</text:p>
          </table:table-cell>
          <table:table-cell table:formula="of:=[.AA2]/[.AB2]" office:value-type="float" office:value="0.00673511886134134" calcext:value-type="float">
            <text:p>0.0067351189</text:p>
          </table:table-cell>
        </table:table-row>
        <table:table-row table:style-name="ro3">
          <table:table-cell/>
          <table:table-cell office:value-type="float" office:value="0.000000565351" calcext:value-type="float">
            <text:p>5.65351E-007</text:p>
          </table:table-cell>
          <table:table-cell office:value-type="float" office:value="4771.75" calcext:value-type="float">
            <text:p>4771.75</text:p>
          </table:table-cell>
          <table:table-cell/>
          <table:table-cell table:formula="of:=[.B6]/[.C3]" office:value-type="float" office:value="0.000000000168979514853041" calcext:value-type="float">
            <text:p>1.68979514853041E-010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 table:number-columns-repeated="2"/>
          <table:table-cell table:formula="of:=[.C3]/[.B3]" office:value-type="float" office:value="8440331758.50047" calcext:value-type="float">
            <text:p>8440331758.50047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/>
          <table:table-cell office:value-type="float" office:value="4771.75" calcext:value-type="float">
            <text:p>4771.75</text:p>
          </table:table-cell>
          <table:table-cell office:value-type="float" office:value="0.000000565351" calcext:value-type="float">
            <text:p>5.65351E-007</text:p>
          </table:table-cell>
          <table:table-cell table:number-columns-repeated="2"/>
          <table:table-cell office:value-type="float" office:value="4771.75" calcext:value-type="float">
            <text:p>4771.75</text:p>
          </table:table-cell>
          <table:table-cell office:value-type="float" office:value="125.503" calcext:value-type="float">
            <text:p>125.503</text:p>
          </table:table-cell>
          <table:table-cell table:formula="of:=[.P3]/[.Q3]" office:value-type="float" office:value="38.0210034819885" calcext:value-type="float">
            <text:p>38.021003482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 table:number-columns-repeated="7"/>
          <table:table-cell office:value-type="float" office:value="125.503" calcext:value-type="float">
            <text:p>125.503</text:p>
          </table:table-cell>
          <table:table-cell office:value-type="float" office:value="4771.75" calcext:value-type="float">
            <text:p>4771.75</text:p>
          </table:table-cell>
          <table:table-cell table:formula="of:=[.AA3]/[.AB3]" office:value-type="float" office:value="0.0263012521611568" calcext:value-type="float">
            <text:p>0.0263012522</text:p>
          </table:table-cell>
        </table:table-row>
        <table:table-row table:style-name="ro1">
          <table:table-cell/>
          <table:table-cell office:value-type="float" office:value="0.00000067164" calcext:value-type="float">
            <text:p>6.7164E-007</text:p>
          </table:table-cell>
          <table:table-cell office:value-type="float" office:value="4132.07" calcext:value-type="float">
            <text:p>4132.07</text:p>
          </table:table-cell>
          <table:table-cell/>
          <table:table-cell table:formula="of:=[.B7]/[.C4]" office:value-type="float" office:value="0.000000000208665632479605" calcext:value-type="float">
            <text:p>2.08665632479605E-010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  <table:table-cell table:formula="of:=[.C4]/[.B4]" office:value-type="float" office:value="6152209517.00316" calcext:value-type="float">
            <text:p>6152209517.00316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4132.07" calcext:value-type="float">
            <text:p>4132.07</text:p>
          </table:table-cell>
          <table:table-cell office:value-type="float" office:value="0.00000067164" calcext:value-type="float">
            <text:p>6.7164E-007</text:p>
          </table:table-cell>
          <table:table-cell table:number-columns-repeated="2"/>
          <table:table-cell office:value-type="float" office:value="4132.07" calcext:value-type="float">
            <text:p>4132.07</text:p>
          </table:table-cell>
          <table:table-cell office:value-type="float" office:value="144.943" calcext:value-type="float">
            <text:p>144.943</text:p>
          </table:table-cell>
          <table:table-cell table:formula="of:=[.P4]/[.Q4]" office:value-type="float" office:value="28.5082411706671" calcext:value-type="float">
            <text:p>28.5082411707</text:p>
          </table:table-cell>
          <table:table-cell table:style-name="ce3" office:value-type="string" calcext:value-type="string">
            <text:p>(units)</text:p>
          </table:table-cell>
          <table:table-cell table:number-columns-repeated="7"/>
          <table:table-cell office:value-type="float" office:value="144.943" calcext:value-type="float">
            <text:p>144.943</text:p>
          </table:table-cell>
          <table:table-cell office:value-type="float" office:value="4132.07" calcext:value-type="float">
            <text:p>4132.07</text:p>
          </table:table-cell>
          <table:table-cell table:formula="of:=[.AA4]/[.AB4]" office:value-type="float" office:value="0.0350775761301236" calcext:value-type="float">
            <text:p>0.0350775761</text:p>
          </table:table-cell>
        </table:table-row>
        <table:table-row table:style-name="ro2">
          <table:table-cell/>
          <table:table-cell office:value-type="float" office:value="0.000000750886" calcext:value-type="float">
            <text:p>7.50886E-007</text:p>
          </table:table-cell>
          <table:table-cell office:value-type="float" office:value="3805.72" calcext:value-type="float">
            <text:p>3805.72</text:p>
          </table:table-cell>
          <table:table-cell/>
          <table:table-cell table:formula="of:=[.B8]/[.C5]" office:value-type="float" office:value="0.000000000236935455051869" calcext:value-type="float">
            <text:p>2.36935455051869E-010</text:p>
          </table:table-cell>
          <table:table-cell table:formula="of:=AVERAGE([.E$1:.E$1048576])" office:value-type="float" office:value="0.000000000339917116387527" calcext:value-type="float">
            <text:p>3.39917116387527E-010</text:p>
          </table:table-cell>
          <table:table-cell table:number-columns-repeated="2"/>
          <table:table-cell table:formula="of:=[.C5]/[.B5]" office:value-type="float" office:value="5068305974.54207" calcext:value-type="float">
            <text:p>5068305974.54207</text:p>
          </table:table-cell>
          <table:table-cell table:formula="of:=AVERAGE([.I$1:.I$1048576])" office:value-type="float" office:value="3893370669.7543" calcext:value-type="float">
            <text:p>3893370669.7543</text:p>
          </table:table-cell>
          <table:table-cell/>
          <table:table-cell office:value-type="float" office:value="3805.72" calcext:value-type="float">
            <text:p>3805.72</text:p>
          </table:table-cell>
          <table:table-cell office:value-type="float" office:value="0.000000750886" calcext:value-type="float">
            <text:p>7.50886E-007</text:p>
          </table:table-cell>
          <table:table-cell table:number-columns-repeated="2"/>
          <table:table-cell office:value-type="float" office:value="3805.72" calcext:value-type="float">
            <text:p>3805.72</text:p>
          </table:table-cell>
          <table:table-cell office:value-type="float" office:value="157.379" calcext:value-type="float">
            <text:p>157.379</text:p>
          </table:table-cell>
          <table:table-cell table:formula="of:=[.P5]/[.Q5]" office:value-type="float" office:value="24.1818794121198" calcext:value-type="float">
            <text:p>24.1818794121</text:p>
          </table:table-cell>
          <table:table-cell table:formula="of:=AVERAGE([.R$1:.R$1048576])" office:value-type="float" office:value="26.7822459884581" calcext:value-type="float">
            <text:p>26.7822459885</text:p>
          </table:table-cell>
          <table:table-cell table:number-columns-repeated="7"/>
          <table:table-cell office:value-type="float" office:value="157.379" calcext:value-type="float">
            <text:p>157.379</text:p>
          </table:table-cell>
          <table:table-cell office:value-type="float" office:value="3805.72" calcext:value-type="float">
            <text:p>3805.72</text:p>
          </table:table-cell>
          <table:table-cell table:formula="of:=[.AA5]/[.AB5]" office:value-type="float" office:value="0.0413532787488307" calcext:value-type="float">
            <text:p>0.0413532787</text:p>
          </table:table-cell>
        </table:table-row>
        <table:table-row table:style-name="ro3">
          <table:table-cell/>
          <table:table-cell office:value-type="float" office:value="0.000000806328" calcext:value-type="float">
            <text:p>8.06328E-007</text:p>
          </table:table-cell>
          <table:table-cell office:value-type="float" office:value="3193.79" calcext:value-type="float">
            <text:p>3193.79</text:p>
          </table:table-cell>
          <table:table-cell/>
          <table:table-cell table:formula="of:=[.B9]/[.C6]" office:value-type="float" office:value="0.000000000294612357105508" calcext:value-type="float">
            <text:p>2.94612357105508E-010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 table:number-columns-repeated="2"/>
          <table:table-cell table:formula="of:=[.C6]/[.B6]" office:value-type="float" office:value="3960906727.78323" calcext:value-type="float">
            <text:p>3960906727.78323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/>
          <table:table-cell office:value-type="float" office:value="3193.79" calcext:value-type="float">
            <text:p>3193.79</text:p>
          </table:table-cell>
          <table:table-cell office:value-type="float" office:value="0.000000806328" calcext:value-type="float">
            <text:p>8.06328E-007</text:p>
          </table:table-cell>
          <table:table-cell table:number-columns-repeated="2"/>
          <table:table-cell office:value-type="float" office:value="3193.79" calcext:value-type="float">
            <text:p>3193.79</text:p>
          </table:table-cell>
          <table:table-cell office:value-type="float" office:value="187.566" calcext:value-type="float">
            <text:p>187.566</text:p>
          </table:table-cell>
          <table:table-cell table:formula="of:=[.P6]/[.Q6]" office:value-type="float" office:value="17.0275529680219" calcext:value-type="float">
            <text:p>17.027552968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 table:number-columns-repeated="7"/>
          <table:table-cell office:value-type="float" office:value="187.566" calcext:value-type="float">
            <text:p>187.566</text:p>
          </table:table-cell>
          <table:table-cell office:value-type="float" office:value="3193.79" calcext:value-type="float">
            <text:p>3193.79</text:p>
          </table:table-cell>
          <table:table-cell table:formula="of:=[.AA6]/[.AB6]" office:value-type="float" office:value="0.0587283446939216" calcext:value-type="float">
            <text:p>0.0587283447</text:p>
          </table:table-cell>
        </table:table-row>
        <table:table-row table:style-name="ro1">
          <table:table-cell/>
          <table:table-cell office:value-type="float" office:value="0.000000862221" calcext:value-type="float">
            <text:p>8.62221E-007</text:p>
          </table:table-cell>
          <table:table-cell office:value-type="float" office:value="3144.27" calcext:value-type="float">
            <text:p>3144.27</text:p>
          </table:table-cell>
          <table:table-cell/>
          <table:table-cell table:formula="of:=[.B10]/[.C7]" office:value-type="float" office:value="0.000000000310229083380244" calcext:value-type="float">
            <text:p>3.10229083380244E-010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  <table:table-cell table:formula="of:=[.C7]/[.B7]" office:value-type="float" office:value="3646710066.21272" calcext:value-type="float">
            <text:p>3646710066.21272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3144.27" calcext:value-type="float">
            <text:p>3144.27</text:p>
          </table:table-cell>
          <table:table-cell office:value-type="float" office:value="0.000000862221" calcext:value-type="float">
            <text:p>8.62221E-007</text:p>
          </table:table-cell>
          <table:table-cell table:number-columns-repeated="2"/>
          <table:table-cell office:value-type="float" office:value="3144.27" calcext:value-type="float">
            <text:p>3144.27</text:p>
          </table:table-cell>
          <table:table-cell office:value-type="float" office:value="190.527" calcext:value-type="float">
            <text:p>190.527</text:p>
          </table:table-cell>
          <table:table-cell table:formula="of:=[.P7]/[.Q7]" office:value-type="float" office:value="16.5030153206632" calcext:value-type="float">
            <text:p>16.5030153207</text:p>
          </table:table-cell>
          <table:table-cell table:style-name="ce3" office:value-type="string" calcext:value-type="string">
            <text:p>(units)</text:p>
          </table:table-cell>
          <table:table-cell table:number-columns-repeated="7"/>
          <table:table-cell office:value-type="float" office:value="190.527" calcext:value-type="float">
            <text:p>190.527</text:p>
          </table:table-cell>
          <table:table-cell office:value-type="float" office:value="3144.27" calcext:value-type="float">
            <text:p>3144.27</text:p>
          </table:table-cell>
          <table:table-cell table:formula="of:=[.AA7]/[.AB7]" office:value-type="float" office:value="0.0605949870717209" calcext:value-type="float">
            <text:p>0.0605949871</text:p>
          </table:table-cell>
        </table:table-row>
        <table:table-row table:style-name="ro2">
          <table:table-cell/>
          <table:table-cell office:value-type="float" office:value="0.00000090171" calcext:value-type="float">
            <text:p>9.0171E-007</text:p>
          </table:table-cell>
          <table:table-cell office:value-type="float" office:value="2988.68" calcext:value-type="float">
            <text:p>2988.68</text:p>
          </table:table-cell>
          <table:table-cell/>
          <table:table-cell table:formula="of:=[.B11]/[.C8]" office:value-type="float" office:value="0.000000000336653639733929" calcext:value-type="float">
            <text:p>3.36653639733929E-010</text:p>
          </table:table-cell>
          <table:table-cell table:formula="of:=COM.MICROSOFT.STDEV.S([.E$1:.E$1048576])" office:value-type="float" office:value="0.0000000000757628353088506" calcext:value-type="float">
            <text:p>7.57628353088506E-011</text:p>
          </table:table-cell>
          <table:table-cell table:number-columns-repeated="2"/>
          <table:table-cell table:formula="of:=[.C8]/[.B8]" office:value-type="float" office:value="3314458085.19369" calcext:value-type="float">
            <text:p>3314458085.19369</text:p>
          </table:table-cell>
          <table:table-cell table:formula="of:=COM.MICROSOFT.STDEV.S([.I$1:.I$1048576])" office:value-type="float" office:value="3647926229.69794" calcext:value-type="float">
            <text:p>3647926229.69794</text:p>
          </table:table-cell>
          <table:table-cell/>
          <table:table-cell office:value-type="float" office:value="2988.68" calcext:value-type="float">
            <text:p>2988.68</text:p>
          </table:table-cell>
          <table:table-cell office:value-type="float" office:value="0.00000090171" calcext:value-type="float">
            <text:p>9.0171E-007</text:p>
          </table:table-cell>
          <table:table-cell table:number-columns-repeated="2"/>
          <table:table-cell office:value-type="float" office:value="2988.68" calcext:value-type="float">
            <text:p>2988.68</text:p>
          </table:table-cell>
          <table:table-cell office:value-type="float" office:value="200.459" calcext:value-type="float">
            <text:p>200.459</text:p>
          </table:table-cell>
          <table:table-cell table:formula="of:=[.P8]/[.Q8]" office:value-type="float" office:value="14.9091834240418" calcext:value-type="float">
            <text:p>14.909183424</text:p>
          </table:table-cell>
          <table:table-cell table:formula="of:=COM.MICROSOFT.STDEV.S([.R$1:.R$1048576])" office:value-type="float" office:value="23.3773480395423" calcext:value-type="float">
            <text:p>23.3773480395</text:p>
          </table:table-cell>
          <table:table-cell table:number-columns-repeated="7"/>
          <table:table-cell office:value-type="float" office:value="200.459" calcext:value-type="float">
            <text:p>200.459</text:p>
          </table:table-cell>
          <table:table-cell office:value-type="float" office:value="2988.68" calcext:value-type="float">
            <text:p>2988.68</text:p>
          </table:table-cell>
          <table:table-cell table:formula="of:=[.AA8]/[.AB8]" office:value-type="float" office:value="0.0670727545270822" calcext:value-type="float">
            <text:p>0.0670727545</text:p>
          </table:table-cell>
        </table:table-row>
        <table:table-row table:style-name="ro4">
          <table:table-cell/>
          <table:table-cell office:value-type="float" office:value="0.00000094093" calcext:value-type="float">
            <text:p>9.4093E-007</text:p>
          </table:table-cell>
          <table:table-cell office:value-type="float" office:value="2879.6" calcext:value-type="float">
            <text:p>2879.6</text:p>
          </table:table-cell>
          <table:table-cell/>
          <table:table-cell table:formula="of:=[.B12]/[.C9]" office:value-type="float" office:value="0.000000000357730240311154" calcext:value-type="float">
            <text:p>3.57730240311154E-010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 table:number-columns-repeated="2"/>
          <table:table-cell table:formula="of:=[.C9]/[.B9]" office:value-type="float" office:value="3060376436.0792" calcext:value-type="float">
            <text:p>3060376436.0792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/>
          <table:table-cell office:value-type="float" office:value="2879.6" calcext:value-type="float">
            <text:p>2879.6</text:p>
          </table:table-cell>
          <table:table-cell office:value-type="float" office:value="0.00000094093" calcext:value-type="float">
            <text:p>9.4093E-007</text:p>
          </table:table-cell>
          <table:table-cell table:number-columns-repeated="2"/>
          <table:table-cell office:value-type="float" office:value="2879.6" calcext:value-type="float">
            <text:p>2879.6</text:p>
          </table:table-cell>
          <table:table-cell office:value-type="float" office:value="208.062" calcext:value-type="float">
            <text:p>208.062</text:p>
          </table:table-cell>
          <table:table-cell table:formula="of:=[.P9]/[.Q9]" office:value-type="float" office:value="13.840105353212" calcext:value-type="float">
            <text:p>13.8401053532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 table:number-columns-repeated="7"/>
          <table:table-cell office:value-type="float" office:value="208.062" calcext:value-type="float">
            <text:p>208.062</text:p>
          </table:table-cell>
          <table:table-cell office:value-type="float" office:value="2879.6" calcext:value-type="float">
            <text:p>2879.6</text:p>
          </table:table-cell>
          <table:table-cell table:formula="of:=[.AA9]/[.AB9]" office:value-type="float" office:value="0.0722537852479511" calcext:value-type="float">
            <text:p>0.0722537852</text:p>
          </table:table-cell>
        </table:table-row>
        <table:table-row table:style-name="ro1">
          <table:table-cell/>
          <table:table-cell office:value-type="float" office:value="0.000000975444" calcext:value-type="float">
            <text:p>9.75444E-007</text:p>
          </table:table-cell>
          <table:table-cell office:value-type="float" office:value="2872.8" calcext:value-type="float">
            <text:p>2872.8</text:p>
          </table:table-cell>
          <table:table-cell/>
          <table:table-cell table:formula="of:=[.B13]/[.C10]" office:value-type="float" office:value="0.000000000381798245614035" calcext:value-type="float">
            <text:p>3.81798245614035E-010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  <table:table-cell table:formula="of:=[.C10]/[.B10]" office:value-type="float" office:value="2945120375.95187" calcext:value-type="float">
            <text:p>2945120375.95187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2872.8" calcext:value-type="float">
            <text:p>2872.8</text:p>
          </table:table-cell>
          <table:table-cell office:value-type="float" office:value="0.000000975444" calcext:value-type="float">
            <text:p>9.75444E-007</text:p>
          </table:table-cell>
          <table:table-cell table:number-columns-repeated="2"/>
          <table:table-cell office:value-type="float" office:value="2872.8" calcext:value-type="float">
            <text:p>2872.8</text:p>
          </table:table-cell>
          <table:table-cell office:value-type="float" office:value="208.562" calcext:value-type="float">
            <text:p>208.562</text:p>
          </table:table-cell>
          <table:table-cell table:formula="of:=[.P10]/[.Q10]" office:value-type="float" office:value="13.7743213049357" calcext:value-type="float">
            <text:p>13.7743213049</text:p>
          </table:table-cell>
          <table:table-cell table:style-name="ce3" office:value-type="string" calcext:value-type="string">
            <text:p>(units)</text:p>
          </table:table-cell>
          <table:table-cell table:number-columns-repeated="7"/>
          <table:table-cell office:value-type="float" office:value="208.562" calcext:value-type="float">
            <text:p>208.562</text:p>
          </table:table-cell>
          <table:table-cell office:value-type="float" office:value="2872.8" calcext:value-type="float">
            <text:p>2872.8</text:p>
          </table:table-cell>
          <table:table-cell table:formula="of:=[.AA10]/[.AB10]" office:value-type="float" office:value="0.072598858256753" calcext:value-type="float">
            <text:p>0.0725988583</text:p>
          </table:table-cell>
        </table:table-row>
        <table:table-row table:style-name="ro2">
          <table:table-cell/>
          <table:table-cell office:value-type="float" office:value="0.00000100615" calcext:value-type="float">
            <text:p>1.00615E-006</text:p>
          </table:table-cell>
          <table:table-cell office:value-type="float" office:value="2858.3" calcext:value-type="float">
            <text:p>2858.3</text:p>
          </table:table-cell>
          <table:table-cell/>
          <table:table-cell table:formula="of:=[.B14]/[.C11]" office:value-type="float" office:value="0.000000000402039673932057" calcext:value-type="float">
            <text:p>4.02039673932057E-010</text:p>
          </table:table-cell>
          <table:table-cell table:formula="of:=[.F8]/SQRT([.F2])" office:value-type="float" office:value="0.000000000013393103652202" calcext:value-type="float">
            <text:p>1.3393103652202E-011</text:p>
          </table:table-cell>
          <table:table-cell table:number-columns-repeated="2"/>
          <table:table-cell table:formula="of:=[.C11]/[.B11]" office:value-type="float" office:value="2840828902.25116" calcext:value-type="float">
            <text:p>2840828902.25116</text:p>
          </table:table-cell>
          <table:table-cell table:formula="of:=[.J8]/SQRT([.J2])" office:value-type="float" office:value="644868343.571923" calcext:value-type="float">
            <text:p>644868343.571923</text:p>
          </table:table-cell>
          <table:table-cell/>
          <table:table-cell office:value-type="float" office:value="2858.3" calcext:value-type="float">
            <text:p>2858.3</text:p>
          </table:table-cell>
          <table:table-cell office:value-type="float" office:value="0.00000100615" calcext:value-type="float">
            <text:p>1.00615E-006</text:p>
          </table:table-cell>
          <table:table-cell table:number-columns-repeated="2"/>
          <table:table-cell office:value-type="float" office:value="2858.3" calcext:value-type="float">
            <text:p>2858.3</text:p>
          </table:table-cell>
          <table:table-cell office:value-type="float" office:value="209.625" calcext:value-type="float">
            <text:p>209.625</text:p>
          </table:table-cell>
          <table:table-cell table:formula="of:=[.P11]/[.Q11]" office:value-type="float" office:value="13.6353011329756" calcext:value-type="float">
            <text:p>13.635301133</text:p>
          </table:table-cell>
          <table:table-cell table:formula="of:=[.S8]/SQRT([.S2])" office:value-type="float" office:value="4.1325703312296" calcext:value-type="float">
            <text:p>4.1325703312</text:p>
          </table:table-cell>
          <table:table-cell table:number-columns-repeated="7"/>
          <table:table-cell office:value-type="float" office:value="209.625" calcext:value-type="float">
            <text:p>209.625</text:p>
          </table:table-cell>
          <table:table-cell office:value-type="float" office:value="2858.3" calcext:value-type="float">
            <text:p>2858.3</text:p>
          </table:table-cell>
          <table:table-cell table:formula="of:=[.AA11]/[.AB11]" office:value-type="float" office:value="0.0733390476856873" calcext:value-type="float">
            <text:p>0.0733390477</text:p>
          </table:table-cell>
        </table:table-row>
        <table:table-row table:style-name="ro2">
          <table:table-cell/>
          <table:table-cell office:value-type="float" office:value="0.00000103012" calcext:value-type="float">
            <text:p>1.03012E-006</text:p>
          </table:table-cell>
          <table:table-cell office:value-type="float" office:value="2880.44" calcext:value-type="float">
            <text:p>2880.44</text:p>
          </table:table-cell>
          <table:table-cell/>
          <table:table-cell table:formula="of:=[.B15]/[.C12]" office:value-type="float" office:value="0.00000000041415200455486" calcext:value-type="float">
            <text:p>4.1415200455486E-010</text:p>
          </table:table-cell>
          <table:table-cell table:number-columns-repeated="3"/>
          <table:table-cell table:formula="of:=[.C12]/[.B12]" office:value-type="float" office:value="2796217916.35926" calcext:value-type="float">
            <text:p>2796217916.35926</text:p>
          </table:table-cell>
          <table:table-cell table:number-columns-repeated="2"/>
          <table:table-cell office:value-type="float" office:value="2880.44" calcext:value-type="float">
            <text:p>2880.44</text:p>
          </table:table-cell>
          <table:table-cell office:value-type="float" office:value="0.00000103012" calcext:value-type="float">
            <text:p>1.03012E-006</text:p>
          </table:table-cell>
          <table:table-cell table:number-columns-repeated="2"/>
          <table:table-cell office:value-type="float" office:value="2880.44" calcext:value-type="float">
            <text:p>2880.44</text:p>
          </table:table-cell>
          <table:table-cell office:value-type="float" office:value="208.017" calcext:value-type="float">
            <text:p>208.017</text:p>
          </table:table-cell>
          <table:table-cell table:formula="of:=[.P12]/[.Q12]" office:value-type="float" office:value="13.8471374935702" calcext:value-type="float">
            <text:p>13.8471374936</text:p>
          </table:table-cell>
          <table:table-cell table:number-columns-repeated="8"/>
          <table:table-cell office:value-type="float" office:value="208.017" calcext:value-type="float">
            <text:p>208.017</text:p>
          </table:table-cell>
          <table:table-cell office:value-type="float" office:value="2880.44" calcext:value-type="float">
            <text:p>2880.44</text:p>
          </table:table-cell>
          <table:table-cell table:formula="of:=[.AA12]/[.AB12]" office:value-type="float" office:value="0.0722170918331921" calcext:value-type="float">
            <text:p>0.0722170918</text:p>
          </table:table-cell>
        </table:table-row>
        <table:table-row table:style-name="ro2">
          <table:table-cell/>
          <table:table-cell office:value-type="float" office:value="0.00000109683" calcext:value-type="float">
            <text:p>1.09683E-006</text:p>
          </table:table-cell>
          <table:table-cell office:value-type="float" office:value="2938.78" calcext:value-type="float">
            <text:p>2938.78</text:p>
          </table:table-cell>
          <table:table-cell/>
          <table:table-cell table:formula="of:=[.B16]/[.C13]" office:value-type="float" office:value="0.000000000417761792308373" calcext:value-type="float">
            <text:p>4.17761792308373E-010</text:p>
          </table:table-cell>
          <table:table-cell table:number-columns-repeated="3"/>
          <table:table-cell table:formula="of:=[.C13]/[.B13]" office:value-type="float" office:value="2679339551.25225" calcext:value-type="float">
            <text:p>2679339551.25225</text:p>
          </table:table-cell>
          <table:table-cell table:number-columns-repeated="2"/>
          <table:table-cell office:value-type="float" office:value="2938.78" calcext:value-type="float">
            <text:p>2938.78</text:p>
          </table:table-cell>
          <table:table-cell office:value-type="float" office:value="0.00000109683" calcext:value-type="float">
            <text:p>1.09683E-006</text:p>
          </table:table-cell>
          <table:table-cell table:number-columns-repeated="2"/>
          <table:table-cell office:value-type="float" office:value="2938.78" calcext:value-type="float">
            <text:p>2938.78</text:p>
          </table:table-cell>
          <table:table-cell office:value-type="float" office:value="203.898" calcext:value-type="float">
            <text:p>203.898</text:p>
          </table:table-cell>
          <table:table-cell table:formula="of:=[.P13]/[.Q13]" office:value-type="float" office:value="14.4129908091301" calcext:value-type="float">
            <text:p>14.4129908091</text:p>
          </table:table-cell>
          <table:table-cell table:number-columns-repeated="8"/>
          <table:table-cell office:value-type="float" office:value="203.898" calcext:value-type="float">
            <text:p>203.898</text:p>
          </table:table-cell>
          <table:table-cell office:value-type="float" office:value="2938.78" calcext:value-type="float">
            <text:p>2938.78</text:p>
          </table:table-cell>
          <table:table-cell table:formula="of:=[.AA13]/[.AB13]" office:value-type="float" office:value="0.0693818523332812" calcext:value-type="float">
            <text:p>0.0693818523</text:p>
          </table:table-cell>
        </table:table-row>
        <table:table-row table:style-name="ro2">
          <table:table-cell/>
          <table:table-cell office:value-type="float" office:value="0.00000114915" calcext:value-type="float">
            <text:p>1.14915E-006</text:p>
          </table:table-cell>
          <table:table-cell office:value-type="float" office:value="3011.59" calcext:value-type="float">
            <text:p>3011.59</text:p>
          </table:table-cell>
          <table:table-cell/>
          <table:table-cell table:formula="of:=[.B17]/[.C14]" office:value-type="float" office:value="0.000000000417706261476496" calcext:value-type="float">
            <text:p>4.17706261476496E-010</text:p>
          </table:table-cell>
          <table:table-cell table:number-columns-repeated="3"/>
          <table:table-cell table:formula="of:=[.C14]/[.B14]" office:value-type="float" office:value="2620710960.27499" calcext:value-type="float">
            <text:p>2620710960.27499</text:p>
          </table:table-cell>
          <table:table-cell table:number-columns-repeated="2"/>
          <table:table-cell office:value-type="float" office:value="3011.59" calcext:value-type="float">
            <text:p>3011.59</text:p>
          </table:table-cell>
          <table:table-cell office:value-type="float" office:value="0.00000114915" calcext:value-type="float">
            <text:p>1.14915E-006</text:p>
          </table:table-cell>
          <table:table-cell table:number-columns-repeated="2"/>
          <table:table-cell office:value-type="float" office:value="3011.59" calcext:value-type="float">
            <text:p>3011.59</text:p>
          </table:table-cell>
          <table:table-cell office:value-type="float" office:value="198.975" calcext:value-type="float">
            <text:p>198.975</text:p>
          </table:table-cell>
          <table:table-cell table:formula="of:=[.P14]/[.Q14]" office:value-type="float" office:value="15.1355195376304" calcext:value-type="float">
            <text:p>15.1355195376</text:p>
          </table:table-cell>
          <table:table-cell table:number-columns-repeated="8"/>
          <table:table-cell office:value-type="float" office:value="198.975" calcext:value-type="float">
            <text:p>198.975</text:p>
          </table:table-cell>
          <table:table-cell office:value-type="float" office:value="3011.59" calcext:value-type="float">
            <text:p>3011.59</text:p>
          </table:table-cell>
          <table:table-cell table:formula="of:=[.AA14]/[.AB14]" office:value-type="float" office:value="0.0660697505304507" calcext:value-type="float">
            <text:p>0.0660697505</text:p>
          </table:table-cell>
        </table:table-row>
        <table:table-row table:style-name="ro2">
          <table:table-cell/>
          <table:table-cell office:value-type="float" office:value="0.00000119294" calcext:value-type="float">
            <text:p>1.19294E-006</text:p>
          </table:table-cell>
          <table:table-cell office:value-type="float" office:value="3151.7" calcext:value-type="float">
            <text:p>3151.7</text:p>
          </table:table-cell>
          <table:table-cell/>
          <table:table-cell table:formula="of:=[.B18]/[.C15]" office:value-type="float" office:value="0.000000000406631341815528" calcext:value-type="float">
            <text:p>4.06631341815528E-010</text:p>
          </table:table-cell>
          <table:table-cell table:number-columns-repeated="3"/>
          <table:table-cell table:formula="of:=[.C15]/[.B15]" office:value-type="float" office:value="2641960199.17179" calcext:value-type="float">
            <text:p>2641960199.17179</text:p>
          </table:table-cell>
          <table:table-cell table:number-columns-repeated="2"/>
          <table:table-cell office:value-type="float" office:value="3151.7" calcext:value-type="float">
            <text:p>3151.7</text:p>
          </table:table-cell>
          <table:table-cell office:value-type="float" office:value="0.00000119294" calcext:value-type="float">
            <text:p>1.19294E-006</text:p>
          </table:table-cell>
          <table:table-cell table:number-columns-repeated="2"/>
          <table:table-cell office:value-type="float" office:value="3151.7" calcext:value-type="float">
            <text:p>3151.7</text:p>
          </table:table-cell>
          <table:table-cell office:value-type="float" office:value="190.131" calcext:value-type="float">
            <text:p>190.131</text:p>
          </table:table-cell>
          <table:table-cell table:formula="of:=[.P15]/[.Q15]" office:value-type="float" office:value="16.5764656999648" calcext:value-type="float">
            <text:p>16.5764657</text:p>
          </table:table-cell>
          <table:table-cell table:number-columns-repeated="8"/>
          <table:table-cell office:value-type="float" office:value="190.131" calcext:value-type="float">
            <text:p>190.131</text:p>
          </table:table-cell>
          <table:table-cell office:value-type="float" office:value="3151.7" calcext:value-type="float">
            <text:p>3151.7</text:p>
          </table:table-cell>
          <table:table-cell table:formula="of:=[.AA15]/[.AB15]" office:value-type="float" office:value="0.0603264904654631" calcext:value-type="float">
            <text:p>0.0603264905</text:p>
          </table:table-cell>
        </table:table-row>
        <table:table-row table:style-name="ro2">
          <table:table-cell/>
          <table:table-cell office:value-type="float" office:value="0.00000122771" calcext:value-type="float">
            <text:p>1.22771E-006</text:p>
          </table:table-cell>
          <table:table-cell office:value-type="float" office:value="3210.91" calcext:value-type="float">
            <text:p>3210.91</text:p>
          </table:table-cell>
          <table:table-cell/>
          <table:table-cell table:formula="of:=[.B19]/[.C16]" office:value-type="float" office:value="0.000000000405735445714766" calcext:value-type="float">
            <text:p>4.05735445714766E-010</text:p>
          </table:table-cell>
          <table:table-cell table:number-columns-repeated="3"/>
          <table:table-cell table:formula="of:=[.C16]/[.B16]" office:value-type="float" office:value="2615365192.10563" calcext:value-type="float">
            <text:p>2615365192.10563</text:p>
          </table:table-cell>
          <table:table-cell table:number-columns-repeated="2"/>
          <table:table-cell office:value-type="float" office:value="3210.91" calcext:value-type="float">
            <text:p>3210.91</text:p>
          </table:table-cell>
          <table:table-cell office:value-type="float" office:value="0.00000122771" calcext:value-type="float">
            <text:p>1.22771E-006</text:p>
          </table:table-cell>
          <table:table-cell table:number-columns-repeated="2"/>
          <table:table-cell office:value-type="float" office:value="3210.91" calcext:value-type="float">
            <text:p>3210.91</text:p>
          </table:table-cell>
          <table:table-cell office:value-type="float" office:value="186.628" calcext:value-type="float">
            <text:p>186.628</text:p>
          </table:table-cell>
          <table:table-cell table:formula="of:=[.P16]/[.Q16]" office:value-type="float" office:value="17.2048674368262" calcext:value-type="float">
            <text:p>17.2048674368</text:p>
          </table:table-cell>
          <table:table-cell table:number-columns-repeated="8"/>
          <table:table-cell office:value-type="float" office:value="186.628" calcext:value-type="float">
            <text:p>186.628</text:p>
          </table:table-cell>
          <table:table-cell office:value-type="float" office:value="3210.91" calcext:value-type="float">
            <text:p>3210.91</text:p>
          </table:table-cell>
          <table:table-cell table:formula="of:=[.AA16]/[.AB16]" office:value-type="float" office:value="0.0581230866016176" calcext:value-type="float">
            <text:p>0.0581230866</text:p>
          </table:table-cell>
        </table:table-row>
        <table:table-row table:style-name="ro2">
          <table:table-cell/>
          <table:table-cell office:value-type="float" office:value="0.00000125796" calcext:value-type="float">
            <text:p>0.000001258</text:p>
          </table:table-cell>
          <table:table-cell office:value-type="float" office:value="3259.44" calcext:value-type="float">
            <text:p>3259.44</text:p>
          </table:table-cell>
          <table:table-cell/>
          <table:table-cell table:formula="of:=[.B20]/[.C17]" office:value-type="float" office:value="0.000000000405775225192058" calcext:value-type="float">
            <text:p>4.05775225192058E-010</text:p>
          </table:table-cell>
          <table:table-cell table:number-columns-repeated="3"/>
          <table:table-cell table:formula="of:=[.C17]/[.B17]" office:value-type="float" office:value="2591052179.71955" calcext:value-type="float">
            <text:p>2591052179.71955</text:p>
          </table:table-cell>
          <table:table-cell table:number-columns-repeated="2"/>
          <table:table-cell office:value-type="float" office:value="3259.44" calcext:value-type="float">
            <text:p>3259.44</text:p>
          </table:table-cell>
          <table:table-cell office:value-type="float" office:value="0.00000125796" calcext:value-type="float">
            <text:p>0.000001258</text:p>
          </table:table-cell>
          <table:table-cell table:number-columns-repeated="2"/>
          <table:table-cell office:value-type="float" office:value="3259.44" calcext:value-type="float">
            <text:p>3259.44</text:p>
          </table:table-cell>
          <table:table-cell office:value-type="float" office:value="183.853" calcext:value-type="float">
            <text:p>183.853</text:p>
          </table:table-cell>
          <table:table-cell table:formula="of:=[.P17]/[.Q17]" office:value-type="float" office:value="17.728511365058" calcext:value-type="float">
            <text:p>17.7285113651</text:p>
          </table:table-cell>
          <table:table-cell table:number-columns-repeated="8"/>
          <table:table-cell office:value-type="float" office:value="183.853" calcext:value-type="float">
            <text:p>183.853</text:p>
          </table:table-cell>
          <table:table-cell office:value-type="float" office:value="3259.44" calcext:value-type="float">
            <text:p>3259.44</text:p>
          </table:table-cell>
          <table:table-cell table:formula="of:=[.AA17]/[.AB17]" office:value-type="float" office:value="0.0564063151952483" calcext:value-type="float">
            <text:p>0.0564063152</text:p>
          </table:table-cell>
        </table:table-row>
        <table:table-row table:style-name="ro2">
          <table:table-cell/>
          <table:table-cell office:value-type="float" office:value="0.00000128158" calcext:value-type="float">
            <text:p>1.28158E-006</text:p>
          </table:table-cell>
          <table:table-cell office:value-type="float" office:value="3315.13" calcext:value-type="float">
            <text:p>3315.13</text:p>
          </table:table-cell>
          <table:table-cell/>
          <table:table-cell table:formula="of:=[.B21]/[.C18]" office:value-type="float" office:value="0.000000000403543752432031" calcext:value-type="float">
            <text:p>4.03543752432031E-010</text:p>
          </table:table-cell>
          <table:table-cell table:number-columns-repeated="3"/>
          <table:table-cell table:formula="of:=[.C18]/[.B18]" office:value-type="float" office:value="2586752290.14186" calcext:value-type="float">
            <text:p>2586752290.14186</text:p>
          </table:table-cell>
          <table:table-cell table:number-columns-repeated="2"/>
          <table:table-cell office:value-type="float" office:value="3315.13" calcext:value-type="float">
            <text:p>3315.13</text:p>
          </table:table-cell>
          <table:table-cell office:value-type="float" office:value="0.00000128158" calcext:value-type="float">
            <text:p>1.28158E-006</text:p>
          </table:table-cell>
          <table:table-cell table:number-columns-repeated="2"/>
          <table:table-cell office:value-type="float" office:value="3315.13" calcext:value-type="float">
            <text:p>3315.13</text:p>
          </table:table-cell>
          <table:table-cell office:value-type="float" office:value="180.767" calcext:value-type="float">
            <text:p>180.767</text:p>
          </table:table-cell>
          <table:table-cell table:formula="of:=[.P18]/[.Q18]" office:value-type="float" office:value="18.3392433353433" calcext:value-type="float">
            <text:p>18.3392433353</text:p>
          </table:table-cell>
          <table:table-cell table:number-columns-repeated="8"/>
          <table:table-cell office:value-type="float" office:value="180.767" calcext:value-type="float">
            <text:p>180.767</text:p>
          </table:table-cell>
          <table:table-cell office:value-type="float" office:value="3315.13" calcext:value-type="float">
            <text:p>3315.13</text:p>
          </table:table-cell>
          <table:table-cell table:formula="of:=[.AA18]/[.AB18]" office:value-type="float" office:value="0.054527876734849" calcext:value-type="float">
            <text:p>0.0545278767</text:p>
          </table:table-cell>
        </table:table-row>
        <table:table-row table:style-name="ro2">
          <table:table-cell/>
          <table:table-cell office:value-type="float" office:value="0.00000130278" calcext:value-type="float">
            <text:p>1.30278E-006</text:p>
          </table:table-cell>
          <table:table-cell office:value-type="float" office:value="3484.92" calcext:value-type="float">
            <text:p>3484.92</text:p>
          </table:table-cell>
          <table:table-cell/>
          <table:table-cell table:formula="of:=[.B22]/[.C19]" office:value-type="float" office:value="0.000000000388224119922409" calcext:value-type="float">
            <text:p>3.88224119922409E-010</text:p>
          </table:table-cell>
          <table:table-cell table:number-columns-repeated="3"/>
          <table:table-cell table:formula="of:=[.C19]/[.B19]" office:value-type="float" office:value="2674987334.7764" calcext:value-type="float">
            <text:p>2674987334.7764</text:p>
          </table:table-cell>
          <table:table-cell table:number-columns-repeated="2"/>
          <table:table-cell office:value-type="float" office:value="3484.92" calcext:value-type="float">
            <text:p>3484.92</text:p>
          </table:table-cell>
          <table:table-cell office:value-type="float" office:value="0.00000130278" calcext:value-type="float">
            <text:p>1.30278E-006</text:p>
          </table:table-cell>
          <table:table-cell table:number-columns-repeated="2"/>
          <table:table-cell office:value-type="float" office:value="3484.92" calcext:value-type="float">
            <text:p>3484.92</text:p>
          </table:table-cell>
          <table:table-cell office:value-type="float" office:value="171.958" calcext:value-type="float">
            <text:p>171.958</text:p>
          </table:table-cell>
          <table:table-cell table:formula="of:=[.P19]/[.Q19]" office:value-type="float" office:value="20.2661114923412" calcext:value-type="float">
            <text:p>20.2661114923</text:p>
          </table:table-cell>
          <table:table-cell table:number-columns-repeated="8"/>
          <table:table-cell office:value-type="float" office:value="171.958" calcext:value-type="float">
            <text:p>171.958</text:p>
          </table:table-cell>
          <table:table-cell office:value-type="float" office:value="3484.92" calcext:value-type="float">
            <text:p>3484.92</text:p>
          </table:table-cell>
          <table:table-cell table:formula="of:=[.AA19]/[.AB19]" office:value-type="float" office:value="0.049343456951666" calcext:value-type="float">
            <text:p>0.049343457</text:p>
          </table:table-cell>
        </table:table-row>
        <table:table-row table:style-name="ro2">
          <table:table-cell/>
          <table:table-cell office:value-type="float" office:value="0.0000013226" calcext:value-type="float">
            <text:p>1.3226E-006</text:p>
          </table:table-cell>
          <table:table-cell office:value-type="float" office:value="3572.57" calcext:value-type="float">
            <text:p>3572.57</text:p>
          </table:table-cell>
          <table:table-cell/>
          <table:table-cell table:formula="of:=[.B23]/[.C20]" office:value-type="float" office:value="0.000000000382142267331361" calcext:value-type="float">
            <text:p>3.82142267331361E-010</text:p>
          </table:table-cell>
          <table:table-cell table:number-columns-repeated="3"/>
          <table:table-cell table:formula="of:=[.C20]/[.B20]" office:value-type="float" office:value="2701171934.06926" calcext:value-type="float">
            <text:p>2701171934.06926</text:p>
          </table:table-cell>
          <table:table-cell table:number-columns-repeated="2"/>
          <table:table-cell office:value-type="float" office:value="3572.57" calcext:value-type="float">
            <text:p>3572.57</text:p>
          </table:table-cell>
          <table:table-cell office:value-type="float" office:value="0.0000013226" calcext:value-type="float">
            <text:p>1.3226E-006</text:p>
          </table:table-cell>
          <table:table-cell table:number-columns-repeated="2"/>
          <table:table-cell office:value-type="float" office:value="3572.57" calcext:value-type="float">
            <text:p>3572.57</text:p>
          </table:table-cell>
          <table:table-cell office:value-type="float" office:value="167.74" calcext:value-type="float">
            <text:p>167.74</text:p>
          </table:table-cell>
          <table:table-cell table:formula="of:=[.P20]/[.Q20]" office:value-type="float" office:value="21.2982592106832" calcext:value-type="float">
            <text:p>21.2982592107</text:p>
          </table:table-cell>
          <table:table-cell table:number-columns-repeated="8"/>
          <table:table-cell office:value-type="float" office:value="167.74" calcext:value-type="float">
            <text:p>167.74</text:p>
          </table:table-cell>
          <table:table-cell office:value-type="float" office:value="3572.57" calcext:value-type="float">
            <text:p>3572.57</text:p>
          </table:table-cell>
          <table:table-cell table:formula="of:=[.AA20]/[.AB20]" office:value-type="float" office:value="0.0469521940787724" calcext:value-type="float">
            <text:p>0.0469521941</text:p>
          </table:table-cell>
        </table:table-row>
        <table:table-row table:style-name="ro2">
          <table:table-cell/>
          <table:table-cell office:value-type="float" office:value="0.0000013378" calcext:value-type="float">
            <text:p>1.3378E-006</text:p>
          </table:table-cell>
          <table:table-cell office:value-type="float" office:value="3633.28" calcext:value-type="float">
            <text:p>3633.28</text:p>
          </table:table-cell>
          <table:table-cell/>
          <table:table-cell table:formula="of:=[.B24]/[.C21]" office:value-type="float" office:value="0.000000000378756935881628" calcext:value-type="float">
            <text:p>3.78756935881628E-010</text:p>
          </table:table-cell>
          <table:table-cell table:number-columns-repeated="3"/>
          <table:table-cell table:formula="of:=[.C21]/[.B21]" office:value-type="float" office:value="2715861862.75975" calcext:value-type="float">
            <text:p>2715861862.75975</text:p>
          </table:table-cell>
          <table:table-cell table:number-columns-repeated="2"/>
          <table:table-cell office:value-type="float" office:value="3633.28" calcext:value-type="float">
            <text:p>3633.28</text:p>
          </table:table-cell>
          <table:table-cell office:value-type="float" office:value="0.0000013378" calcext:value-type="float">
            <text:p>1.3378E-006</text:p>
          </table:table-cell>
          <table:table-cell table:number-columns-repeated="2"/>
          <table:table-cell office:value-type="float" office:value="3633.28" calcext:value-type="float">
            <text:p>3633.28</text:p>
          </table:table-cell>
          <table:table-cell office:value-type="float" office:value="164.939" calcext:value-type="float">
            <text:p>164.939</text:p>
          </table:table-cell>
          <table:table-cell table:formula="of:=[.P21]/[.Q21]" office:value-type="float" office:value="22.0280224810384" calcext:value-type="float">
            <text:p>22.028022481</text:p>
          </table:table-cell>
          <table:table-cell table:number-columns-repeated="8"/>
          <table:table-cell office:value-type="float" office:value="164.939" calcext:value-type="float">
            <text:p>164.939</text:p>
          </table:table-cell>
          <table:table-cell office:value-type="float" office:value="3633.28" calcext:value-type="float">
            <text:p>3633.28</text:p>
          </table:table-cell>
          <table:table-cell table:formula="of:=[.AA21]/[.AB21]" office:value-type="float" office:value="0.045396721419764" calcext:value-type="float">
            <text:p>0.0453967214</text:p>
          </table:table-cell>
        </table:table-row>
        <table:table-row table:style-name="ro2">
          <table:table-cell/>
          <table:table-cell office:value-type="float" office:value="0.00000135293" calcext:value-type="float">
            <text:p>1.35293E-006</text:p>
          </table:table-cell>
          <table:table-cell office:value-type="float" office:value="3740.51" calcext:value-type="float">
            <text:p>3740.51</text:p>
          </table:table-cell>
          <table:table-cell/>
          <table:table-cell table:formula="of:=[.B25]/[.C22]" office:value-type="float" office:value="0.000000000370505626238133" calcext:value-type="float">
            <text:p>3.70505626238133E-010</text:p>
          </table:table-cell>
          <table:table-cell table:number-columns-repeated="3"/>
          <table:table-cell table:formula="of:=[.C22]/[.B22]" office:value-type="float" office:value="2764747621.82818" calcext:value-type="float">
            <text:p>2764747621.82818</text:p>
          </table:table-cell>
          <table:table-cell table:number-columns-repeated="2"/>
          <table:table-cell office:value-type="float" office:value="3740.51" calcext:value-type="float">
            <text:p>3740.51</text:p>
          </table:table-cell>
          <table:table-cell office:value-type="float" office:value="0.00000135293" calcext:value-type="float">
            <text:p>1.35293E-006</text:p>
          </table:table-cell>
          <table:table-cell table:number-columns-repeated="2"/>
          <table:table-cell office:value-type="float" office:value="3740.51" calcext:value-type="float">
            <text:p>3740.51</text:p>
          </table:table-cell>
          <table:table-cell office:value-type="float" office:value="160.21" calcext:value-type="float">
            <text:p>160.21</text:p>
          </table:table-cell>
          <table:table-cell table:formula="of:=[.P22]/[.Q22]" office:value-type="float" office:value="23.3475438486986" calcext:value-type="float">
            <text:p>23.3475438487</text:p>
          </table:table-cell>
          <table:table-cell table:number-columns-repeated="8"/>
          <table:table-cell office:value-type="float" office:value="160.21" calcext:value-type="float">
            <text:p>160.21</text:p>
          </table:table-cell>
          <table:table-cell office:value-type="float" office:value="3740.51" calcext:value-type="float">
            <text:p>3740.51</text:p>
          </table:table-cell>
          <table:table-cell table:formula="of:=[.AA22]/[.AB22]" office:value-type="float" office:value="0.0428310577969314" calcext:value-type="float">
            <text:p>0.0428310578</text:p>
          </table:table-cell>
        </table:table-row>
        <table:table-row table:style-name="ro2">
          <table:table-cell/>
          <table:table-cell office:value-type="float" office:value="0.00000136523" calcext:value-type="float">
            <text:p>1.36523E-006</text:p>
          </table:table-cell>
          <table:table-cell office:value-type="float" office:value="3919.31" calcext:value-type="float">
            <text:p>3919.31</text:p>
          </table:table-cell>
          <table:table-cell/>
          <table:table-cell table:formula="of:=[.B26]/[.C23]" office:value-type="float" office:value="0.000000000355743740607403" calcext:value-type="float">
            <text:p>3.55743740607403E-010</text:p>
          </table:table-cell>
          <table:table-cell table:number-columns-repeated="3"/>
          <table:table-cell table:formula="of:=[.C23]/[.B23]" office:value-type="float" office:value="2870805651.79494" calcext:value-type="float">
            <text:p>2870805651.79494</text:p>
          </table:table-cell>
          <table:table-cell table:number-columns-repeated="2"/>
          <table:table-cell office:value-type="float" office:value="3919.31" calcext:value-type="float">
            <text:p>3919.31</text:p>
          </table:table-cell>
          <table:table-cell office:value-type="float" office:value="0.00000136523" calcext:value-type="float">
            <text:p>1.36523E-006</text:p>
          </table:table-cell>
          <table:table-cell table:number-columns-repeated="2"/>
          <table:table-cell office:value-type="float" office:value="3919.31" calcext:value-type="float">
            <text:p>3919.31</text:p>
          </table:table-cell>
          <table:table-cell office:value-type="float" office:value="152.899" calcext:value-type="float">
            <text:p>152.899</text:p>
          </table:table-cell>
          <table:table-cell table:formula="of:=[.P23]/[.Q23]" office:value-type="float" office:value="25.6333265750594" calcext:value-type="float">
            <text:p>25.6333265751</text:p>
          </table:table-cell>
          <table:table-cell table:number-columns-repeated="8"/>
          <table:table-cell office:value-type="float" office:value="152.899" calcext:value-type="float">
            <text:p>152.899</text:p>
          </table:table-cell>
          <table:table-cell office:value-type="float" office:value="3919.31" calcext:value-type="float">
            <text:p>3919.31</text:p>
          </table:table-cell>
          <table:table-cell table:formula="of:=[.AA23]/[.AB23]" office:value-type="float" office:value="0.0390117137965611" calcext:value-type="float">
            <text:p>0.0390117138</text:p>
          </table:table-cell>
        </table:table-row>
        <table:table-row table:style-name="ro2">
          <table:table-cell/>
          <table:table-cell office:value-type="float" office:value="0.00000137613" calcext:value-type="float">
            <text:p>1.37613E-006</text:p>
          </table:table-cell>
          <table:table-cell office:value-type="float" office:value="4022.08" calcext:value-type="float">
            <text:p>4022.08</text:p>
          </table:table-cell>
          <table:table-cell/>
          <table:table-cell table:formula="of:=[.B27]/[.C24]" office:value-type="float" office:value="0.000000000348782222133821" calcext:value-type="float">
            <text:p>3.48782222133821E-010</text:p>
          </table:table-cell>
          <table:table-cell table:number-columns-repeated="3"/>
          <table:table-cell table:formula="of:=[.C24]/[.B24]" office:value-type="float" office:value="2922747124.18158" calcext:value-type="float">
            <text:p>2922747124.18158</text:p>
          </table:table-cell>
          <table:table-cell table:number-columns-repeated="2"/>
          <table:table-cell office:value-type="float" office:value="4022.08" calcext:value-type="float">
            <text:p>4022.08</text:p>
          </table:table-cell>
          <table:table-cell office:value-type="float" office:value="0.00000137613" calcext:value-type="float">
            <text:p>1.37613E-006</text:p>
          </table:table-cell>
          <table:table-cell table:number-columns-repeated="2"/>
          <table:table-cell office:value-type="float" office:value="4022.08" calcext:value-type="float">
            <text:p>4022.08</text:p>
          </table:table-cell>
          <table:table-cell office:value-type="float" office:value="148.992" calcext:value-type="float">
            <text:p>148.992</text:p>
          </table:table-cell>
          <table:table-cell table:formula="of:=[.P24]/[.Q24]" office:value-type="float" office:value="26.9952749140893" calcext:value-type="float">
            <text:p>26.9952749141</text:p>
          </table:table-cell>
          <table:table-cell table:number-columns-repeated="8"/>
          <table:table-cell office:value-type="float" office:value="148.992" calcext:value-type="float">
            <text:p>148.992</text:p>
          </table:table-cell>
          <table:table-cell office:value-type="float" office:value="4022.08" calcext:value-type="float">
            <text:p>4022.08</text:p>
          </table:table-cell>
          <table:table-cell table:formula="of:=[.AA24]/[.AB24]" office:value-type="float" office:value="0.0370435197708648" calcext:value-type="float">
            <text:p>0.0370435198</text:p>
          </table:table-cell>
        </table:table-row>
        <table:table-row table:style-name="ro2">
          <table:table-cell/>
          <table:table-cell office:value-type="float" office:value="0.00000138588" calcext:value-type="float">
            <text:p>1.38588E-006</text:p>
          </table:table-cell>
          <table:table-cell office:value-type="float" office:value="4014.47" calcext:value-type="float">
            <text:p>4014.47</text:p>
          </table:table-cell>
          <table:table-cell/>
          <table:table-cell table:formula="of:=[.B28]/[.C25]" office:value-type="float" office:value="0.000000000351079968214982" calcext:value-type="float">
            <text:p>3.51079968214982E-010</text:p>
          </table:table-cell>
          <table:table-cell table:number-columns-repeated="3"/>
          <table:table-cell table:formula="of:=[.C25]/[.B25]" office:value-type="float" office:value="2896693797.44278" calcext:value-type="float">
            <text:p>2896693797.44278</text:p>
          </table:table-cell>
          <table:table-cell table:number-columns-repeated="2"/>
          <table:table-cell office:value-type="float" office:value="4014.47" calcext:value-type="float">
            <text:p>4014.47</text:p>
          </table:table-cell>
          <table:table-cell office:value-type="float" office:value="0.00000138588" calcext:value-type="float">
            <text:p>1.38588E-006</text:p>
          </table:table-cell>
          <table:table-cell table:number-columns-repeated="2"/>
          <table:table-cell office:value-type="float" office:value="4014.47" calcext:value-type="float">
            <text:p>4014.47</text:p>
          </table:table-cell>
          <table:table-cell office:value-type="float" office:value="149.276" calcext:value-type="float">
            <text:p>149.276</text:p>
          </table:table-cell>
          <table:table-cell table:formula="of:=[.P25]/[.Q25]" office:value-type="float" office:value="26.8929365738632" calcext:value-type="float">
            <text:p>26.8929365739</text:p>
          </table:table-cell>
          <table:table-cell table:number-columns-repeated="8"/>
          <table:table-cell office:value-type="float" office:value="149.276" calcext:value-type="float">
            <text:p>149.276</text:p>
          </table:table-cell>
          <table:table-cell office:value-type="float" office:value="4014.47" calcext:value-type="float">
            <text:p>4014.47</text:p>
          </table:table-cell>
          <table:table-cell table:formula="of:=[.AA25]/[.AB25]" office:value-type="float" office:value="0.0371844851250601" calcext:value-type="float">
            <text:p>0.0371844851</text:p>
          </table:table-cell>
        </table:table-row>
        <table:table-row table:style-name="ro2">
          <table:table-cell/>
          <table:table-cell office:value-type="float" office:value="0.00000139427" calcext:value-type="float">
            <text:p>1.39427E-006</text:p>
          </table:table-cell>
          <table:table-cell office:value-type="float" office:value="4062.9" calcext:value-type="float">
            <text:p>4062.9</text:p>
          </table:table-cell>
          <table:table-cell/>
          <table:table-cell table:formula="of:=[.B29]/[.C26]" office:value-type="float" office:value="0.000000000348563833714834" calcext:value-type="float">
            <text:p>3.48563833714834E-010</text:p>
          </table:table-cell>
          <table:table-cell table:number-columns-repeated="3"/>
          <table:table-cell table:formula="of:=[.C26]/[.B26]" office:value-type="float" office:value="2913998006.12507" calcext:value-type="float">
            <text:p>2913998006.12507</text:p>
          </table:table-cell>
          <table:table-cell table:number-columns-repeated="2"/>
          <table:table-cell office:value-type="float" office:value="4062.9" calcext:value-type="float">
            <text:p>4062.9</text:p>
          </table:table-cell>
          <table:table-cell office:value-type="float" office:value="0.00000139427" calcext:value-type="float">
            <text:p>1.39427E-006</text:p>
          </table:table-cell>
          <table:table-cell table:number-columns-repeated="2"/>
          <table:table-cell office:value-type="float" office:value="4062.9" calcext:value-type="float">
            <text:p>4062.9</text:p>
          </table:table-cell>
          <table:table-cell office:value-type="float" office:value="147.497" calcext:value-type="float">
            <text:p>147.497</text:p>
          </table:table-cell>
          <table:table-cell table:formula="of:=[.P26]/[.Q26]" office:value-type="float" office:value="27.5456449961694" calcext:value-type="float">
            <text:p>27.5456449962</text:p>
          </table:table-cell>
          <table:table-cell table:number-columns-repeated="8"/>
          <table:table-cell office:value-type="float" office:value="147.497" calcext:value-type="float">
            <text:p>147.497</text:p>
          </table:table-cell>
          <table:table-cell office:value-type="float" office:value="4062.9" calcext:value-type="float">
            <text:p>4062.9</text:p>
          </table:table-cell>
          <table:table-cell table:formula="of:=[.AA26]/[.AB26]" office:value-type="float" office:value="0.0363033793595708" calcext:value-type="float">
            <text:p>0.0363033794</text:p>
          </table:table-cell>
        </table:table-row>
        <table:table-row table:style-name="ro2">
          <table:table-cell/>
          <table:table-cell office:value-type="float" office:value="0.00000140283" calcext:value-type="float">
            <text:p>1.40283E-006</text:p>
          </table:table-cell>
          <table:table-cell office:value-type="float" office:value="4099.58" calcext:value-type="float">
            <text:p>4099.58</text:p>
          </table:table-cell>
          <table:table-cell/>
          <table:table-cell table:formula="of:=[.B30]/[.C27]" office:value-type="float" office:value="0.000000000346957493206621" calcext:value-type="float">
            <text:p>3.46957493206621E-010</text:p>
          </table:table-cell>
          <table:table-cell table:number-columns-repeated="3"/>
          <table:table-cell table:formula="of:=[.C27]/[.B27]" office:value-type="float" office:value="2922364078.32738" calcext:value-type="float">
            <text:p>2922364078.32738</text:p>
          </table:table-cell>
          <table:table-cell table:number-columns-repeated="2"/>
          <table:table-cell office:value-type="float" office:value="4099.58" calcext:value-type="float">
            <text:p>4099.58</text:p>
          </table:table-cell>
          <table:table-cell office:value-type="float" office:value="0.00000140283" calcext:value-type="float">
            <text:p>1.40283E-006</text:p>
          </table:table-cell>
          <table:table-cell table:number-columns-repeated="2"/>
          <table:table-cell office:value-type="float" office:value="4099.58" calcext:value-type="float">
            <text:p>4099.58</text:p>
          </table:table-cell>
          <table:table-cell office:value-type="float" office:value="146.179" calcext:value-type="float">
            <text:p>146.179</text:p>
          </table:table-cell>
          <table:table-cell table:formula="of:=[.P27]/[.Q27]" office:value-type="float" office:value="28.0449312144699" calcext:value-type="float">
            <text:p>28.0449312145</text:p>
          </table:table-cell>
          <table:table-cell table:number-columns-repeated="8"/>
          <table:table-cell office:value-type="float" office:value="146.179" calcext:value-type="float">
            <text:p>146.179</text:p>
          </table:table-cell>
          <table:table-cell office:value-type="float" office:value="4099.58" calcext:value-type="float">
            <text:p>4099.58</text:p>
          </table:table-cell>
          <table:table-cell table:formula="of:=[.AA27]/[.AB27]" office:value-type="float" office:value="0.0356570673093341" calcext:value-type="float">
            <text:p>0.0356570673</text:p>
          </table:table-cell>
        </table:table-row>
        <table:table-row table:style-name="ro2">
          <table:table-cell/>
          <table:table-cell office:value-type="float" office:value="0.0000014094" calcext:value-type="float">
            <text:p>1.4094E-006</text:p>
          </table:table-cell>
          <table:table-cell office:value-type="float" office:value="4137.76" calcext:value-type="float">
            <text:p>4137.76</text:p>
          </table:table-cell>
          <table:table-cell/>
          <table:table-cell table:formula="of:=[.B31]/[.C28]" office:value-type="float" office:value="0.000000000345177100653494" calcext:value-type="float">
            <text:p>3.45177100653494E-010</text:p>
          </table:table-cell>
          <table:table-cell table:number-columns-repeated="3"/>
          <table:table-cell table:formula="of:=[.C28]/[.B28]" office:value-type="float" office:value="2935830850.0071" calcext:value-type="float">
            <text:p>2935830850.0071</text:p>
          </table:table-cell>
          <table:table-cell table:number-columns-repeated="2"/>
          <table:table-cell office:value-type="float" office:value="4137.76" calcext:value-type="float">
            <text:p>4137.76</text:p>
          </table:table-cell>
          <table:table-cell office:value-type="float" office:value="0.0000014094" calcext:value-type="float">
            <text:p>1.4094E-006</text:p>
          </table:table-cell>
          <table:table-cell table:number-columns-repeated="2"/>
          <table:table-cell office:value-type="float" office:value="4137.76" calcext:value-type="float">
            <text:p>4137.76</text:p>
          </table:table-cell>
          <table:table-cell office:value-type="float" office:value="144.83" calcext:value-type="float">
            <text:p>144.83</text:p>
          </table:table-cell>
          <table:table-cell table:formula="of:=[.P28]/[.Q28]" office:value-type="float" office:value="28.56977145619" calcext:value-type="float">
            <text:p>28.5697714562</text:p>
          </table:table-cell>
          <table:table-cell table:number-columns-repeated="8"/>
          <table:table-cell office:value-type="float" office:value="144.83" calcext:value-type="float">
            <text:p>144.83</text:p>
          </table:table-cell>
          <table:table-cell office:value-type="float" office:value="4137.76" calcext:value-type="float">
            <text:p>4137.76</text:p>
          </table:table-cell>
          <table:table-cell table:formula="of:=[.AA28]/[.AB28]" office:value-type="float" office:value="0.0350020300839101" calcext:value-type="float">
            <text:p>0.0350020301</text:p>
          </table:table-cell>
        </table:table-row>
        <table:table-row table:style-name="ro2">
          <table:table-cell/>
          <table:table-cell office:value-type="float" office:value="0.00000141618" calcext:value-type="float">
            <text:p>1.41618E-006</text:p>
          </table:table-cell>
          <table:table-cell office:value-type="float" office:value="4133.21" calcext:value-type="float">
            <text:p>4133.21</text:p>
          </table:table-cell>
          <table:table-cell/>
          <table:table-cell table:formula="of:=[.B29]/[.C29]" office:value-type="float" office:value="0.000000000342634417317291" calcext:value-type="float">
            <text:p>3.42634417317291E-010</text:p>
          </table:table-cell>
          <table:table-cell table:number-columns-repeated="3"/>
          <table:table-cell table:formula="of:=[.C29]/[.B29]" office:value-type="float" office:value="2918562612.09733" calcext:value-type="float">
            <text:p>2918562612.09733</text:p>
          </table:table-cell>
          <table:table-cell table:number-columns-repeated="2"/>
          <table:table-cell office:value-type="float" office:value="4133.21" calcext:value-type="float">
            <text:p>4133.21</text:p>
          </table:table-cell>
          <table:table-cell office:value-type="float" office:value="0.00000141618" calcext:value-type="float">
            <text:p>1.41618E-006</text:p>
          </table:table-cell>
          <table:table-cell table:number-columns-repeated="2"/>
          <table:table-cell office:value-type="float" office:value="4133.21" calcext:value-type="float">
            <text:p>4133.21</text:p>
          </table:table-cell>
          <table:table-cell office:value-type="float" office:value="144.991" calcext:value-type="float">
            <text:p>144.991</text:p>
          </table:table-cell>
          <table:table-cell table:formula="of:=[.P29]/[.Q29]" office:value-type="float" office:value="28.5066659309888" calcext:value-type="float">
            <text:p>28.506665931</text:p>
          </table:table-cell>
          <table:table-cell table:number-columns-repeated="8"/>
          <table:table-cell office:value-type="float" office:value="144.991" calcext:value-type="float">
            <text:p>144.991</text:p>
          </table:table-cell>
          <table:table-cell office:value-type="float" office:value="4133.21" calcext:value-type="float">
            <text:p>4133.21</text:p>
          </table:table-cell>
          <table:table-cell table:formula="of:=[.AA29]/[.AB29]" office:value-type="float" office:value="0.0350795144693834" calcext:value-type="float">
            <text:p>0.0350795145</text:p>
          </table:table-cell>
        </table:table-row>
        <table:table-row table:style-name="ro2">
          <table:table-cell/>
          <table:table-cell office:value-type="float" office:value="0.00000142238" calcext:value-type="float">
            <text:p>1.42238E-006</text:p>
          </table:table-cell>
          <table:table-cell office:value-type="float" office:value="4297.09" calcext:value-type="float">
            <text:p>4297.09</text:p>
          </table:table-cell>
          <table:table-cell/>
          <table:table-cell table:formula="of:=[.B30]/[.C30]" office:value-type="float" office:value="0.000000000331010055642307" calcext:value-type="float">
            <text:p>3.31010055642307E-010</text:p>
          </table:table-cell>
          <table:table-cell table:number-columns-repeated="3"/>
          <table:table-cell table:formula="of:=[.C30]/[.B30]" office:value-type="float" office:value="3021056257.8214" calcext:value-type="float">
            <text:p>3021056257.8214</text:p>
          </table:table-cell>
          <table:table-cell table:number-columns-repeated="2"/>
          <table:table-cell office:value-type="float" office:value="4297.09" calcext:value-type="float">
            <text:p>4297.09</text:p>
          </table:table-cell>
          <table:table-cell office:value-type="float" office:value="0.00000142238" calcext:value-type="float">
            <text:p>1.42238E-006</text:p>
          </table:table-cell>
          <table:table-cell table:number-columns-repeated="2"/>
          <table:table-cell office:value-type="float" office:value="4297.09" calcext:value-type="float">
            <text:p>4297.09</text:p>
          </table:table-cell>
          <table:table-cell office:value-type="float" office:value="139.46" calcext:value-type="float">
            <text:p>139.46</text:p>
          </table:table-cell>
          <table:table-cell table:formula="of:=[.P30]/[.Q30]" office:value-type="float" office:value="30.8123476265596" calcext:value-type="float">
            <text:p>30.8123476266</text:p>
          </table:table-cell>
          <table:table-cell table:number-columns-repeated="8"/>
          <table:table-cell office:value-type="float" office:value="139.46" calcext:value-type="float">
            <text:p>139.46</text:p>
          </table:table-cell>
          <table:table-cell office:value-type="float" office:value="4297.09" calcext:value-type="float">
            <text:p>4297.09</text:p>
          </table:table-cell>
          <table:table-cell table:formula="of:=[.AA30]/[.AB30]" office:value-type="float" office:value="0.0324545215483036" calcext:value-type="float">
            <text:p>0.0324545215</text:p>
          </table:table-cell>
        </table:table-row>
        <table:table-row table:style-name="ro2">
          <table:table-cell/>
          <table:table-cell office:value-type="float" office:value="0.00000142826" calcext:value-type="float">
            <text:p>1.42826E-006</text:p>
          </table:table-cell>
          <table:table-cell office:value-type="float" office:value="4506.57" calcext:value-type="float">
            <text:p>4506.57</text:p>
          </table:table-cell>
          <table:table-cell/>
          <table:table-cell table:formula="of:=[.B31]/[.C31]" office:value-type="float" office:value="0.000000000316928395653457" calcext:value-type="float">
            <text:p>3.16928395653457E-010</text:p>
          </table:table-cell>
          <table:table-cell table:number-columns-repeated="3"/>
          <table:table-cell table:formula="of:=[.C31]/[.B31]" office:value-type="float" office:value="3155286852.53385" calcext:value-type="float">
            <text:p>3155286852.53385</text:p>
          </table:table-cell>
          <table:table-cell table:number-columns-repeated="2"/>
          <table:table-cell office:value-type="float" office:value="4506.57" calcext:value-type="float">
            <text:p>4506.57</text:p>
          </table:table-cell>
          <table:table-cell office:value-type="float" office:value="0.00000142826" calcext:value-type="float">
            <text:p>1.42826E-006</text:p>
          </table:table-cell>
          <table:table-cell table:number-columns-repeated="2"/>
          <table:table-cell office:value-type="float" office:value="4506.57" calcext:value-type="float">
            <text:p>4506.57</text:p>
          </table:table-cell>
          <table:table-cell office:value-type="float" office:value="132.976" calcext:value-type="float">
            <text:p>132.976</text:p>
          </table:table-cell>
          <table:table-cell table:formula="of:=[.P31]/[.Q31]" office:value-type="float" office:value="33.8901004692576" calcext:value-type="float">
            <text:p>33.8901004693</text:p>
          </table:table-cell>
          <table:table-cell table:number-columns-repeated="8"/>
          <table:table-cell office:value-type="float" office:value="132.976" calcext:value-type="float">
            <text:p>132.976</text:p>
          </table:table-cell>
          <table:table-cell office:value-type="float" office:value="4506.57" calcext:value-type="float">
            <text:p>4506.57</text:p>
          </table:table-cell>
          <table:table-cell table:formula="of:=[.AA31]/[.AB31]" office:value-type="float" office:value="0.0295071417952012" calcext:value-type="float">
            <text:p>0.0295071418</text:p>
          </table:table-cell>
        </table:table-row>
        <table:table-row table:style-name="ro2">
          <table:table-cell/>
          <table:table-cell office:value-type="float" office:value="0.000001433" calcext:value-type="float">
            <text:p>0.000001433</text:p>
          </table:table-cell>
          <table:table-cell office:value-type="float" office:value="4535.22" calcext:value-type="float">
            <text:p>4535.22</text:p>
          </table:table-cell>
          <table:table-cell/>
          <table:table-cell table:formula="of:=[.B32]/[.C32]" office:value-type="float" office:value="0.000000000315971441297225" calcext:value-type="float">
            <text:p>3.15971441297225E-010</text:p>
          </table:table-cell>
          <table:table-cell table:number-columns-repeated="3"/>
          <table:table-cell table:formula="of:=[.C32]/[.B32]" office:value-type="float" office:value="3164842986.7411" calcext:value-type="float">
            <text:p>3164842986.7411</text:p>
          </table:table-cell>
          <table:table-cell table:number-columns-repeated="2"/>
          <table:table-cell office:value-type="float" office:value="4535.22" calcext:value-type="float">
            <text:p>4535.22</text:p>
          </table:table-cell>
          <table:table-cell office:value-type="float" office:value="0.000001433" calcext:value-type="float">
            <text:p>0.000001433</text:p>
          </table:table-cell>
          <table:table-cell table:number-columns-repeated="2"/>
          <table:table-cell office:value-type="float" office:value="4535.22" calcext:value-type="float">
            <text:p>4535.22</text:p>
          </table:table-cell>
          <table:table-cell office:value-type="float" office:value="132.136" calcext:value-type="float">
            <text:p>132.136</text:p>
          </table:table-cell>
          <table:table-cell table:formula="of:=[.P32]/[.Q32]" office:value-type="float" office:value="34.3223648362293" calcext:value-type="float">
            <text:p>34.3223648362</text:p>
          </table:table-cell>
          <table:table-cell table:number-columns-repeated="8"/>
          <table:table-cell office:value-type="float" office:value="132.136" calcext:value-type="float">
            <text:p>132.136</text:p>
          </table:table-cell>
          <table:table-cell office:value-type="float" office:value="4535.22" calcext:value-type="float">
            <text:p>4535.22</text:p>
          </table:table-cell>
          <table:table-cell table:formula="of:=[.AA32]/[.AB32]" office:value-type="float" office:value="0.0291355215403001" calcext:value-type="float">
            <text:p>0.0291355215</text:p>
          </table:table-cell>
        </table:table-row>
        <table:table-row table:style-name="ro2">
          <table:table-cell/>
          <table:table-cell office:value-type="float" office:value="0.0000014374" calcext:value-type="float">
            <text:p>1.4374E-006</text:p>
          </table:table-cell>
          <table:table-cell office:value-type="float" office:value="4693.34" calcext:value-type="float">
            <text:p>4693.34</text:p>
          </table:table-cell>
          <table:table-cell/>
          <table:table-cell table:formula="of:=[.B33]/[.C33]" office:value-type="float" office:value="0.000000000306263769511691" calcext:value-type="float">
            <text:p>3.06263769511691E-010</text:p>
          </table:table-cell>
          <table:table-cell table:number-columns-repeated="3"/>
          <table:table-cell table:formula="of:=[.C33]/[.B33]" office:value-type="float" office:value="3265159315.43064" calcext:value-type="float">
            <text:p>3265159315.43064</text:p>
          </table:table-cell>
          <table:table-cell table:number-columns-repeated="2"/>
          <table:table-cell office:value-type="float" office:value="4693.34" calcext:value-type="float">
            <text:p>4693.34</text:p>
          </table:table-cell>
          <table:table-cell office:value-type="float" office:value="0.0000014374" calcext:value-type="float">
            <text:p>1.4374E-006</text:p>
          </table:table-cell>
          <table:table-cell table:number-columns-repeated="2"/>
          <table:table-cell office:value-type="float" office:value="4693.34" calcext:value-type="float">
            <text:p>4693.34</text:p>
          </table:table-cell>
          <table:table-cell office:value-type="float" office:value="127.683" calcext:value-type="float">
            <text:p>127.683</text:p>
          </table:table-cell>
          <table:table-cell table:formula="of:=[.P33]/[.Q33]" office:value-type="float" office:value="36.7577516192445" calcext:value-type="float">
            <text:p>36.7577516192</text:p>
          </table:table-cell>
          <table:table-cell table:number-columns-repeated="8"/>
          <table:table-cell office:value-type="float" office:value="127.683" calcext:value-type="float">
            <text:p>127.683</text:p>
          </table:table-cell>
          <table:table-cell office:value-type="float" office:value="4693.34" calcext:value-type="float">
            <text:p>4693.34</text:p>
          </table:table-cell>
          <table:table-cell table:formula="of:=[.AA33]/[.AB33]" office:value-type="float" office:value="0.0272051460154176" calcext:value-type="float">
            <text:p>0.027205146</text:p>
          </table:table-cell>
        </table:table-row>
      </table:table>
      <table:table table:name="Sofue" table:style-name="ta1">
        <table:shapes>
          <draw:frame draw:z-index="0" draw:style-name="gr1" draw:text-style-name="P1" svg:width="6.298in" svg:height="3.7543in" svg:x="0.0866in" svg:y="6.8079in">
            <draw:object draw:notify-on-update-of-ranges="Sofue.A1:Sofue.A1 Sofue.A2:Sofue.A33 Sofue.B1:Sofue.B1 Sofue.B2:Sofue.B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49in" svg:x="7.1539in" svg:y="6.3685in">
            <draw:object draw:notify-on-update-of-ranges="Sofue.I1:Sofue.I1 Sofue.I2:Sofue.I33 Sofue.J1:Sofue.J1 Sofue.J2:Sofue.J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v2</text:p>
          </table:table-cell>
          <table:table-cell table:style-name="Default" office:value-type="string" calcext:value-type="string">
            <text:p>v1</text:p>
          </table:table-cell>
          <table:table-cell/>
          <table:table-cell office:value-type="string" calcext:value-type="string">
            <text:p>V2/v1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v1/v2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2">
          <table:table-cell office:value-type="float" office:value="9285.85" calcext:value-type="float">
            <text:p>9285.85</text:p>
          </table:table-cell>
          <table:table-cell office:value-type="float" office:value="0.00000206775" calcext:value-type="float">
            <text:p>2.07E-006</text:p>
          </table:table-cell>
          <table:table-cell/>
          <table:table-cell table:formula="of:=[.A2]/[.B2]" office:value-type="float" office:value="4490799177.85032" calcext:value-type="float">
            <text:p>4490799177.85032</text:p>
          </table:table-cell>
          <table:table-cell table:formula="of:=COUNT([.D$1:.D$1048576])" office:value-type="float" office:value="32" calcext:value-type="float">
            <text:p>32</text:p>
          </table:table-cell>
          <table:table-cell table:formula="of:=[.B2]/[.A2]" office:value-type="float" office:value="0.000000000222677514713246" calcext:value-type="float">
            <text:p>2.22677514713246E-010</text:p>
          </table:table-cell>
          <table:table-cell table:formula="of:=COUNT([.F$1:.F$1048576])" office:value-type="float" office:value="32" calcext:value-type="float">
            <text:p>32</text:p>
          </table:table-cell>
          <table:table-cell/>
          <table:table-cell office:value-type="float" office:value="0.00000206775" calcext:value-type="float">
            <text:p>2.07E-006</text:p>
          </table:table-cell>
          <table:table-cell office:value-type="float" office:value="9285.85" calcext:value-type="float">
            <text:p>9285.85</text:p>
          </table:table-cell>
        </table:table-row>
        <table:table-row table:style-name="ro3">
          <table:table-cell office:value-type="float" office:value="4717.82" calcext:value-type="float">
            <text:p>4717.82</text:p>
          </table:table-cell>
          <table:table-cell office:value-type="float" office:value="0.00000227269" calcext:value-type="float">
            <text:p>2.27E-006</text:p>
          </table:table-cell>
          <table:table-cell/>
          <table:table-cell table:formula="of:=[.A3]/[.B3]" office:value-type="float" office:value="2075874844.34745" calcext:value-type="float">
            <text:p>2075874844.34745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 table:formula="of:=[.B3]/[.A3]" office:value-type="float" office:value="0.000000000481724610095341" calcext:value-type="float">
            <text:p>4.81724610095341E-010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/>
          <table:table-cell office:value-type="float" office:value="0.00000227269" calcext:value-type="float">
            <text:p>2.27E-006</text:p>
          </table:table-cell>
          <table:table-cell office:value-type="float" office:value="4717.82" calcext:value-type="float">
            <text:p>4717.82</text:p>
          </table:table-cell>
        </table:table-row>
        <table:table-row table:style-name="ro1">
          <table:table-cell office:value-type="float" office:value="4087.4" calcext:value-type="float">
            <text:p>4087.4</text:p>
          </table:table-cell>
          <table:table-cell office:value-type="float" office:value="0.00000240073" calcext:value-type="float">
            <text:p>2.40E-006</text:p>
          </table:table-cell>
          <table:table-cell/>
          <table:table-cell table:formula="of:=[.A4]/[.B4]" office:value-type="float" office:value="1702565469.66964" calcext:value-type="float">
            <text:p>1702565469.66964</text:p>
          </table:table-cell>
          <table:table-cell table:style-name="ce3" office:value-type="string" calcext:value-type="string">
            <text:p>(units)</text:p>
          </table:table-cell>
          <table:table-cell table:formula="of:=[.B4]/[.A4]" office:value-type="float" office:value="0.000000000587348925967608" calcext:value-type="float">
            <text:p>5.87348925967608E-010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0.00000240073" calcext:value-type="float">
            <text:p>2.40E-006</text:p>
          </table:table-cell>
          <table:table-cell office:value-type="float" office:value="4087.4" calcext:value-type="float">
            <text:p>4087.4</text:p>
          </table:table-cell>
        </table:table-row>
        <table:table-row table:style-name="ro2">
          <table:table-cell office:value-type="float" office:value="3765.53" calcext:value-type="float">
            <text:p>3765.53</text:p>
          </table:table-cell>
          <table:table-cell office:value-type="float" office:value="0.00000249519" calcext:value-type="float">
            <text:p>2.50E-006</text:p>
          </table:table-cell>
          <table:table-cell/>
          <table:table-cell table:formula="of:=[.A5]/[.B5]" office:value-type="float" office:value="1509115538.29568" calcext:value-type="float">
            <text:p>1509115538.29568</text:p>
          </table:table-cell>
          <table:table-cell table:formula="of:=AVERAGE([.D$1:.D$1048576])" office:value-type="float" office:value="1306220776.76366" calcext:value-type="float">
            <text:p>1306220776.76366</text:p>
          </table:table-cell>
          <table:table-cell table:formula="of:=[.B5]/[.A5]" office:value-type="float" office:value="0.000000000662639787758961" calcext:value-type="float">
            <text:p>6.62639787758961E-010</text:p>
          </table:table-cell>
          <table:table-cell table:formula="of:=AVERAGE([.F$1:.F$1048576])" office:value-type="float" office:value="0.000000000833591285794836" calcext:value-type="float">
            <text:p>8.33591285794836E-010</text:p>
          </table:table-cell>
          <table:table-cell/>
          <table:table-cell office:value-type="float" office:value="0.00000249519" calcext:value-type="float">
            <text:p>2.50E-006</text:p>
          </table:table-cell>
          <table:table-cell office:value-type="float" office:value="3765.53" calcext:value-type="float">
            <text:p>3765.53</text:p>
          </table:table-cell>
        </table:table-row>
        <table:table-row table:style-name="ro3">
          <table:table-cell office:value-type="float" office:value="3161.67" calcext:value-type="float">
            <text:p>3161.67</text:p>
          </table:table-cell>
          <table:table-cell office:value-type="float" office:value="0.00000256127" calcext:value-type="float">
            <text:p>2.56E-006</text:p>
          </table:table-cell>
          <table:table-cell/>
          <table:table-cell table:formula="of:=[.A6]/[.B6]" office:value-type="float" office:value="1234414958.20433" calcext:value-type="float">
            <text:p>1234414958.20433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 table:formula="of:=[.B6]/[.A6]" office:value-type="float" office:value="0.00000000081010035835492" calcext:value-type="float">
            <text:p>8.1010035835492E-010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/>
          <table:table-cell office:value-type="float" office:value="0.00000256127" calcext:value-type="float">
            <text:p>2.56E-006</text:p>
          </table:table-cell>
          <table:table-cell office:value-type="float" office:value="3161.67" calcext:value-type="float">
            <text:p>3161.67</text:p>
          </table:table-cell>
        </table:table-row>
        <table:table-row table:style-name="ro1">
          <table:table-cell office:value-type="float" office:value="3112.72" calcext:value-type="float">
            <text:p>3112.72</text:p>
          </table:table-cell>
          <table:table-cell office:value-type="float" office:value="0.00000263198" calcext:value-type="float">
            <text:p>2.63E-006</text:p>
          </table:table-cell>
          <table:table-cell/>
          <table:table-cell table:formula="of:=[.A7]/[.B7]" office:value-type="float" office:value="1182653363.62738" calcext:value-type="float">
            <text:p>1182653363.62738</text:p>
          </table:table-cell>
          <table:table-cell table:style-name="ce3" office:value-type="string" calcext:value-type="string">
            <text:p>(units)</text:p>
          </table:table-cell>
          <table:table-cell table:formula="of:=[.B7]/[.A7]" office:value-type="float" office:value="0.000000000845556298028734" calcext:value-type="float">
            <text:p>8.45556298028734E-010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0.00000263198" calcext:value-type="float">
            <text:p>2.63E-006</text:p>
          </table:table-cell>
          <table:table-cell office:value-type="float" office:value="3112.72" calcext:value-type="float">
            <text:p>3112.72</text:p>
          </table:table-cell>
        </table:table-row>
        <table:table-row table:style-name="ro2">
          <table:table-cell office:value-type="float" office:value="2959.07" calcext:value-type="float">
            <text:p>2959.07</text:p>
          </table:table-cell>
          <table:table-cell office:value-type="float" office:value="0.0000026778" calcext:value-type="float">
            <text:p>2.68E-006</text:p>
          </table:table-cell>
          <table:table-cell/>
          <table:table-cell table:formula="of:=[.A8]/[.B8]" office:value-type="float" office:value="1105037717.52932" calcext:value-type="float">
            <text:p>1105037717.52932</text:p>
          </table:table-cell>
          <table:table-cell table:formula="of:=COM.MICROSOFT.STDEV.S([.D$1:.D$1048576])" office:value-type="float" office:value="623091407.373337" calcext:value-type="float">
            <text:p>623091407.373337</text:p>
          </table:table-cell>
          <table:table-cell table:formula="of:=[.B8]/[.A8]" office:value-type="float" office:value="0.000000000904946486565036" calcext:value-type="float">
            <text:p>9.04946486565036E-010</text:p>
          </table:table-cell>
          <table:table-cell table:formula="of:=COM.MICROSOFT.STDEV.S([.F$1:.F$1048576])" office:value-type="float" office:value="0.000000000166352061787419" calcext:value-type="float">
            <text:p>1.66352061787419E-010</text:p>
          </table:table-cell>
          <table:table-cell/>
          <table:table-cell office:value-type="float" office:value="0.0000026778" calcext:value-type="float">
            <text:p>2.68E-006</text:p>
          </table:table-cell>
          <table:table-cell office:value-type="float" office:value="2959.07" calcext:value-type="float">
            <text:p>2959.07</text:p>
          </table:table-cell>
        </table:table-row>
        <table:table-row table:style-name="ro4">
          <table:table-cell office:value-type="float" office:value="2851.33" calcext:value-type="float">
            <text:p>2851.33</text:p>
          </table:table-cell>
          <table:table-cell office:value-type="float" office:value="0.00000271987" calcext:value-type="float">
            <text:p>2.72E-006</text:p>
          </table:table-cell>
          <table:table-cell/>
          <table:table-cell table:formula="of:=[.A9]/[.B9]" office:value-type="float" office:value="1048333192.39522" calcext:value-type="float">
            <text:p>1048333192.39522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 table:formula="of:=[.B9]/[.A9]" office:value-type="float" office:value="0.000000000953895199783961" calcext:value-type="float">
            <text:p>0.000000001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/>
          <table:table-cell office:value-type="float" office:value="0.00000271987" calcext:value-type="float">
            <text:p>2.72E-006</text:p>
          </table:table-cell>
          <table:table-cell office:value-type="float" office:value="2851.33" calcext:value-type="float">
            <text:p>2851.33</text:p>
          </table:table-cell>
        </table:table-row>
        <table:table-row table:style-name="ro1">
          <table:table-cell office:value-type="float" office:value="2844.56" calcext:value-type="float">
            <text:p>2844.56</text:p>
          </table:table-cell>
          <table:table-cell office:value-type="float" office:value="0.00000276699" calcext:value-type="float">
            <text:p>2.77E-006</text:p>
          </table:table-cell>
          <table:table-cell/>
          <table:table-cell table:formula="of:=[.A10]/[.B10]" office:value-type="float" office:value="1028034073.12639" calcext:value-type="float">
            <text:p>1028034073.12639</text:p>
          </table:table-cell>
          <table:table-cell table:style-name="ce3" office:value-type="string" calcext:value-type="string">
            <text:p>(units)</text:p>
          </table:table-cell>
          <table:table-cell table:formula="of:=[.B10]/[.A10]" office:value-type="float" office:value="0.000000000972730404702309" calcext:value-type="float">
            <text:p>0.000000001</text:p>
          </table:table-cell>
          <table:table-cell table:style-name="ce3" office:value-type="string" calcext:value-type="string">
            <text:p>(units)</text:p>
          </table:table-cell>
          <table:table-cell/>
          <table:table-cell office:value-type="float" office:value="0.00000276699" calcext:value-type="float">
            <text:p>2.77E-006</text:p>
          </table:table-cell>
          <table:table-cell office:value-type="float" office:value="2844.56" calcext:value-type="float">
            <text:p>2844.56</text:p>
          </table:table-cell>
        </table:table-row>
        <table:table-row table:style-name="ro2">
          <table:table-cell office:value-type="float" office:value="2830.24" calcext:value-type="float">
            <text:p>2830.24</text:p>
          </table:table-cell>
          <table:table-cell office:value-type="float" office:value="0.00000279986" calcext:value-type="float">
            <text:p>2.80E-006</text:p>
          </table:table-cell>
          <table:table-cell/>
          <table:table-cell table:formula="of:=[.A11]/[.B11]" office:value-type="float" office:value="1010850542.52713" calcext:value-type="float">
            <text:p>1010850542.52713</text:p>
          </table:table-cell>
          <table:table-cell table:formula="of:=[.E8]/SQRT([.E2])" office:value-type="float" office:value="110148039.863189" calcext:value-type="float">
            <text:p>110148039.863189</text:p>
          </table:table-cell>
          <table:table-cell table:formula="of:=[.B11]/[.A11]" office:value-type="float" office:value="0.000000000989265927977839" calcext:value-type="float">
            <text:p>0.000000001</text:p>
          </table:table-cell>
          <table:table-cell table:formula="of:=[.G8]/SQRT([.G2])" office:value-type="float" office:value="0.0000000000294071677385619" calcext:value-type="float">
            <text:p>2.94071677385619E-011</text:p>
          </table:table-cell>
          <table:table-cell/>
          <table:table-cell office:value-type="float" office:value="0.00000279986" calcext:value-type="float">
            <text:p>2.80E-006</text:p>
          </table:table-cell>
          <table:table-cell office:value-type="float" office:value="2830.24" calcext:value-type="float">
            <text:p>2830.24</text:p>
          </table:table-cell>
        </table:table-row>
        <table:table-row table:style-name="ro2">
          <table:table-cell office:value-type="float" office:value="2852.08" calcext:value-type="float">
            <text:p>2852.08</text:p>
          </table:table-cell>
          <table:table-cell office:value-type="float" office:value="0.00000283004" calcext:value-type="float">
            <text:p>2.83E-006</text:p>
          </table:table-cell>
          <table:table-cell/>
          <table:table-cell table:formula="of:=[.A12]/[.B12]" office:value-type="float" office:value="1007787875.78974" calcext:value-type="float">
            <text:p>1007787875.78974</text:p>
          </table:table-cell>
          <table:table-cell/>
          <table:table-cell table:formula="of:=[.B12]/[.A12]" office:value-type="float" office:value="0.000000000992272306527166" calcext:value-type="float">
            <text:p>0.000000001</text:p>
          </table:table-cell>
          <table:table-cell table:number-columns-repeated="2"/>
          <table:table-cell office:value-type="float" office:value="0.00000283004" calcext:value-type="float">
            <text:p>2.83E-006</text:p>
          </table:table-cell>
          <table:table-cell office:value-type="float" office:value="2852.08" calcext:value-type="float">
            <text:p>2852.08</text:p>
          </table:table-cell>
        </table:table-row>
        <table:table-row table:style-name="ro2">
          <table:table-cell office:value-type="float" office:value="2909.62" calcext:value-type="float">
            <text:p>2909.62</text:p>
          </table:table-cell>
          <table:table-cell office:value-type="float" office:value="0.00000291679" calcext:value-type="float">
            <text:p>2.92E-006</text:p>
          </table:table-cell>
          <table:table-cell/>
          <table:table-cell table:formula="of:=[.A13]/[.B13]" office:value-type="float" office:value="997541818.231686" calcext:value-type="float">
            <text:p>997541818.231686</text:p>
          </table:table-cell>
          <table:table-cell/>
          <table:table-cell table:formula="of:=[.B13]/[.A13]" office:value-type="float" office:value="0.00000000100246423931647" calcext:value-type="float">
            <text:p>0.000000001</text:p>
          </table:table-cell>
          <table:table-cell table:number-columns-repeated="2"/>
          <table:table-cell office:value-type="float" office:value="0.00000291679" calcext:value-type="float">
            <text:p>2.92E-006</text:p>
          </table:table-cell>
          <table:table-cell office:value-type="float" office:value="2909.62" calcext:value-type="float">
            <text:p>2909.62</text:p>
          </table:table-cell>
        </table:table-row>
        <table:table-row table:style-name="ro2">
          <table:table-cell office:value-type="float" office:value="2981.45" calcext:value-type="float">
            <text:p>2981.45</text:p>
          </table:table-cell>
          <table:table-cell office:value-type="float" office:value="0.00000298239" calcext:value-type="float">
            <text:p>2.98E-006</text:p>
          </table:table-cell>
          <table:table-cell/>
          <table:table-cell table:formula="of:=[.A14]/[.B14]" office:value-type="float" office:value="999684816.539755" calcext:value-type="float">
            <text:p>999684816.539755</text:p>
          </table:table-cell>
          <table:table-cell/>
          <table:table-cell table:formula="of:=[.B14]/[.A14]" office:value-type="float" office:value="0.00000000100031528283218" calcext:value-type="float">
            <text:p>0.000000001</text:p>
          </table:table-cell>
          <table:table-cell table:number-columns-repeated="2"/>
          <table:table-cell office:value-type="float" office:value="0.00000298239" calcext:value-type="float">
            <text:p>2.98E-006</text:p>
          </table:table-cell>
          <table:table-cell office:value-type="float" office:value="2981.45" calcext:value-type="float">
            <text:p>2981.45</text:p>
          </table:table-cell>
        </table:table-row>
        <table:table-row table:style-name="ro2">
          <table:table-cell office:value-type="float" office:value="3119.72" calcext:value-type="float">
            <text:p>3119.72</text:p>
          </table:table-cell>
          <table:table-cell office:value-type="float" office:value="0.00000303578" calcext:value-type="float">
            <text:p>3.04E-006</text:p>
          </table:table-cell>
          <table:table-cell/>
          <table:table-cell table:formula="of:=[.A15]/[.B15]" office:value-type="float" office:value="1027650224.98337" calcext:value-type="float">
            <text:p>1027650224.98337</text:p>
          </table:table-cell>
          <table:table-cell/>
          <table:table-cell table:formula="of:=[.B15]/[.A15]" office:value-type="float" office:value="0.000000000973093739181721" calcext:value-type="float">
            <text:p>0.000000001</text:p>
          </table:table-cell>
          <table:table-cell table:number-columns-repeated="2"/>
          <table:table-cell office:value-type="float" office:value="0.00000303578" calcext:value-type="float">
            <text:p>3.04E-006</text:p>
          </table:table-cell>
          <table:table-cell office:value-type="float" office:value="3119.72" calcext:value-type="float">
            <text:p>3119.72</text:p>
          </table:table-cell>
        </table:table-row>
        <table:table-row table:style-name="ro2">
          <table:table-cell office:value-type="float" office:value="3178.12" calcext:value-type="float">
            <text:p>3178.12</text:p>
          </table:table-cell>
          <table:table-cell office:value-type="float" office:value="0.00000307948" calcext:value-type="float">
            <text:p>3.08E-006</text:p>
          </table:table-cell>
          <table:table-cell/>
          <table:table-cell table:formula="of:=[.A16]/[.B16]" office:value-type="float" office:value="1032031381.92162" calcext:value-type="float">
            <text:p>1032031381.92162</text:p>
          </table:table-cell>
          <table:table-cell/>
          <table:table-cell table:formula="of:=[.B16]/[.A16]" office:value-type="float" office:value="0.000000000968962783028961" calcext:value-type="float">
            <text:p>0.000000001</text:p>
          </table:table-cell>
          <table:table-cell table:number-columns-repeated="2"/>
          <table:table-cell office:value-type="float" office:value="0.00000307948" calcext:value-type="float">
            <text:p>3.08E-006</text:p>
          </table:table-cell>
          <table:table-cell office:value-type="float" office:value="3178.12" calcext:value-type="float">
            <text:p>3178.12</text:p>
          </table:table-cell>
        </table:table-row>
        <table:table-row table:style-name="ro2">
          <table:table-cell office:value-type="float" office:value="3244.36" calcext:value-type="float">
            <text:p>3244.36</text:p>
          </table:table-cell>
          <table:table-cell office:value-type="float" office:value="0.00000311899" calcext:value-type="float">
            <text:p>3.12E-006</text:p>
          </table:table-cell>
          <table:table-cell/>
          <table:table-cell table:formula="of:=[.A17]/[.B17]" office:value-type="float" office:value="1040195704.37866" calcext:value-type="float">
            <text:p>1040195704.37866</text:p>
          </table:table-cell>
          <table:table-cell/>
          <table:table-cell table:formula="of:=[.B17]/[.A17]" office:value-type="float" office:value="0.000000000961357555881591" calcext:value-type="float">
            <text:p>0.000000001</text:p>
          </table:table-cell>
          <table:table-cell table:number-columns-repeated="2"/>
          <table:table-cell office:value-type="float" office:value="0.00000311899" calcext:value-type="float">
            <text:p>3.12E-006</text:p>
          </table:table-cell>
          <table:table-cell office:value-type="float" office:value="3244.36" calcext:value-type="float">
            <text:p>3244.36</text:p>
          </table:table-cell>
        </table:table-row>
        <table:table-row table:style-name="ro2">
          <table:table-cell office:value-type="float" office:value="3299.91" calcext:value-type="float">
            <text:p>3299.91</text:p>
          </table:table-cell>
          <table:table-cell office:value-type="float" office:value="0.0000031485" calcext:value-type="float">
            <text:p>3.15E-006</text:p>
          </table:table-cell>
          <table:table-cell/>
          <table:table-cell table:formula="of:=[.A18]/[.B18]" office:value-type="float" office:value="1048089566.46022" calcext:value-type="float">
            <text:p>1048089566.46022</text:p>
          </table:table-cell>
          <table:table-cell/>
          <table:table-cell table:formula="of:=[.B18]/[.A18]" office:value-type="float" office:value="0.00000000095411693046174" calcext:value-type="float">
            <text:p>0.000000001</text:p>
          </table:table-cell>
          <table:table-cell table:number-columns-repeated="2"/>
          <table:table-cell office:value-type="float" office:value="0.0000031485" calcext:value-type="float">
            <text:p>3.15E-006</text:p>
          </table:table-cell>
          <table:table-cell office:value-type="float" office:value="3299.91" calcext:value-type="float">
            <text:p>3299.91</text:p>
          </table:table-cell>
        </table:table-row>
        <table:table-row table:style-name="ro2">
          <table:table-cell office:value-type="float" office:value="3448.36" calcext:value-type="float">
            <text:p>3448.36</text:p>
          </table:table-cell>
          <table:table-cell office:value-type="float" office:value="0.00000317466" calcext:value-type="float">
            <text:p>3.17E-006</text:p>
          </table:table-cell>
          <table:table-cell/>
          <table:table-cell table:formula="of:=[.A19]/[.B19]" office:value-type="float" office:value="1086213956.77017" calcext:value-type="float">
            <text:p>1086213956.77017</text:p>
          </table:table-cell>
          <table:table-cell/>
          <table:table-cell table:formula="of:=[.B19]/[.A19]" office:value-type="float" office:value="0.000000000920628936653946" calcext:value-type="float">
            <text:p>9.20628936653946E-010</text:p>
          </table:table-cell>
          <table:table-cell table:number-columns-repeated="2"/>
          <table:table-cell office:value-type="float" office:value="0.00000317466" calcext:value-type="float">
            <text:p>3.17E-006</text:p>
          </table:table-cell>
          <table:table-cell office:value-type="float" office:value="3448.36" calcext:value-type="float">
            <text:p>3448.36</text:p>
          </table:table-cell>
        </table:table-row>
        <table:table-row table:style-name="ro2">
          <table:table-cell office:value-type="float" office:value="3491.41" calcext:value-type="float">
            <text:p>3491.41</text:p>
          </table:table-cell>
          <table:table-cell office:value-type="float" office:value="0.00000319824" calcext:value-type="float">
            <text:p>3.20E-006</text:p>
          </table:table-cell>
          <table:table-cell/>
          <table:table-cell table:formula="of:=[.A20]/[.B20]" office:value-type="float" office:value="1091666041.32273" calcext:value-type="float">
            <text:p>1091666041.32273</text:p>
          </table:table-cell>
          <table:table-cell/>
          <table:table-cell table:formula="of:=[.B20]/[.A20]" office:value-type="float" office:value="0.000000000916031059085011" calcext:value-type="float">
            <text:p>9.16031059085011E-010</text:p>
          </table:table-cell>
          <table:table-cell table:number-columns-repeated="2"/>
          <table:table-cell office:value-type="float" office:value="0.00000319824" calcext:value-type="float">
            <text:p>3.20E-006</text:p>
          </table:table-cell>
          <table:table-cell office:value-type="float" office:value="3491.41" calcext:value-type="float">
            <text:p>3491.41</text:p>
          </table:table-cell>
        </table:table-row>
        <table:table-row table:style-name="ro2">
          <table:table-cell office:value-type="float" office:value="3549.79" calcext:value-type="float">
            <text:p>3549.79</text:p>
          </table:table-cell>
          <table:table-cell office:value-type="float" office:value="0.00000321692" calcext:value-type="float">
            <text:p>3.22E-006</text:p>
          </table:table-cell>
          <table:table-cell/>
          <table:table-cell table:formula="of:=[.A21]/[.B21]" office:value-type="float" office:value="1103474752.24749" calcext:value-type="float">
            <text:p>1103474752.24749</text:p>
          </table:table-cell>
          <table:table-cell/>
          <table:table-cell table:formula="of:=[.B21]/[.A21]" office:value-type="float" office:value="0.000000000906228255755974" calcext:value-type="float">
            <text:p>9.06228255755974E-010</text:p>
          </table:table-cell>
          <table:table-cell table:number-columns-repeated="2"/>
          <table:table-cell office:value-type="float" office:value="0.00000321692" calcext:value-type="float">
            <text:p>3.22E-006</text:p>
          </table:table-cell>
          <table:table-cell office:value-type="float" office:value="3549.79" calcext:value-type="float">
            <text:p>3549.79</text:p>
          </table:table-cell>
        </table:table-row>
        <table:table-row table:style-name="ro2">
          <table:table-cell office:value-type="float" office:value="3629.54" calcext:value-type="float">
            <text:p>3629.54</text:p>
          </table:table-cell>
          <table:table-cell office:value-type="float" office:value="0.00000323545" calcext:value-type="float">
            <text:p>3.24E-006</text:p>
          </table:table-cell>
          <table:table-cell/>
          <table:table-cell table:formula="of:=[.A22]/[.B22]" office:value-type="float" office:value="1121803767.63665" calcext:value-type="float">
            <text:p>1121803767.63665</text:p>
          </table:table-cell>
          <table:table-cell/>
          <table:table-cell table:formula="of:=[.B22]/[.A22]" office:value-type="float" office:value="0.000000000891421502449346" calcext:value-type="float">
            <text:p>8.91421502449346E-010</text:p>
          </table:table-cell>
          <table:table-cell table:number-columns-repeated="2"/>
          <table:table-cell office:value-type="float" office:value="0.00000323545" calcext:value-type="float">
            <text:p>3.24E-006</text:p>
          </table:table-cell>
          <table:table-cell office:value-type="float" office:value="3629.54" calcext:value-type="float">
            <text:p>3629.54</text:p>
          </table:table-cell>
        </table:table-row>
        <table:table-row table:style-name="ro2">
          <table:table-cell office:value-type="float" office:value="3798.94" calcext:value-type="float">
            <text:p>3798.94</text:p>
          </table:table-cell>
          <table:table-cell office:value-type="float" office:value="0.00000325039" calcext:value-type="float">
            <text:p>3.25E-006</text:p>
          </table:table-cell>
          <table:table-cell/>
          <table:table-cell table:formula="of:=[.A23]/[.B23]" office:value-type="float" office:value="1168764363.66098" calcext:value-type="float">
            <text:p>1168764363.66098</text:p>
          </table:table-cell>
          <table:table-cell/>
          <table:table-cell table:formula="of:=[.B23]/[.A23]" office:value-type="float" office:value="0.000000000855604458085676" calcext:value-type="float">
            <text:p>8.55604458085676E-010</text:p>
          </table:table-cell>
          <table:table-cell table:number-columns-repeated="2"/>
          <table:table-cell office:value-type="float" office:value="0.00000325039" calcext:value-type="float">
            <text:p>3.25E-006</text:p>
          </table:table-cell>
          <table:table-cell office:value-type="float" office:value="3798.94" calcext:value-type="float">
            <text:p>3798.94</text:p>
          </table:table-cell>
        </table:table-row>
        <table:table-row table:style-name="ro2">
          <table:table-cell office:value-type="float" office:value="3896.14" calcext:value-type="float">
            <text:p>3896.14</text:p>
          </table:table-cell>
          <table:table-cell office:value-type="float" office:value="0.00000326364" calcext:value-type="float">
            <text:p>3.26E-006</text:p>
          </table:table-cell>
          <table:table-cell/>
          <table:table-cell table:formula="of:=[.A24]/[.B24]" office:value-type="float" office:value="1193802012.47687" calcext:value-type="float">
            <text:p>1193802012.47687</text:p>
          </table:table-cell>
          <table:table-cell/>
          <table:table-cell table:formula="of:=[.B24]/[.A24]" office:value-type="float" office:value="0.000000000837659837685504" calcext:value-type="float">
            <text:p>8.37659837685504E-010</text:p>
          </table:table-cell>
          <table:table-cell table:number-columns-repeated="2"/>
          <table:table-cell office:value-type="float" office:value="0.00000326364" calcext:value-type="float">
            <text:p>3.26E-006</text:p>
          </table:table-cell>
          <table:table-cell office:value-type="float" office:value="3896.14" calcext:value-type="float">
            <text:p>3896.14</text:p>
          </table:table-cell>
        </table:table-row>
        <table:table-row table:style-name="ro2">
          <table:table-cell office:value-type="float" office:value="3970.32" calcext:value-type="float">
            <text:p>3970.32</text:p>
          </table:table-cell>
          <table:table-cell office:value-type="float" office:value="0.00000327589" calcext:value-type="float">
            <text:p>3.28E-006</text:p>
          </table:table-cell>
          <table:table-cell/>
          <table:table-cell table:formula="of:=[.A25]/[.B25]" office:value-type="float" office:value="1211982087.31062" calcext:value-type="float">
            <text:p>1211982087.31062</text:p>
          </table:table-cell>
          <table:table-cell/>
          <table:table-cell table:formula="of:=[.B25]/[.A25]" office:value-type="float" office:value="0.000000000825094702693989" calcext:value-type="float">
            <text:p>8.25094702693989E-010</text:p>
          </table:table-cell>
          <table:table-cell table:number-columns-repeated="2"/>
          <table:table-cell office:value-type="float" office:value="0.00000327589" calcext:value-type="float">
            <text:p>3.28E-006</text:p>
          </table:table-cell>
          <table:table-cell office:value-type="float" office:value="3970.32" calcext:value-type="float">
            <text:p>3970.32</text:p>
          </table:table-cell>
        </table:table-row>
        <table:table-row table:style-name="ro2">
          <table:table-cell office:value-type="float" office:value="4018.03" calcext:value-type="float">
            <text:p>4018.03</text:p>
          </table:table-cell>
          <table:table-cell office:value-type="float" office:value="0.00000328551" calcext:value-type="float">
            <text:p>3.29E-006</text:p>
          </table:table-cell>
          <table:table-cell/>
          <table:table-cell table:formula="of:=[.A26]/[.B26]" office:value-type="float" office:value="1222954731.53331" calcext:value-type="float">
            <text:p>1222954731.53331</text:p>
          </table:table-cell>
          <table:table-cell/>
          <table:table-cell table:formula="of:=[.B26]/[.A26]" office:value-type="float" office:value="0.000000000817691754416965" calcext:value-type="float">
            <text:p>8.17691754416965E-010</text:p>
          </table:table-cell>
          <table:table-cell table:number-columns-repeated="2"/>
          <table:table-cell office:value-type="float" office:value="0.00000328551" calcext:value-type="float">
            <text:p>3.29E-006</text:p>
          </table:table-cell>
          <table:table-cell office:value-type="float" office:value="4018.03" calcext:value-type="float">
            <text:p>4018.03</text:p>
          </table:table-cell>
        </table:table-row>
        <table:table-row table:style-name="ro2">
          <table:table-cell office:value-type="float" office:value="4054.15" calcext:value-type="float">
            <text:p>4054.15</text:p>
          </table:table-cell>
          <table:table-cell office:value-type="float" office:value="0.00000329579" calcext:value-type="float">
            <text:p>3.30E-006</text:p>
          </table:table-cell>
          <table:table-cell/>
          <table:table-cell table:formula="of:=[.A27]/[.B27]" office:value-type="float" office:value="1230099611.92916" calcext:value-type="float">
            <text:p>1230099611.92916</text:p>
          </table:table-cell>
          <table:table-cell/>
          <table:table-cell table:formula="of:=[.B27]/[.A27]" office:value-type="float" office:value="0.000000000812942293699049" calcext:value-type="float">
            <text:p>8.12942293699049E-010</text:p>
          </table:table-cell>
          <table:table-cell table:number-columns-repeated="2"/>
          <table:table-cell office:value-type="float" office:value="0.00000329579" calcext:value-type="float">
            <text:p>3.30E-006</text:p>
          </table:table-cell>
          <table:table-cell office:value-type="float" office:value="4054.15" calcext:value-type="float">
            <text:p>4054.15</text:p>
          </table:table-cell>
        </table:table-row>
        <table:table-row table:style-name="ro2">
          <table:table-cell office:value-type="float" office:value="4091.76" calcext:value-type="float">
            <text:p>4091.76</text:p>
          </table:table-cell>
          <table:table-cell office:value-type="float" office:value="0.00000330392" calcext:value-type="float">
            <text:p>3.30E-006</text:p>
          </table:table-cell>
          <table:table-cell/>
          <table:table-cell table:formula="of:=[.A28]/[.B28]" office:value-type="float" office:value="1238456136.95247" calcext:value-type="float">
            <text:p>1238456136.95247</text:p>
          </table:table-cell>
          <table:table-cell/>
          <table:table-cell table:formula="of:=[.B28]/[.A28]" office:value-type="float" office:value="0.000000000807456937845817" calcext:value-type="float">
            <text:p>8.07456937845817E-010</text:p>
          </table:table-cell>
          <table:table-cell table:number-columns-repeated="2"/>
          <table:table-cell office:value-type="float" office:value="0.00000330392" calcext:value-type="float">
            <text:p>3.30E-006</text:p>
          </table:table-cell>
          <table:table-cell office:value-type="float" office:value="4091.76" calcext:value-type="float">
            <text:p>4091.76</text:p>
          </table:table-cell>
        </table:table-row>
        <table:table-row table:style-name="ro2">
          <table:table-cell office:value-type="float" office:value="4087.26" calcext:value-type="float">
            <text:p>4087.26</text:p>
          </table:table-cell>
          <table:table-cell office:value-type="float" office:value="0.00000331169" calcext:value-type="float">
            <text:p>3.31E-006</text:p>
          </table:table-cell>
          <table:table-cell/>
          <table:table-cell table:formula="of:=[.A29]/[.B29]" office:value-type="float" office:value="1234191606.0984" calcext:value-type="float">
            <text:p>1234191606.0984</text:p>
          </table:table-cell>
          <table:table-cell/>
          <table:table-cell table:formula="of:=[.B29]/[.A29]" office:value-type="float" office:value="0.000000000810246962512784" calcext:value-type="float">
            <text:p>8.10246962512784E-010</text:p>
          </table:table-cell>
          <table:table-cell table:number-columns-repeated="2"/>
          <table:table-cell office:value-type="float" office:value="0.00000331169" calcext:value-type="float">
            <text:p>3.31E-006</text:p>
          </table:table-cell>
          <table:table-cell office:value-type="float" office:value="4087.26" calcext:value-type="float">
            <text:p>4087.26</text:p>
          </table:table-cell>
        </table:table-row>
        <table:table-row table:style-name="ro2">
          <table:table-cell office:value-type="float" office:value="4248.67" calcext:value-type="float">
            <text:p>4248.67</text:p>
          </table:table-cell>
          <table:table-cell office:value-type="float" office:value="0.00000331937" calcext:value-type="float">
            <text:p>3.32E-006</text:p>
          </table:table-cell>
          <table:table-cell/>
          <table:table-cell table:formula="of:=[.A30]/[.B30]" office:value-type="float" office:value="1279962764.01847" calcext:value-type="float">
            <text:p>1279962764.01847</text:p>
          </table:table-cell>
          <table:table-cell/>
          <table:table-cell table:formula="of:=[.B30]/[.A30]" office:value-type="float" office:value="0.000000000781272727700669" calcext:value-type="float">
            <text:p>7.81272727700669E-010</text:p>
          </table:table-cell>
          <table:table-cell table:number-columns-repeated="2"/>
          <table:table-cell office:value-type="float" office:value="0.00000331937" calcext:value-type="float">
            <text:p>3.32E-006</text:p>
          </table:table-cell>
          <table:table-cell office:value-type="float" office:value="4248.67" calcext:value-type="float">
            <text:p>4248.67</text:p>
          </table:table-cell>
        </table:table-row>
        <table:table-row table:style-name="ro2">
          <table:table-cell office:value-type="float" office:value="4454.91" calcext:value-type="float">
            <text:p>4454.91</text:p>
          </table:table-cell>
          <table:table-cell office:value-type="float" office:value="0.00000332605" calcext:value-type="float">
            <text:p>3.33E-006</text:p>
          </table:table-cell>
          <table:table-cell/>
          <table:table-cell table:formula="of:=[.A31]/[.B31]" office:value-type="float" office:value="1339399588.1" calcext:value-type="float">
            <text:p>1339399588.1</text:p>
          </table:table-cell>
          <table:table-cell/>
          <table:table-cell table:formula="of:=[.B31]/[.A31]" office:value-type="float" office:value="0.000000000746603186147419" calcext:value-type="float">
            <text:p>7.46603186147419E-010</text:p>
          </table:table-cell>
          <table:table-cell table:number-columns-repeated="2"/>
          <table:table-cell office:value-type="float" office:value="0.00000332605" calcext:value-type="float">
            <text:p>3.33E-006</text:p>
          </table:table-cell>
          <table:table-cell office:value-type="float" office:value="4454.91" calcext:value-type="float">
            <text:p>4454.91</text:p>
          </table:table-cell>
        </table:table-row>
        <table:table-row table:style-name="ro2">
          <table:table-cell office:value-type="float" office:value="4483.11" calcext:value-type="float">
            <text:p>4483.11</text:p>
          </table:table-cell>
          <table:table-cell office:value-type="float" office:value="0.00000333168" calcext:value-type="float">
            <text:p>3.33E-006</text:p>
          </table:table-cell>
          <table:table-cell/>
          <table:table-cell table:formula="of:=[.A32]/[.B32]" office:value-type="float" office:value="1345600417.80723" calcext:value-type="float">
            <text:p>1345600417.80723</text:p>
          </table:table-cell>
          <table:table-cell/>
          <table:table-cell table:formula="of:=[.B32]/[.A32]" office:value-type="float" office:value="0.000000000743162670556823" calcext:value-type="float">
            <text:p>7.43162670556823E-010</text:p>
          </table:table-cell>
          <table:table-cell table:number-columns-repeated="2"/>
          <table:table-cell office:value-type="float" office:value="0.00000333168" calcext:value-type="float">
            <text:p>3.33E-006</text:p>
          </table:table-cell>
          <table:table-cell office:value-type="float" office:value="4483.11" calcext:value-type="float">
            <text:p>4483.11</text:p>
          </table:table-cell>
        </table:table-row>
        <table:table-row table:style-name="ro2">
          <table:table-cell office:value-type="float" office:value="4638.72" calcext:value-type="float">
            <text:p>4638.72</text:p>
          </table:table-cell>
          <table:table-cell office:value-type="float" office:value="0.00000333713" calcext:value-type="float">
            <text:p>3.34E-006</text:p>
          </table:table-cell>
          <table:table-cell/>
          <table:table-cell table:formula="of:=[.A33]/[.B33]" office:value-type="float" office:value="1390032752.69468" calcext:value-type="float">
            <text:p>1390032752.69468</text:p>
          </table:table-cell>
          <table:table-cell/>
          <table:table-cell table:formula="of:=[.B33]/[.A33]" office:value-type="float" office:value="0.000000000719407508967991" calcext:value-type="float">
            <text:p>7.19407508967991E-010</text:p>
          </table:table-cell>
          <table:table-cell table:number-columns-repeated="2"/>
          <table:table-cell office:value-type="float" office:value="0.00000333713" calcext:value-type="float">
            <text:p>3.34E-006</text:p>
          </table:table-cell>
          <table:table-cell office:value-type="float" office:value="4638.72" calcext:value-type="float">
            <text:p>4638.72</text:p>
          </table:table-cell>
        </table:table-row>
      </table:table>
      <table:table table:name="XueSofue" table:style-name="ta1">
        <table:shapes>
          <draw:frame draw:z-index="0" draw:style-name="gr1" draw:text-style-name="P1" svg:width="6.2988in" svg:height="3.5429in" svg:x="7.1394in" svg:y="0.272in">
            <draw:object draw:notify-on-update-of-ranges="XueSofue.A1:XueSofue.A1 XueSofue.A2:XueSofue.A33 XueSofue.B1:XueSofue.B1 XueSofue.B2:XueSofue.B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5.4307in" svg:height="3.5449in" svg:x="8.4445in" svg:y="4.0264in">
            <draw:object draw:notify-on-update-of-ranges="XueSofue.H34:XueSofue.H65 XueSofue.I33:XueSofue.I33 XueSofue.I34:XueSofue.I6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v2/v1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v1/v2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float" office:value="9285.85" calcext:value-type="float">
            <text:p>9285.85</text:p>
          </table:table-cell>
          <table:table-cell table:style-name="ce5" office:value-type="float" office:value="0.00000206775" calcext:value-type="float">
            <text:p>2.07E-006</text:p>
          </table:table-cell>
          <table:table-cell/>
          <table:table-cell table:formula="of:=[.A2]/[.B2]" office:value-type="float" office:value="4490799177.85032" calcext:value-type="float">
            <text:p>4490799177.85032</text:p>
          </table:table-cell>
          <table:table-cell table:formula="of:=COUNT([.D$1:.D$1048576])" office:value-type="float" office:value="32" calcext:value-type="float">
            <text:p>32</text:p>
          </table:table-cell>
          <table:table-cell table:formula="of:=[.B2]/[.A2]" office:value-type="float" office:value="0.000000000222677514713246" calcext:value-type="float">
            <text:p>2.22677514713246E-010</text:p>
          </table:table-cell>
          <table:table-cell table:formula="of:=COUNT([.F$1:.F$1048576])" office:value-type="float" office:value="32" calcext:value-type="float">
            <text:p>32</text:p>
          </table:table-cell>
          <table:table-cell table:number-columns-repeated="2"/>
        </table:table-row>
        <table:table-row table:style-name="ro3">
          <table:table-cell office:value-type="float" office:value="4717.82" calcext:value-type="float">
            <text:p>4717.82</text:p>
          </table:table-cell>
          <table:table-cell table:style-name="ce5" office:value-type="float" office:value="0.00000227269" calcext:value-type="float">
            <text:p>2.27E-006</text:p>
          </table:table-cell>
          <table:table-cell/>
          <table:table-cell table:formula="of:=[.A3]/[.B3]" office:value-type="float" office:value="2075874844.34745" calcext:value-type="float">
            <text:p>2075874844.34745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 table:formula="of:=[.B3]/[.A3]" office:value-type="float" office:value="0.000000000481724610095341" calcext:value-type="float">
            <text:p>4.81724610095341E-010</text:p>
          </table:table-cell>
          <table:table-cell table:style-name="ce4" office:value-type="string" calcext:value-type="string">
            <text:p>`<text:span text:style-name="T1">x</text:span></text:p>
          </table:table-cell>
          <table:table-cell table:number-columns-repeated="2"/>
        </table:table-row>
        <table:table-row table:style-name="ro1">
          <table:table-cell office:value-type="float" office:value="4087.4" calcext:value-type="float">
            <text:p>4087.4</text:p>
          </table:table-cell>
          <table:table-cell table:style-name="ce5" office:value-type="float" office:value="0.00000240073" calcext:value-type="float">
            <text:p>2.40E-006</text:p>
          </table:table-cell>
          <table:table-cell/>
          <table:table-cell table:formula="of:=[.A4]/[.B4]" office:value-type="float" office:value="1702565469.66964" calcext:value-type="float">
            <text:p>1702565469.66964</text:p>
          </table:table-cell>
          <table:table-cell table:style-name="ce3" office:value-type="string" calcext:value-type="string">
            <text:p>(units)</text:p>
          </table:table-cell>
          <table:table-cell table:formula="of:=[.B4]/[.A4]" office:value-type="float" office:value="0.000000000587348925967608" calcext:value-type="float">
            <text:p>5.87348925967608E-010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</table:table-row>
        <table:table-row table:style-name="ro2">
          <table:table-cell office:value-type="float" office:value="3765.53" calcext:value-type="float">
            <text:p>3765.53</text:p>
          </table:table-cell>
          <table:table-cell table:style-name="ce5" office:value-type="float" office:value="0.00000249519" calcext:value-type="float">
            <text:p>2.50E-006</text:p>
          </table:table-cell>
          <table:table-cell/>
          <table:table-cell table:formula="of:=[.A5]/[.B5]" office:value-type="float" office:value="1509115538.29568" calcext:value-type="float">
            <text:p>1509115538.29568</text:p>
          </table:table-cell>
          <table:table-cell table:formula="of:=AVERAGE([.D$1:.D$1048576])" office:value-type="float" office:value="1306220776.76366" calcext:value-type="float">
            <text:p>1306220776.76366</text:p>
          </table:table-cell>
          <table:table-cell table:formula="of:=[.B5]/[.A5]" office:value-type="float" office:value="0.000000000662639787758961" calcext:value-type="float">
            <text:p>6.62639787758961E-010</text:p>
          </table:table-cell>
          <table:table-cell table:formula="of:=AVERAGE([.F$1:.F$1048576])" office:value-type="float" office:value="0.000000000833591285794836" calcext:value-type="float">
            <text:p>8.33591285794836E-010</text:p>
          </table:table-cell>
          <table:table-cell table:number-columns-repeated="2"/>
        </table:table-row>
        <table:table-row table:style-name="ro3">
          <table:table-cell office:value-type="float" office:value="3161.67" calcext:value-type="float">
            <text:p>3161.67</text:p>
          </table:table-cell>
          <table:table-cell table:style-name="ce5" office:value-type="float" office:value="0.00000256127" calcext:value-type="float">
            <text:p>2.56E-006</text:p>
          </table:table-cell>
          <table:table-cell/>
          <table:table-cell table:formula="of:=[.A6]/[.B6]" office:value-type="float" office:value="1234414958.20433" calcext:value-type="float">
            <text:p>1234414958.20433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 table:formula="of:=[.B6]/[.A6]" office:value-type="float" office:value="0.00000000081010035835492" calcext:value-type="float">
            <text:p>8.1010035835492E-010</text:p>
          </table:table-cell>
          <table:table-cell table:style-name="ce3" office:value-type="string" calcext:value-type="string">
            <text:p>S<text:span text:style-name="T2">x</text:span></text:p>
          </table:table-cell>
          <table:table-cell table:number-columns-repeated="2"/>
        </table:table-row>
        <table:table-row table:style-name="ro1">
          <table:table-cell office:value-type="float" office:value="3112.72" calcext:value-type="float">
            <text:p>3112.72</text:p>
          </table:table-cell>
          <table:table-cell table:style-name="ce5" office:value-type="float" office:value="0.00000263198" calcext:value-type="float">
            <text:p>2.63E-006</text:p>
          </table:table-cell>
          <table:table-cell/>
          <table:table-cell table:formula="of:=[.A7]/[.B7]" office:value-type="float" office:value="1182653363.62738" calcext:value-type="float">
            <text:p>1182653363.62738</text:p>
          </table:table-cell>
          <table:table-cell table:style-name="ce3" office:value-type="string" calcext:value-type="string">
            <text:p>(units)</text:p>
          </table:table-cell>
          <table:table-cell table:formula="of:=[.B7]/[.A7]" office:value-type="float" office:value="0.000000000845556298028734" calcext:value-type="float">
            <text:p>8.45556298028734E-010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</table:table-row>
        <table:table-row table:style-name="ro2">
          <table:table-cell office:value-type="float" office:value="2959.07" calcext:value-type="float">
            <text:p>2959.07</text:p>
          </table:table-cell>
          <table:table-cell table:style-name="ce5" office:value-type="float" office:value="0.0000026778" calcext:value-type="float">
            <text:p>2.68E-006</text:p>
          </table:table-cell>
          <table:table-cell/>
          <table:table-cell table:formula="of:=[.A8]/[.B8]" office:value-type="float" office:value="1105037717.52932" calcext:value-type="float">
            <text:p>1105037717.52932</text:p>
          </table:table-cell>
          <table:table-cell table:formula="of:=COM.MICROSOFT.STDEV.S([.D$1:.D$1048576])" office:value-type="float" office:value="623091407.373337" calcext:value-type="float">
            <text:p>623091407.373337</text:p>
          </table:table-cell>
          <table:table-cell table:formula="of:=[.B8]/[.A8]" office:value-type="float" office:value="0.000000000904946486565036" calcext:value-type="float">
            <text:p>9.04946486565036E-010</text:p>
          </table:table-cell>
          <table:table-cell table:formula="of:=COM.MICROSOFT.STDEV.S([.F$1:.F$1048576])" office:value-type="float" office:value="0.000000000166352061787419" calcext:value-type="float">
            <text:p>1.66352061787419E-010</text:p>
          </table:table-cell>
          <table:table-cell table:number-columns-repeated="2"/>
        </table:table-row>
        <table:table-row table:style-name="ro4">
          <table:table-cell office:value-type="float" office:value="2851.33" calcext:value-type="float">
            <text:p>2851.33</text:p>
          </table:table-cell>
          <table:table-cell table:style-name="ce5" office:value-type="float" office:value="0.00000271987" calcext:value-type="float">
            <text:p>2.72E-006</text:p>
          </table:table-cell>
          <table:table-cell/>
          <table:table-cell table:formula="of:=[.A9]/[.B9]" office:value-type="float" office:value="1048333192.39522" calcext:value-type="float">
            <text:p>1048333192.39522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 table:formula="of:=[.B9]/[.A9]" office:value-type="float" office:value="0.000000000953895199783961" calcext:value-type="float">
            <text:p>0.000000001</text:p>
          </table:table-cell>
          <table:table-cell table:style-name="ce3" office:value-type="string" calcext:value-type="string">
            <text:p>S<text:span text:style-name="T3">`</text:span><text:span text:style-name="T4">x</text:span></text:p>
          </table:table-cell>
          <table:table-cell table:number-columns-repeated="2"/>
        </table:table-row>
        <table:table-row table:style-name="ro1">
          <table:table-cell office:value-type="float" office:value="2844.56" calcext:value-type="float">
            <text:p>2844.56</text:p>
          </table:table-cell>
          <table:table-cell table:style-name="ce5" office:value-type="float" office:value="0.00000276699" calcext:value-type="float">
            <text:p>2.77E-006</text:p>
          </table:table-cell>
          <table:table-cell/>
          <table:table-cell table:formula="of:=[.A10]/[.B10]" office:value-type="float" office:value="1028034073.12639" calcext:value-type="float">
            <text:p>1028034073.12639</text:p>
          </table:table-cell>
          <table:table-cell table:style-name="ce3" office:value-type="string" calcext:value-type="string">
            <text:p>(units)</text:p>
          </table:table-cell>
          <table:table-cell table:formula="of:=[.B10]/[.A10]" office:value-type="float" office:value="0.000000000972730404702309" calcext:value-type="float">
            <text:p>0.000000001</text:p>
          </table:table-cell>
          <table:table-cell table:style-name="ce3" office:value-type="string" calcext:value-type="string">
            <text:p>(units)</text:p>
          </table:table-cell>
          <table:table-cell table:number-columns-repeated="2"/>
        </table:table-row>
        <table:table-row table:style-name="ro2">
          <table:table-cell office:value-type="float" office:value="2830.24" calcext:value-type="float">
            <text:p>2830.24</text:p>
          </table:table-cell>
          <table:table-cell table:style-name="ce5" office:value-type="float" office:value="0.00000279986" calcext:value-type="float">
            <text:p>2.80E-006</text:p>
          </table:table-cell>
          <table:table-cell/>
          <table:table-cell table:formula="of:=[.A11]/[.B11]" office:value-type="float" office:value="1010850542.52713" calcext:value-type="float">
            <text:p>1010850542.52713</text:p>
          </table:table-cell>
          <table:table-cell table:formula="of:=[.E8]/SQRT([.E2])" office:value-type="float" office:value="110148039.863189" calcext:value-type="float">
            <text:p>110148039.863189</text:p>
          </table:table-cell>
          <table:table-cell table:formula="of:=[.B11]/[.A11]" office:value-type="float" office:value="0.000000000989265927977839" calcext:value-type="float">
            <text:p>0.000000001</text:p>
          </table:table-cell>
          <table:table-cell table:formula="of:=[.G8]/SQRT([.G2])" office:value-type="float" office:value="0.0000000000294071677385619" calcext:value-type="float">
            <text:p>2.94071677385619E-011</text:p>
          </table:table-cell>
          <table:table-cell table:number-columns-repeated="2"/>
        </table:table-row>
        <table:table-row table:style-name="ro2">
          <table:table-cell office:value-type="float" office:value="2852.08" calcext:value-type="float">
            <text:p>2852.08</text:p>
          </table:table-cell>
          <table:table-cell table:style-name="ce5" office:value-type="float" office:value="0.00000283004" calcext:value-type="float">
            <text:p>2.83E-006</text:p>
          </table:table-cell>
          <table:table-cell/>
          <table:table-cell table:formula="of:=[.A12]/[.B12]" office:value-type="float" office:value="1007787875.78974" calcext:value-type="float">
            <text:p>1007787875.78974</text:p>
          </table:table-cell>
          <table:table-cell/>
          <table:table-cell table:formula="of:=[.B12]/[.A12]" office:value-type="float" office:value="0.000000000992272306527166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2909.62" calcext:value-type="float">
            <text:p>2909.62</text:p>
          </table:table-cell>
          <table:table-cell table:style-name="ce5" office:value-type="float" office:value="0.00000291679" calcext:value-type="float">
            <text:p>2.92E-006</text:p>
          </table:table-cell>
          <table:table-cell/>
          <table:table-cell table:formula="of:=[.A13]/[.B13]" office:value-type="float" office:value="997541818.231686" calcext:value-type="float">
            <text:p>997541818.231686</text:p>
          </table:table-cell>
          <table:table-cell/>
          <table:table-cell table:formula="of:=[.B13]/[.A13]" office:value-type="float" office:value="0.00000000100246423931647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2981.45" calcext:value-type="float">
            <text:p>2981.45</text:p>
          </table:table-cell>
          <table:table-cell table:style-name="ce5" office:value-type="float" office:value="0.00000298239" calcext:value-type="float">
            <text:p>2.98E-006</text:p>
          </table:table-cell>
          <table:table-cell/>
          <table:table-cell table:formula="of:=[.A14]/[.B14]" office:value-type="float" office:value="999684816.539755" calcext:value-type="float">
            <text:p>999684816.539755</text:p>
          </table:table-cell>
          <table:table-cell/>
          <table:table-cell table:formula="of:=[.B14]/[.A14]" office:value-type="float" office:value="0.00000000100031528283218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3119.72" calcext:value-type="float">
            <text:p>3119.72</text:p>
          </table:table-cell>
          <table:table-cell table:style-name="ce5" office:value-type="float" office:value="0.00000303578" calcext:value-type="float">
            <text:p>3.04E-006</text:p>
          </table:table-cell>
          <table:table-cell/>
          <table:table-cell table:formula="of:=[.A15]/[.B15]" office:value-type="float" office:value="1027650224.98337" calcext:value-type="float">
            <text:p>1027650224.98337</text:p>
          </table:table-cell>
          <table:table-cell/>
          <table:table-cell table:formula="of:=[.B15]/[.A15]" office:value-type="float" office:value="0.000000000973093739181721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3178.12" calcext:value-type="float">
            <text:p>3178.12</text:p>
          </table:table-cell>
          <table:table-cell table:style-name="ce5" office:value-type="float" office:value="0.00000307948" calcext:value-type="float">
            <text:p>3.08E-006</text:p>
          </table:table-cell>
          <table:table-cell/>
          <table:table-cell table:formula="of:=[.A16]/[.B16]" office:value-type="float" office:value="1032031381.92162" calcext:value-type="float">
            <text:p>1032031381.92162</text:p>
          </table:table-cell>
          <table:table-cell/>
          <table:table-cell table:formula="of:=[.B16]/[.A16]" office:value-type="float" office:value="0.000000000968962783028961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3244.36" calcext:value-type="float">
            <text:p>3244.36</text:p>
          </table:table-cell>
          <table:table-cell table:style-name="ce5" office:value-type="float" office:value="0.00000311899" calcext:value-type="float">
            <text:p>3.12E-006</text:p>
          </table:table-cell>
          <table:table-cell/>
          <table:table-cell table:formula="of:=[.A17]/[.B17]" office:value-type="float" office:value="1040195704.37866" calcext:value-type="float">
            <text:p>1040195704.37866</text:p>
          </table:table-cell>
          <table:table-cell/>
          <table:table-cell table:formula="of:=[.B17]/[.A17]" office:value-type="float" office:value="0.000000000961357555881591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3299.91" calcext:value-type="float">
            <text:p>3299.91</text:p>
          </table:table-cell>
          <table:table-cell table:style-name="ce5" office:value-type="float" office:value="0.0000031485" calcext:value-type="float">
            <text:p>3.15E-006</text:p>
          </table:table-cell>
          <table:table-cell/>
          <table:table-cell table:formula="of:=[.A18]/[.B18]" office:value-type="float" office:value="1048089566.46022" calcext:value-type="float">
            <text:p>1048089566.46022</text:p>
          </table:table-cell>
          <table:table-cell/>
          <table:table-cell table:formula="of:=[.B18]/[.A18]" office:value-type="float" office:value="0.00000000095411693046174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float" office:value="3448.36" calcext:value-type="float">
            <text:p>3448.36</text:p>
          </table:table-cell>
          <table:table-cell table:style-name="ce5" office:value-type="float" office:value="0.00000317466" calcext:value-type="float">
            <text:p>3.17E-006</text:p>
          </table:table-cell>
          <table:table-cell/>
          <table:table-cell table:formula="of:=[.A19]/[.B19]" office:value-type="float" office:value="1086213956.77017" calcext:value-type="float">
            <text:p>1086213956.77017</text:p>
          </table:table-cell>
          <table:table-cell/>
          <table:table-cell table:formula="of:=[.B19]/[.A19]" office:value-type="float" office:value="0.000000000920628936653946" calcext:value-type="float">
            <text:p>9.20628936653946E-010</text:p>
          </table:table-cell>
          <table:table-cell table:number-columns-repeated="3"/>
        </table:table-row>
        <table:table-row table:style-name="ro2">
          <table:table-cell office:value-type="float" office:value="3491.41" calcext:value-type="float">
            <text:p>3491.41</text:p>
          </table:table-cell>
          <table:table-cell table:style-name="ce5" office:value-type="float" office:value="0.00000319824" calcext:value-type="float">
            <text:p>3.20E-006</text:p>
          </table:table-cell>
          <table:table-cell/>
          <table:table-cell table:formula="of:=[.A20]/[.B20]" office:value-type="float" office:value="1091666041.32273" calcext:value-type="float">
            <text:p>1091666041.32273</text:p>
          </table:table-cell>
          <table:table-cell/>
          <table:table-cell table:formula="of:=[.B20]/[.A20]" office:value-type="float" office:value="0.000000000916031059085011" calcext:value-type="float">
            <text:p>9.16031059085011E-010</text:p>
          </table:table-cell>
          <table:table-cell table:number-columns-repeated="3"/>
        </table:table-row>
        <table:table-row table:style-name="ro2">
          <table:table-cell office:value-type="float" office:value="3549.79" calcext:value-type="float">
            <text:p>3549.79</text:p>
          </table:table-cell>
          <table:table-cell table:style-name="ce5" office:value-type="float" office:value="0.00000321692" calcext:value-type="float">
            <text:p>3.22E-006</text:p>
          </table:table-cell>
          <table:table-cell/>
          <table:table-cell table:formula="of:=[.A21]/[.B21]" office:value-type="float" office:value="1103474752.24749" calcext:value-type="float">
            <text:p>1103474752.24749</text:p>
          </table:table-cell>
          <table:table-cell/>
          <table:table-cell table:formula="of:=[.B21]/[.A21]" office:value-type="float" office:value="0.000000000906228255755974" calcext:value-type="float">
            <text:p>9.06228255755974E-010</text:p>
          </table:table-cell>
          <table:table-cell table:number-columns-repeated="3"/>
        </table:table-row>
        <table:table-row table:style-name="ro2">
          <table:table-cell office:value-type="float" office:value="3629.54" calcext:value-type="float">
            <text:p>3629.54</text:p>
          </table:table-cell>
          <table:table-cell table:style-name="ce5" office:value-type="float" office:value="0.00000323545" calcext:value-type="float">
            <text:p>3.24E-006</text:p>
          </table:table-cell>
          <table:table-cell/>
          <table:table-cell table:formula="of:=[.A22]/[.B22]" office:value-type="float" office:value="1121803767.63665" calcext:value-type="float">
            <text:p>1121803767.63665</text:p>
          </table:table-cell>
          <table:table-cell/>
          <table:table-cell table:formula="of:=[.B22]/[.A22]" office:value-type="float" office:value="0.000000000891421502449346" calcext:value-type="float">
            <text:p>8.91421502449346E-010</text:p>
          </table:table-cell>
          <table:table-cell table:number-columns-repeated="3"/>
        </table:table-row>
        <table:table-row table:style-name="ro2">
          <table:table-cell office:value-type="float" office:value="3798.94" calcext:value-type="float">
            <text:p>3798.94</text:p>
          </table:table-cell>
          <table:table-cell table:style-name="ce5" office:value-type="float" office:value="0.00000325039" calcext:value-type="float">
            <text:p>3.25E-006</text:p>
          </table:table-cell>
          <table:table-cell/>
          <table:table-cell table:formula="of:=[.A23]/[.B23]" office:value-type="float" office:value="1168764363.66098" calcext:value-type="float">
            <text:p>1168764363.66098</text:p>
          </table:table-cell>
          <table:table-cell/>
          <table:table-cell table:formula="of:=[.B23]/[.A23]" office:value-type="float" office:value="0.000000000855604458085676" calcext:value-type="float">
            <text:p>8.55604458085676E-010</text:p>
          </table:table-cell>
          <table:table-cell table:number-columns-repeated="3"/>
        </table:table-row>
        <table:table-row table:style-name="ro2">
          <table:table-cell office:value-type="float" office:value="3896.14" calcext:value-type="float">
            <text:p>3896.14</text:p>
          </table:table-cell>
          <table:table-cell table:style-name="ce5" office:value-type="float" office:value="0.00000326364" calcext:value-type="float">
            <text:p>3.26E-006</text:p>
          </table:table-cell>
          <table:table-cell/>
          <table:table-cell table:formula="of:=[.A24]/[.B24]" office:value-type="float" office:value="1193802012.47687" calcext:value-type="float">
            <text:p>1193802012.47687</text:p>
          </table:table-cell>
          <table:table-cell/>
          <table:table-cell table:formula="of:=[.B24]/[.A24]" office:value-type="float" office:value="0.000000000837659837685504" calcext:value-type="float">
            <text:p>8.37659837685504E-010</text:p>
          </table:table-cell>
          <table:table-cell table:number-columns-repeated="3"/>
        </table:table-row>
        <table:table-row table:style-name="ro2">
          <table:table-cell office:value-type="float" office:value="3970.32" calcext:value-type="float">
            <text:p>3970.32</text:p>
          </table:table-cell>
          <table:table-cell table:style-name="ce5" office:value-type="float" office:value="0.00000327589" calcext:value-type="float">
            <text:p>3.28E-006</text:p>
          </table:table-cell>
          <table:table-cell/>
          <table:table-cell table:formula="of:=[.A25]/[.B25]" office:value-type="float" office:value="1211982087.31062" calcext:value-type="float">
            <text:p>1211982087.31062</text:p>
          </table:table-cell>
          <table:table-cell/>
          <table:table-cell table:formula="of:=[.B25]/[.A25]" office:value-type="float" office:value="0.000000000825094702693989" calcext:value-type="float">
            <text:p>8.25094702693989E-010</text:p>
          </table:table-cell>
          <table:table-cell table:number-columns-repeated="3"/>
        </table:table-row>
        <table:table-row table:style-name="ro2">
          <table:table-cell office:value-type="float" office:value="4018.03" calcext:value-type="float">
            <text:p>4018.03</text:p>
          </table:table-cell>
          <table:table-cell table:style-name="ce5" office:value-type="float" office:value="0.00000328551" calcext:value-type="float">
            <text:p>3.29E-006</text:p>
          </table:table-cell>
          <table:table-cell/>
          <table:table-cell table:formula="of:=[.A26]/[.B26]" office:value-type="float" office:value="1222954731.53331" calcext:value-type="float">
            <text:p>1222954731.53331</text:p>
          </table:table-cell>
          <table:table-cell/>
          <table:table-cell table:formula="of:=[.B26]/[.A26]" office:value-type="float" office:value="0.000000000817691754416965" calcext:value-type="float">
            <text:p>8.17691754416965E-010</text:p>
          </table:table-cell>
          <table:table-cell table:number-columns-repeated="3"/>
        </table:table-row>
        <table:table-row table:style-name="ro2">
          <table:table-cell office:value-type="float" office:value="4054.15" calcext:value-type="float">
            <text:p>4054.15</text:p>
          </table:table-cell>
          <table:table-cell table:style-name="ce5" office:value-type="float" office:value="0.00000329579" calcext:value-type="float">
            <text:p>3.30E-006</text:p>
          </table:table-cell>
          <table:table-cell/>
          <table:table-cell table:formula="of:=[.A27]/[.B27]" office:value-type="float" office:value="1230099611.92916" calcext:value-type="float">
            <text:p>1230099611.92916</text:p>
          </table:table-cell>
          <table:table-cell/>
          <table:table-cell table:formula="of:=[.B27]/[.A27]" office:value-type="float" office:value="0.000000000812942293699049" calcext:value-type="float">
            <text:p>8.12942293699049E-010</text:p>
          </table:table-cell>
          <table:table-cell table:number-columns-repeated="3"/>
        </table:table-row>
        <table:table-row table:style-name="ro2">
          <table:table-cell office:value-type="float" office:value="4091.76" calcext:value-type="float">
            <text:p>4091.76</text:p>
          </table:table-cell>
          <table:table-cell table:style-name="ce5" office:value-type="float" office:value="0.00000330392" calcext:value-type="float">
            <text:p>3.30E-006</text:p>
          </table:table-cell>
          <table:table-cell/>
          <table:table-cell table:formula="of:=[.A28]/[.B28]" office:value-type="float" office:value="1238456136.95247" calcext:value-type="float">
            <text:p>1238456136.95247</text:p>
          </table:table-cell>
          <table:table-cell/>
          <table:table-cell table:formula="of:=[.B28]/[.A28]" office:value-type="float" office:value="0.000000000807456937845817" calcext:value-type="float">
            <text:p>8.07456937845817E-010</text:p>
          </table:table-cell>
          <table:table-cell table:number-columns-repeated="3"/>
        </table:table-row>
        <table:table-row table:style-name="ro2">
          <table:table-cell office:value-type="float" office:value="4087.26" calcext:value-type="float">
            <text:p>4087.26</text:p>
          </table:table-cell>
          <table:table-cell table:style-name="ce5" office:value-type="float" office:value="0.00000331169" calcext:value-type="float">
            <text:p>3.31E-006</text:p>
          </table:table-cell>
          <table:table-cell/>
          <table:table-cell table:formula="of:=[.A29]/[.B29]" office:value-type="float" office:value="1234191606.0984" calcext:value-type="float">
            <text:p>1234191606.0984</text:p>
          </table:table-cell>
          <table:table-cell/>
          <table:table-cell table:formula="of:=[.B29]/[.A29]" office:value-type="float" office:value="0.000000000810246962512784" calcext:value-type="float">
            <text:p>8.10246962512784E-010</text:p>
          </table:table-cell>
          <table:table-cell table:number-columns-repeated="3"/>
        </table:table-row>
        <table:table-row table:style-name="ro2">
          <table:table-cell office:value-type="float" office:value="4248.67" calcext:value-type="float">
            <text:p>4248.67</text:p>
          </table:table-cell>
          <table:table-cell table:style-name="ce5" office:value-type="float" office:value="0.00000331937" calcext:value-type="float">
            <text:p>3.32E-006</text:p>
          </table:table-cell>
          <table:table-cell/>
          <table:table-cell table:formula="of:=[.A30]/[.B30]" office:value-type="float" office:value="1279962764.01847" calcext:value-type="float">
            <text:p>1279962764.01847</text:p>
          </table:table-cell>
          <table:table-cell/>
          <table:table-cell table:formula="of:=[.B30]/[.A30]" office:value-type="float" office:value="0.000000000781272727700669" calcext:value-type="float">
            <text:p>7.81272727700669E-010</text:p>
          </table:table-cell>
          <table:table-cell table:number-columns-repeated="3"/>
        </table:table-row>
        <table:table-row table:style-name="ro2">
          <table:table-cell office:value-type="float" office:value="4454.91" calcext:value-type="float">
            <text:p>4454.91</text:p>
          </table:table-cell>
          <table:table-cell table:style-name="ce5" office:value-type="float" office:value="0.00000332605" calcext:value-type="float">
            <text:p>3.33E-006</text:p>
          </table:table-cell>
          <table:table-cell/>
          <table:table-cell table:formula="of:=[.A31]/[.B31]" office:value-type="float" office:value="1339399588.1" calcext:value-type="float">
            <text:p>1339399588.1</text:p>
          </table:table-cell>
          <table:table-cell/>
          <table:table-cell table:formula="of:=[.B31]/[.A31]" office:value-type="float" office:value="0.000000000746603186147419" calcext:value-type="float">
            <text:p>7.46603186147419E-010</text:p>
          </table:table-cell>
          <table:table-cell table:number-columns-repeated="3"/>
        </table:table-row>
        <table:table-row table:style-name="ro2">
          <table:table-cell office:value-type="float" office:value="4483.11" calcext:value-type="float">
            <text:p>4483.11</text:p>
          </table:table-cell>
          <table:table-cell table:style-name="ce5" office:value-type="float" office:value="0.00000333168" calcext:value-type="float">
            <text:p>3.33E-006</text:p>
          </table:table-cell>
          <table:table-cell/>
          <table:table-cell table:formula="of:=[.A32]/[.B32]" office:value-type="float" office:value="1345600417.80723" calcext:value-type="float">
            <text:p>1345600417.80723</text:p>
          </table:table-cell>
          <table:table-cell/>
          <table:table-cell table:formula="of:=[.B32]/[.A32]" office:value-type="float" office:value="0.000000000743162670556823" calcext:value-type="float">
            <text:p>7.43162670556823E-010</text:p>
          </table:table-cell>
          <table:table-cell table:number-columns-repeated="3"/>
        </table:table-row>
        <table:table-row table:style-name="ro2">
          <table:table-cell office:value-type="float" office:value="4638.72" calcext:value-type="float">
            <text:p>4638.72</text:p>
          </table:table-cell>
          <table:table-cell table:style-name="ce5" office:value-type="float" office:value="0.00000333713" calcext:value-type="float">
            <text:p>3.34E-006</text:p>
          </table:table-cell>
          <table:table-cell/>
          <table:table-cell table:formula="of:=[.A33]/[.B33]" office:value-type="float" office:value="1390032752.69468" calcext:value-type="float">
            <text:p>1390032752.69468</text:p>
          </table:table-cell>
          <table:table-cell/>
          <table:table-cell table:formula="of:=[.B33]/[.A33]" office:value-type="float" office:value="0.000000000719407508967991" calcext:value-type="float">
            <text:p>7.19407508967991E-010</text:p>
          </table:table-cell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2">
          <table:table-cell table:number-columns-repeated="7"/>
          <table:table-cell table:style-name="ce5" office:value-type="float" office:value="0.00000206775" calcext:value-type="float">
            <text:p>2.07E-006</text:p>
          </table:table-cell>
          <table:table-cell office:value-type="float" office:value="9285.85" calcext:value-type="float">
            <text:p>9285.85</text:p>
          </table:table-cell>
        </table:table-row>
        <table:table-row table:style-name="ro2">
          <table:table-cell table:number-columns-repeated="7"/>
          <table:table-cell table:style-name="ce5" office:value-type="float" office:value="0.00000227269" calcext:value-type="float">
            <text:p>2.27E-006</text:p>
          </table:table-cell>
          <table:table-cell office:value-type="float" office:value="4717.82" calcext:value-type="float">
            <text:p>4717.82</text:p>
          </table:table-cell>
        </table:table-row>
        <table:table-row table:style-name="ro2">
          <table:table-cell table:number-columns-repeated="7"/>
          <table:table-cell table:style-name="ce5" office:value-type="float" office:value="0.00000240073" calcext:value-type="float">
            <text:p>2.40E-006</text:p>
          </table:table-cell>
          <table:table-cell office:value-type="float" office:value="4087.4" calcext:value-type="float">
            <text:p>4087.4</text:p>
          </table:table-cell>
        </table:table-row>
        <table:table-row table:style-name="ro2">
          <table:table-cell table:number-columns-repeated="7"/>
          <table:table-cell table:style-name="ce5" office:value-type="float" office:value="0.00000249519" calcext:value-type="float">
            <text:p>2.50E-006</text:p>
          </table:table-cell>
          <table:table-cell office:value-type="float" office:value="3765.53" calcext:value-type="float">
            <text:p>3765.53</text:p>
          </table:table-cell>
        </table:table-row>
        <table:table-row table:style-name="ro2">
          <table:table-cell table:number-columns-repeated="7"/>
          <table:table-cell table:style-name="ce5" office:value-type="float" office:value="0.00000256127" calcext:value-type="float">
            <text:p>2.56E-006</text:p>
          </table:table-cell>
          <table:table-cell office:value-type="float" office:value="3161.67" calcext:value-type="float">
            <text:p>3161.67</text:p>
          </table:table-cell>
        </table:table-row>
        <table:table-row table:style-name="ro2">
          <table:table-cell table:number-columns-repeated="7"/>
          <table:table-cell table:style-name="ce5" office:value-type="float" office:value="0.00000263198" calcext:value-type="float">
            <text:p>2.63E-006</text:p>
          </table:table-cell>
          <table:table-cell office:value-type="float" office:value="3112.72" calcext:value-type="float">
            <text:p>3112.72</text:p>
          </table:table-cell>
        </table:table-row>
        <table:table-row table:style-name="ro2">
          <table:table-cell table:number-columns-repeated="7"/>
          <table:table-cell table:style-name="ce5" office:value-type="float" office:value="0.0000026778" calcext:value-type="float">
            <text:p>2.68E-006</text:p>
          </table:table-cell>
          <table:table-cell office:value-type="float" office:value="2959.07" calcext:value-type="float">
            <text:p>2959.07</text:p>
          </table:table-cell>
        </table:table-row>
        <table:table-row table:style-name="ro2">
          <table:table-cell table:number-columns-repeated="7"/>
          <table:table-cell table:style-name="ce5" office:value-type="float" office:value="0.00000271987" calcext:value-type="float">
            <text:p>2.72E-006</text:p>
          </table:table-cell>
          <table:table-cell office:value-type="float" office:value="2851.33" calcext:value-type="float">
            <text:p>2851.33</text:p>
          </table:table-cell>
        </table:table-row>
        <table:table-row table:style-name="ro2">
          <table:table-cell table:number-columns-repeated="7"/>
          <table:table-cell table:style-name="ce5" office:value-type="float" office:value="0.00000276699" calcext:value-type="float">
            <text:p>2.77E-006</text:p>
          </table:table-cell>
          <table:table-cell office:value-type="float" office:value="2844.56" calcext:value-type="float">
            <text:p>2844.56</text:p>
          </table:table-cell>
        </table:table-row>
        <table:table-row table:style-name="ro2">
          <table:table-cell table:number-columns-repeated="7"/>
          <table:table-cell table:style-name="ce5" office:value-type="float" office:value="0.00000279986" calcext:value-type="float">
            <text:p>2.80E-006</text:p>
          </table:table-cell>
          <table:table-cell office:value-type="float" office:value="2830.24" calcext:value-type="float">
            <text:p>2830.24</text:p>
          </table:table-cell>
        </table:table-row>
        <table:table-row table:style-name="ro2">
          <table:table-cell table:number-columns-repeated="7"/>
          <table:table-cell table:style-name="ce5" office:value-type="float" office:value="0.00000283004" calcext:value-type="float">
            <text:p>2.83E-006</text:p>
          </table:table-cell>
          <table:table-cell office:value-type="float" office:value="2852.08" calcext:value-type="float">
            <text:p>2852.08</text:p>
          </table:table-cell>
        </table:table-row>
        <table:table-row table:style-name="ro2">
          <table:table-cell table:number-columns-repeated="7"/>
          <table:table-cell table:style-name="ce5" office:value-type="float" office:value="0.00000291679" calcext:value-type="float">
            <text:p>2.92E-006</text:p>
          </table:table-cell>
          <table:table-cell office:value-type="float" office:value="2909.62" calcext:value-type="float">
            <text:p>2909.62</text:p>
          </table:table-cell>
        </table:table-row>
        <table:table-row table:style-name="ro2">
          <table:table-cell table:number-columns-repeated="7"/>
          <table:table-cell table:style-name="ce5" office:value-type="float" office:value="0.00000298239" calcext:value-type="float">
            <text:p>2.98E-006</text:p>
          </table:table-cell>
          <table:table-cell office:value-type="float" office:value="2981.45" calcext:value-type="float">
            <text:p>2981.45</text:p>
          </table:table-cell>
        </table:table-row>
        <table:table-row table:style-name="ro2">
          <table:table-cell table:number-columns-repeated="7"/>
          <table:table-cell table:style-name="ce5" office:value-type="float" office:value="0.00000303578" calcext:value-type="float">
            <text:p>3.04E-006</text:p>
          </table:table-cell>
          <table:table-cell office:value-type="float" office:value="3119.72" calcext:value-type="float">
            <text:p>3119.72</text:p>
          </table:table-cell>
        </table:table-row>
        <table:table-row table:style-name="ro2">
          <table:table-cell table:number-columns-repeated="7"/>
          <table:table-cell table:style-name="ce5" office:value-type="float" office:value="0.00000307948" calcext:value-type="float">
            <text:p>3.08E-006</text:p>
          </table:table-cell>
          <table:table-cell office:value-type="float" office:value="3178.12" calcext:value-type="float">
            <text:p>3178.12</text:p>
          </table:table-cell>
        </table:table-row>
        <table:table-row table:style-name="ro2">
          <table:table-cell table:number-columns-repeated="7"/>
          <table:table-cell table:style-name="ce5" office:value-type="float" office:value="0.00000311899" calcext:value-type="float">
            <text:p>3.12E-006</text:p>
          </table:table-cell>
          <table:table-cell office:value-type="float" office:value="3244.36" calcext:value-type="float">
            <text:p>3244.36</text:p>
          </table:table-cell>
        </table:table-row>
        <table:table-row table:style-name="ro2">
          <table:table-cell table:number-columns-repeated="7"/>
          <table:table-cell table:style-name="ce5" office:value-type="float" office:value="0.0000031485" calcext:value-type="float">
            <text:p>3.15E-006</text:p>
          </table:table-cell>
          <table:table-cell office:value-type="float" office:value="3299.91" calcext:value-type="float">
            <text:p>3299.91</text:p>
          </table:table-cell>
        </table:table-row>
        <table:table-row table:style-name="ro2">
          <table:table-cell table:number-columns-repeated="7"/>
          <table:table-cell table:style-name="ce5" office:value-type="float" office:value="0.00000317466" calcext:value-type="float">
            <text:p>3.17E-006</text:p>
          </table:table-cell>
          <table:table-cell office:value-type="float" office:value="3448.36" calcext:value-type="float">
            <text:p>3448.36</text:p>
          </table:table-cell>
        </table:table-row>
        <table:table-row table:style-name="ro2">
          <table:table-cell table:number-columns-repeated="7"/>
          <table:table-cell table:style-name="ce5" office:value-type="float" office:value="0.00000319824" calcext:value-type="float">
            <text:p>3.20E-006</text:p>
          </table:table-cell>
          <table:table-cell office:value-type="float" office:value="3491.41" calcext:value-type="float">
            <text:p>3491.41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1692" calcext:value-type="float">
            <text:p>3.22E-006</text:p>
          </table:table-cell>
          <table:table-cell office:value-type="float" office:value="3549.79" calcext:value-type="float">
            <text:p>3549.79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3545" calcext:value-type="float">
            <text:p>3.24E-006</text:p>
          </table:table-cell>
          <table:table-cell office:value-type="float" office:value="3629.54" calcext:value-type="float">
            <text:p>3629.54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5039" calcext:value-type="float">
            <text:p>3.25E-006</text:p>
          </table:table-cell>
          <table:table-cell office:value-type="float" office:value="3798.94" calcext:value-type="float">
            <text:p>3798.94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6364" calcext:value-type="float">
            <text:p>3.26E-006</text:p>
          </table:table-cell>
          <table:table-cell office:value-type="float" office:value="3896.14" calcext:value-type="float">
            <text:p>3896.14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7589" calcext:value-type="float">
            <text:p>3.28E-006</text:p>
          </table:table-cell>
          <table:table-cell office:value-type="float" office:value="3970.32" calcext:value-type="float">
            <text:p>3970.32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8551" calcext:value-type="float">
            <text:p>3.29E-006</text:p>
          </table:table-cell>
          <table:table-cell office:value-type="float" office:value="4018.03" calcext:value-type="float">
            <text:p>4018.03</text:p>
          </table:table-cell>
        </table:table-row>
        <table:table-row table:style-name="ro2">
          <table:table-cell table:number-columns-repeated="7"/>
          <table:table-cell table:style-name="ce5" office:value-type="float" office:value="0.00000329579" calcext:value-type="float">
            <text:p>3.30E-006</text:p>
          </table:table-cell>
          <table:table-cell office:value-type="float" office:value="4054.15" calcext:value-type="float">
            <text:p>4054.15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0392" calcext:value-type="float">
            <text:p>3.30E-006</text:p>
          </table:table-cell>
          <table:table-cell office:value-type="float" office:value="4091.76" calcext:value-type="float">
            <text:p>4091.76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1169" calcext:value-type="float">
            <text:p>3.31E-006</text:p>
          </table:table-cell>
          <table:table-cell office:value-type="float" office:value="4087.26" calcext:value-type="float">
            <text:p>4087.26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1937" calcext:value-type="float">
            <text:p>3.32E-006</text:p>
          </table:table-cell>
          <table:table-cell office:value-type="float" office:value="4248.67" calcext:value-type="float">
            <text:p>4248.67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2605" calcext:value-type="float">
            <text:p>3.33E-006</text:p>
          </table:table-cell>
          <table:table-cell office:value-type="float" office:value="4454.91" calcext:value-type="float">
            <text:p>4454.91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3168" calcext:value-type="float">
            <text:p>3.33E-006</text:p>
          </table:table-cell>
          <table:table-cell office:value-type="float" office:value="4483.11" calcext:value-type="float">
            <text:p>4483.11</text:p>
          </table:table-cell>
        </table:table-row>
        <table:table-row table:style-name="ro2">
          <table:table-cell table:number-columns-repeated="7"/>
          <table:table-cell table:style-name="ce5" office:value-type="float" office:value="0.00000333713" calcext:value-type="float">
            <text:p>3.34E-006</text:p>
          </table:table-cell>
          <table:table-cell office:value-type="float" office:value="4638.72" calcext:value-type="float">
            <text:p>4638.72</text:p>
          </table:table-cell>
        </table:table-row>
      </table:table>
      <table:table table:name="Anatoly A" table:style-name="ta1">
        <table:table-column table:style-name="co1" table:default-cell-style-name="Default"/>
        <table:table-row table:style-name="ro2">
          <table:table-cell/>
        </table:table-row>
      </table:table>
      <table:table table:name="Anatoly B" table:style-name="ta1">
        <table:table-column table:style-name="co1" table:default-cell-style-name="Default"/>
        <table:table-row table:style-name="ro2">
          <table:table-cell/>
        </table:table-row>
      </table:table>
      <table:table table:name="test" table:style-name="ta1">
        <table:shapes>
          <draw:frame draw:z-index="0" draw:style-name="gr1" draw:text-style-name="P1" svg:width="6.2988in" svg:height="3.5429in" svg:x="7.2441in" svg:y="17.3142in">
            <draw:object draw:notify-on-update-of-ranges="test.N7:test.N7 test.N8:test.N39 test.O7:test.O7 test.O8:test.O3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in" svg:height="3.5453in" svg:x="0.6504in" svg:y="6.9437in">
            <draw:object draw:notify-on-update-of-ranges="test.D7:test.D7 test.D8:test.D39 test.E7:test.E7 test.E8:test.E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in" svg:height="3.5449in" svg:x="6.515in" svg:y="10.5098in">
            <draw:object draw:notify-on-update-of-ranges="test.A7:test.A7 test.A8:test.A38 test.B7:test.B7 test.B8:test.B3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6.2988in" svg:height="3.5429in" svg:x="6.2685in" svg:y="3.6051in">
            <draw:object draw:notify-on-update-of-ranges="test.F9:test.F38 test.G9:test.G3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5"/>
        <table:table-row table:style-name="ro2" table:number-rows-repeated="6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v1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v2(vlum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2/vlum(gal)</text:p>
          </table:table-cell>
          <table:table-cell table:style-name="ce6" office:value-type="string" calcext:value-type="string">
            <text:p>v_Lum</text:p>
          </table:table-cell>
          <table:table-cell/>
          <table:table-cell table:style-name="Default" office:value-type="string" calcext:value-type="string">
            <text:p>v1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v_Lum</text:p>
          </table:table-cell>
          <table:table-cell/>
          <table:table-cell office:value-type="string" calcext:value-type="string">
            <text:p>r</text:p>
          </table:table-cell>
          <table:table-cell table:style-name="Default" office:value-type="string" calcext:value-type="string">
            <text:p>v1</text:p>
          </table:table-cell>
        </table:table-row>
        <table:table-row table:style-name="ro2">
          <table:table-cell office:value-type="float" office:value="0.721" calcext:value-type="float">
            <text:p>0.721</text:p>
          </table:table-cell>
          <table:table-cell office:value-type="float" office:value="0.0541982" calcext:value-type="float">
            <text:p>0.0541982</text:p>
          </table:table-cell>
          <table:table-cell office:value-type="float" office:value="0.000000413751" calcext:value-type="float">
            <text:p>4.14E-007</text:p>
          </table:table-cell>
          <table:table-cell office:value-type="float" office:value="0.721" calcext:value-type="float">
            <text:p>0.721</text:p>
          </table:table-cell>
          <table:table-cell office:value-type="float" office:value="9426.53" calcext:value-type="float">
            <text:p>9426.53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float" office:value="63.4888" calcext:value-type="float">
            <text:p>63.4888</text:p>
          </table:table-cell>
          <table:table-cell table:formula="of:=[.E8]/[.H8]" office:value-type="float" office:value="148.475479139628" calcext:value-type="float">
            <text:p>148.4754791396</text:p>
          </table:table-cell>
          <table:table-cell office:value-type="float" office:value="0.000000413751" calcext:value-type="float">
            <text:p>4.14E-007</text:p>
          </table:table-cell>
          <table:table-cell office:value-type="float" office:value="0.721" calcext:value-type="float">
            <text:p>0.721</text:p>
          </table:table-cell>
          <table:table-cell office:value-type="float" office:value="63.4888" calcext:value-type="float">
            <text:p>63.4888</text:p>
          </table:table-cell>
          <table:table-cell/>
          <table:table-cell office:value-type="float" office:value="0.721" calcext:value-type="float">
            <text:p>0.721</text:p>
          </table:table-cell>
          <table:table-cell office:value-type="float" office:value="0.000000413751" calcext:value-type="float">
            <text:p>4.14E-007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0.111538" calcext:value-type="float">
            <text:p>0.111538</text:p>
          </table:table-cell>
          <table:table-cell office:value-type="float" office:value="0.000000565351" calcext:value-type="float">
            <text:p>5.65E-007</text:p>
          </table:table-cell>
          <table:table-cell office:value-type="float" office:value="1.084" calcext:value-type="float">
            <text:p>1.084</text:p>
          </table:table-cell>
          <table:table-cell office:value-type="float" office:value="4771.75" calcext:value-type="float">
            <text:p>4771.75</text:p>
          </table:table-cell>
          <table:table-cell office:value-type="float" office:value="1.084" calcext:value-type="float">
            <text:p>1.084</text:p>
          </table:table-cell>
          <table:table-cell/>
          <table:table-cell office:value-type="float" office:value="125.503" calcext:value-type="float">
            <text:p>125.503</text:p>
          </table:table-cell>
          <table:table-cell table:formula="of:=[.E9]/[.H9]" office:value-type="float" office:value="38.0210034819885" calcext:value-type="float">
            <text:p>38.021003482</text:p>
          </table:table-cell>
          <table:table-cell office:value-type="float" office:value="0.000000565351" calcext:value-type="float">
            <text:p>5.65E-007</text:p>
          </table:table-cell>
          <table:table-cell office:value-type="float" office:value="1.084" calcext:value-type="float">
            <text:p>1.084</text:p>
          </table:table-cell>
          <table:table-cell office:value-type="float" office:value="125.503" calcext:value-type="float">
            <text:p>125.503</text:p>
          </table:table-cell>
          <table:table-cell/>
          <table:table-cell office:value-type="float" office:value="1.084" calcext:value-type="float">
            <text:p>1.084</text:p>
          </table:table-cell>
          <table:table-cell office:value-type="float" office:value="0.000000565351" calcext:value-type="float">
            <text:p>5.65E-007</text:p>
          </table:table-cell>
        </table:table-row>
        <table:table-row table:style-name="ro2">
          <table:table-cell office:value-type="float" office:value="1.52" calcext:value-type="float">
            <text:p>1.52</text:p>
          </table:table-cell>
          <table:table-cell office:value-type="float" office:value="0.196277" calcext:value-type="float">
            <text:p>0.196277</text:p>
          </table:table-cell>
          <table:table-cell office:value-type="float" office:value="0.00000067164" calcext:value-type="float">
            <text:p>6.72E-007</text:p>
          </table:table-cell>
          <table:table-cell office:value-type="float" office:value="1.52" calcext:value-type="float">
            <text:p>1.52</text:p>
          </table:table-cell>
          <table:table-cell office:value-type="float" office:value="4132.07" calcext:value-type="float">
            <text:p>4132.07</text:p>
          </table:table-cell>
          <table:table-cell office:value-type="float" office:value="1.52" calcext:value-type="float">
            <text:p>1.52</text:p>
          </table:table-cell>
          <table:table-cell table:formula="of:=[.E10]/([.B10]*[.B10]*[.H10])" office:value-type="float" office:value="739.999798342341" calcext:value-type="float">
            <text:p>739.9997983423</text:p>
          </table:table-cell>
          <table:table-cell office:value-type="float" office:value="144.943" calcext:value-type="float">
            <text:p>144.943</text:p>
          </table:table-cell>
          <table:table-cell table:formula="of:=[.E10]/[.H10]" office:value-type="float" office:value="28.5082411706671" calcext:value-type="float">
            <text:p>28.5082411707</text:p>
          </table:table-cell>
          <table:table-cell office:value-type="float" office:value="0.00000067164" calcext:value-type="float">
            <text:p>6.72E-007</text:p>
          </table:table-cell>
          <table:table-cell office:value-type="float" office:value="1.52" calcext:value-type="float">
            <text:p>1.52</text:p>
          </table:table-cell>
          <table:table-cell office:value-type="float" office:value="144.943" calcext:value-type="float">
            <text:p>144.943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0.00000067164" calcext:value-type="float">
            <text:p>6.72E-007</text:p>
          </table:table-cell>
        </table:table-row>
        <table:table-row table:style-name="ro2">
          <table:table-cell office:value-type="float" office:value="1.882" calcext:value-type="float">
            <text:p>1.882</text:p>
          </table:table-cell>
          <table:table-cell office:value-type="float" office:value="0.247929" calcext:value-type="float">
            <text:p>0.247929</text:p>
          </table:table-cell>
          <table:table-cell office:value-type="float" office:value="0.000000750886" calcext:value-type="float">
            <text:p>7.51E-007</text:p>
          </table:table-cell>
          <table:table-cell office:value-type="float" office:value="1.882" calcext:value-type="float">
            <text:p>1.882</text:p>
          </table:table-cell>
          <table:table-cell office:value-type="float" office:value="3805.72" calcext:value-type="float">
            <text:p>3805.72</text:p>
          </table:table-cell>
          <table:table-cell office:value-type="float" office:value="1.882" calcext:value-type="float">
            <text:p>1.882</text:p>
          </table:table-cell>
          <table:table-cell table:formula="of:=[.E11]/([.B11]*[.B11]*[.H11])" office:value-type="float" office:value="393.40094036976" calcext:value-type="float">
            <text:p>393.4009403698</text:p>
          </table:table-cell>
          <table:table-cell office:value-type="float" office:value="157.379" calcext:value-type="float">
            <text:p>157.379</text:p>
          </table:table-cell>
          <table:table-cell table:formula="of:=[.E11]/[.H11]" office:value-type="float" office:value="24.1818794121198" calcext:value-type="float">
            <text:p>24.1818794121</text:p>
          </table:table-cell>
          <table:table-cell office:value-type="float" office:value="0.000000750886" calcext:value-type="float">
            <text:p>7.51E-007</text:p>
          </table:table-cell>
          <table:table-cell office:value-type="float" office:value="1.882" calcext:value-type="float">
            <text:p>1.882</text:p>
          </table:table-cell>
          <table:table-cell office:value-type="float" office:value="157.379" calcext:value-type="float">
            <text:p>157.379</text:p>
          </table:table-cell>
          <table:table-cell/>
          <table:table-cell office:value-type="float" office:value="1.882" calcext:value-type="float">
            <text:p>1.882</text:p>
          </table:table-cell>
          <table:table-cell office:value-type="float" office:value="0.000000750886" calcext:value-type="float">
            <text:p>7.51E-007</text:p>
          </table:table-cell>
        </table:table-row>
        <table:table-row table:style-name="ro2">
          <table:table-cell office:value-type="float" office:value="2.245" calcext:value-type="float">
            <text:p>2.245</text:p>
          </table:table-cell>
          <table:table-cell office:value-type="float" office:value="0.30309" calcext:value-type="float">
            <text:p>0.30309</text:p>
          </table:table-cell>
          <table:table-cell office:value-type="float" office:value="0.000000806328" calcext:value-type="float">
            <text:p>8.06E-007</text:p>
          </table:table-cell>
          <table:table-cell office:value-type="float" office:value="2.245" calcext:value-type="float">
            <text:p>2.245</text:p>
          </table:table-cell>
          <table:table-cell office:value-type="float" office:value="3193.79" calcext:value-type="float">
            <text:p>3193.79</text:p>
          </table:table-cell>
          <table:table-cell office:value-type="float" office:value="2.245" calcext:value-type="float">
            <text:p>2.245</text:p>
          </table:table-cell>
          <table:table-cell table:formula="of:=[.E12]/([.B12]*[.B12]*[.H12])" office:value-type="float" office:value="185.357013964736" calcext:value-type="float">
            <text:p>185.3570139647</text:p>
          </table:table-cell>
          <table:table-cell office:value-type="float" office:value="187.566" calcext:value-type="float">
            <text:p>187.566</text:p>
          </table:table-cell>
          <table:table-cell table:formula="of:=[.E12]/[.H12]" office:value-type="float" office:value="17.0275529680219" calcext:value-type="float">
            <text:p>17.027552968</text:p>
          </table:table-cell>
          <table:table-cell office:value-type="float" office:value="0.000000806328" calcext:value-type="float">
            <text:p>8.06E-007</text:p>
          </table:table-cell>
          <table:table-cell office:value-type="float" office:value="2.245" calcext:value-type="float">
            <text:p>2.245</text:p>
          </table:table-cell>
          <table:table-cell office:value-type="float" office:value="187.566" calcext:value-type="float">
            <text:p>187.566</text:p>
          </table:table-cell>
          <table:table-cell/>
          <table:table-cell office:value-type="float" office:value="2.245" calcext:value-type="float">
            <text:p>2.245</text:p>
          </table:table-cell>
          <table:table-cell office:value-type="float" office:value="0.000000806328" calcext:value-type="float">
            <text:p>8.06E-007</text:p>
          </table:table-cell>
        </table:table-row>
        <table:table-row table:style-name="ro2">
          <table:table-cell office:value-type="float" office:value="2.68" calcext:value-type="float">
            <text:p>2.68</text:p>
          </table:table-cell>
          <table:table-cell office:value-type="float" office:value="0.365443" calcext:value-type="float">
            <text:p>0.365443</text:p>
          </table:table-cell>
          <table:table-cell office:value-type="float" office:value="0.000000862221" calcext:value-type="float">
            <text:p>8.62E-007</text:p>
          </table:table-cell>
          <table:table-cell office:value-type="float" office:value="2.68" calcext:value-type="float">
            <text:p>2.68</text:p>
          </table:table-cell>
          <table:table-cell office:value-type="float" office:value="3144.27" calcext:value-type="float">
            <text:p>3144.27</text:p>
          </table:table-cell>
          <table:table-cell office:value-type="float" office:value="2.68" calcext:value-type="float">
            <text:p>2.68</text:p>
          </table:table-cell>
          <table:table-cell table:formula="of:=[.E13]/([.B13]*[.B13]*[.H13])" office:value-type="float" office:value="123.573118848997" calcext:value-type="float">
            <text:p>123.573118849</text:p>
          </table:table-cell>
          <table:table-cell office:value-type="float" office:value="190.527" calcext:value-type="float">
            <text:p>190.527</text:p>
          </table:table-cell>
          <table:table-cell table:formula="of:=[.E13]/[.H13]" office:value-type="float" office:value="16.5030153206632" calcext:value-type="float">
            <text:p>16.5030153207</text:p>
          </table:table-cell>
          <table:table-cell office:value-type="float" office:value="0.000000862221" calcext:value-type="float">
            <text:p>8.62E-007</text:p>
          </table:table-cell>
          <table:table-cell office:value-type="float" office:value="2.68" calcext:value-type="float">
            <text:p>2.68</text:p>
          </table:table-cell>
          <table:table-cell office:value-type="float" office:value="190.527" calcext:value-type="float">
            <text:p>190.527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0.000000862221" calcext:value-type="float">
            <text:p>8.62E-007</text:p>
          </table:table-cell>
        </table:table-row>
        <table:table-row table:style-name="ro2">
          <table:table-cell office:value-type="float" office:value="3.043" calcext:value-type="float">
            <text:p>3.043</text:p>
          </table:table-cell>
          <table:table-cell office:value-type="float" office:value="0.409349" calcext:value-type="float">
            <text:p>0.409349</text:p>
          </table:table-cell>
          <table:table-cell office:value-type="float" office:value="0.00000090171" calcext:value-type="float">
            <text:p>9.02E-007</text:p>
          </table:table-cell>
          <table:table-cell office:value-type="float" office:value="3.043" calcext:value-type="float">
            <text:p>3.043</text:p>
          </table:table-cell>
          <table:table-cell office:value-type="float" office:value="2988.68" calcext:value-type="float">
            <text:p>2988.68</text:p>
          </table:table-cell>
          <table:table-cell office:value-type="float" office:value="3.043" calcext:value-type="float">
            <text:p>3.043</text:p>
          </table:table-cell>
          <table:table-cell table:formula="of:=[.E14]/([.B14]*[.B14]*[.H14])" office:value-type="float" office:value="88.9746708821991" calcext:value-type="float">
            <text:p>88.9746708822</text:p>
          </table:table-cell>
          <table:table-cell office:value-type="float" office:value="200.459" calcext:value-type="float">
            <text:p>200.459</text:p>
          </table:table-cell>
          <table:table-cell table:formula="of:=[.E14]/[.H14]" office:value-type="float" office:value="14.9091834240418" calcext:value-type="float">
            <text:p>14.909183424</text:p>
          </table:table-cell>
          <table:table-cell office:value-type="float" office:value="0.00000090171" calcext:value-type="float">
            <text:p>9.02E-007</text:p>
          </table:table-cell>
          <table:table-cell office:value-type="float" office:value="3.043" calcext:value-type="float">
            <text:p>3.043</text:p>
          </table:table-cell>
          <table:table-cell office:value-type="float" office:value="200.459" calcext:value-type="float">
            <text:p>200.459</text:p>
          </table:table-cell>
          <table:table-cell/>
          <table:table-cell office:value-type="float" office:value="3.043" calcext:value-type="float">
            <text:p>3.043</text:p>
          </table:table-cell>
          <table:table-cell office:value-type="float" office:value="0.00000090171" calcext:value-type="float">
            <text:p>9.02E-007</text:p>
          </table:table-cell>
        </table:table-row>
        <table:table-row table:style-name="ro2">
          <table:table-cell office:value-type="float" office:value="3.406" calcext:value-type="float">
            <text:p>3.406</text:p>
          </table:table-cell>
          <table:table-cell office:value-type="float" office:value="0.447907" calcext:value-type="float">
            <text:p>0.447907</text:p>
          </table:table-cell>
          <table:table-cell office:value-type="float" office:value="0.00000094093" calcext:value-type="float">
            <text:p>9.41E-007</text:p>
          </table:table-cell>
          <table:table-cell office:value-type="float" office:value="3.406" calcext:value-type="float">
            <text:p>3.406</text:p>
          </table:table-cell>
          <table:table-cell office:value-type="float" office:value="2879.6" calcext:value-type="float">
            <text:p>2879.6</text:p>
          </table:table-cell>
          <table:table-cell office:value-type="float" office:value="3.406" calcext:value-type="float">
            <text:p>3.406</text:p>
          </table:table-cell>
          <table:table-cell table:formula="of:=[.E15]/([.B15]*[.B15]*[.H15])" office:value-type="float" office:value="68.9864340427907" calcext:value-type="float">
            <text:p>68.9864340428</text:p>
          </table:table-cell>
          <table:table-cell office:value-type="float" office:value="208.062" calcext:value-type="float">
            <text:p>208.062</text:p>
          </table:table-cell>
          <table:table-cell table:formula="of:=[.E15]/[.H15]" office:value-type="float" office:value="13.840105353212" calcext:value-type="float">
            <text:p>13.8401053532</text:p>
          </table:table-cell>
          <table:table-cell office:value-type="float" office:value="0.00000094093" calcext:value-type="float">
            <text:p>9.41E-007</text:p>
          </table:table-cell>
          <table:table-cell office:value-type="float" office:value="3.406" calcext:value-type="float">
            <text:p>3.406</text:p>
          </table:table-cell>
          <table:table-cell office:value-type="float" office:value="208.062" calcext:value-type="float">
            <text:p>208.062</text:p>
          </table:table-cell>
          <table:table-cell/>
          <table:table-cell office:value-type="float" office:value="3.406" calcext:value-type="float">
            <text:p>3.406</text:p>
          </table:table-cell>
          <table:table-cell office:value-type="float" office:value="0.00000094093" calcext:value-type="float">
            <text:p>9.41E-007</text:p>
          </table:table-cell>
        </table:table-row>
        <table:table-row table:style-name="ro2">
          <table:table-cell office:value-type="float" office:value="3.841" calcext:value-type="float">
            <text:p>3.841</text:p>
          </table:table-cell>
          <table:table-cell office:value-type="float" office:value="0.491687" calcext:value-type="float">
            <text:p>0.491687</text:p>
          </table:table-cell>
          <table:table-cell office:value-type="float" office:value="0.000000975444" calcext:value-type="float">
            <text:p>9.75E-007</text:p>
          </table:table-cell>
          <table:table-cell office:value-type="float" office:value="3.841" calcext:value-type="float">
            <text:p>3.841</text:p>
          </table:table-cell>
          <table:table-cell office:value-type="float" office:value="2872.8" calcext:value-type="float">
            <text:p>2872.8</text:p>
          </table:table-cell>
          <table:table-cell office:value-type="float" office:value="3.841" calcext:value-type="float">
            <text:p>3.841</text:p>
          </table:table-cell>
          <table:table-cell table:formula="of:=[.E16]/([.B16]*[.B16]*[.H16])" office:value-type="float" office:value="56.9761051110823" calcext:value-type="float">
            <text:p>56.9761051111</text:p>
          </table:table-cell>
          <table:table-cell office:value-type="float" office:value="208.562" calcext:value-type="float">
            <text:p>208.562</text:p>
          </table:table-cell>
          <table:table-cell table:formula="of:=[.E16]/[.H16]" office:value-type="float" office:value="13.7743213049357" calcext:value-type="float">
            <text:p>13.7743213049</text:p>
          </table:table-cell>
          <table:table-cell office:value-type="float" office:value="0.000000975444" calcext:value-type="float">
            <text:p>9.75E-007</text:p>
          </table:table-cell>
          <table:table-cell office:value-type="float" office:value="3.841" calcext:value-type="float">
            <text:p>3.841</text:p>
          </table:table-cell>
          <table:table-cell office:value-type="float" office:value="208.562" calcext:value-type="float">
            <text:p>208.562</text:p>
          </table:table-cell>
          <table:table-cell/>
          <table:table-cell office:value-type="float" office:value="3.841" calcext:value-type="float">
            <text:p>3.841</text:p>
          </table:table-cell>
          <table:table-cell office:value-type="float" office:value="0.000000975444" calcext:value-type="float">
            <text:p>9.75E-007</text:p>
          </table:table-cell>
        </table:table-row>
        <table:table-row table:style-name="ro2">
          <table:table-cell office:value-type="float" office:value="4.204" calcext:value-type="float">
            <text:p>4.204</text:p>
          </table:table-cell>
          <table:table-cell office:value-type="float" office:value="0.52039" calcext:value-type="float">
            <text:p>0.52039</text:p>
          </table:table-cell>
          <table:table-cell office:value-type="float" office:value="0.00000100615" calcext:value-type="float">
            <text:p>1.01E-006</text:p>
          </table:table-cell>
          <table:table-cell office:value-type="float" office:value="4.204" calcext:value-type="float">
            <text:p>4.204</text:p>
          </table:table-cell>
          <table:table-cell office:value-type="float" office:value="2858.3" calcext:value-type="float">
            <text:p>2858.3</text:p>
          </table:table-cell>
          <table:table-cell office:value-type="float" office:value="4.204" calcext:value-type="float">
            <text:p>4.204</text:p>
          </table:table-cell>
          <table:table-cell table:formula="of:=[.E17]/([.B17]*[.B17]*[.H17])" office:value-type="float" office:value="50.3508549107202" calcext:value-type="float">
            <text:p>50.3508549107</text:p>
          </table:table-cell>
          <table:table-cell office:value-type="float" office:value="209.625" calcext:value-type="float">
            <text:p>209.625</text:p>
          </table:table-cell>
          <table:table-cell table:formula="of:=[.E17]/[.H17]" office:value-type="float" office:value="13.6353011329756" calcext:value-type="float">
            <text:p>13.635301133</text:p>
          </table:table-cell>
          <table:table-cell office:value-type="float" office:value="0.00000100615" calcext:value-type="float">
            <text:p>1.01E-006</text:p>
          </table:table-cell>
          <table:table-cell office:value-type="float" office:value="4.204" calcext:value-type="float">
            <text:p>4.204</text:p>
          </table:table-cell>
          <table:table-cell office:value-type="float" office:value="209.625" calcext:value-type="float">
            <text:p>209.625</text:p>
          </table:table-cell>
          <table:table-cell/>
          <table:table-cell office:value-type="float" office:value="4.204" calcext:value-type="float">
            <text:p>4.204</text:p>
          </table:table-cell>
          <table:table-cell office:value-type="float" office:value="0.00000100615" calcext:value-type="float">
            <text:p>1.01E-006</text:p>
          </table:table-cell>
        </table:table-row>
        <table:table-row table:style-name="ro2">
          <table:table-cell office:value-type="float" office:value="4.567" calcext:value-type="float">
            <text:p>4.567</text:p>
          </table:table-cell>
          <table:table-cell office:value-type="float" office:value="0.547345" calcext:value-type="float">
            <text:p>0.547345</text:p>
          </table:table-cell>
          <table:table-cell office:value-type="float" office:value="0.00000103012" calcext:value-type="float">
            <text:p>1.03E-006</text:p>
          </table:table-cell>
          <table:table-cell office:value-type="float" office:value="4.567" calcext:value-type="float">
            <text:p>4.567</text:p>
          </table:table-cell>
          <table:table-cell office:value-type="float" office:value="2880.44" calcext:value-type="float">
            <text:p>2880.44</text:p>
          </table:table-cell>
          <table:table-cell office:value-type="float" office:value="4.567" calcext:value-type="float">
            <text:p>4.567</text:p>
          </table:table-cell>
          <table:table-cell table:formula="of:=[.E18]/([.B18]*[.B18]*[.H18])" office:value-type="float" office:value="46.2208251292842" calcext:value-type="float">
            <text:p>46.2208251293</text:p>
          </table:table-cell>
          <table:table-cell office:value-type="float" office:value="208.017" calcext:value-type="float">
            <text:p>208.017</text:p>
          </table:table-cell>
          <table:table-cell table:formula="of:=[.E18]/[.H18]" office:value-type="float" office:value="13.8471374935702" calcext:value-type="float">
            <text:p>13.8471374936</text:p>
          </table:table-cell>
          <table:table-cell office:value-type="float" office:value="0.00000103012" calcext:value-type="float">
            <text:p>1.03E-006</text:p>
          </table:table-cell>
          <table:table-cell office:value-type="float" office:value="4.567" calcext:value-type="float">
            <text:p>4.567</text:p>
          </table:table-cell>
          <table:table-cell office:value-type="float" office:value="208.017" calcext:value-type="float">
            <text:p>208.017</text:p>
          </table:table-cell>
          <table:table-cell/>
          <table:table-cell office:value-type="float" office:value="4.567" calcext:value-type="float">
            <text:p>4.567</text:p>
          </table:table-cell>
          <table:table-cell office:value-type="float" office:value="0.00000103012" calcext:value-type="float">
            <text:p>1.03E-006</text:p>
          </table:table-cell>
        </table:table-row>
        <table:table-row table:style-name="ro2">
          <table:table-cell office:value-type="float" office:value="5.728" calcext:value-type="float">
            <text:p>5.728</text:p>
          </table:table-cell>
          <table:table-cell office:value-type="float" office:value="0.612592" calcext:value-type="float">
            <text:p>0.612592</text:p>
          </table:table-cell>
          <table:table-cell office:value-type="float" office:value="0.00000109683" calcext:value-type="float">
            <text:p>1.10E-006</text:p>
          </table:table-cell>
          <table:table-cell office:value-type="float" office:value="5.728" calcext:value-type="float">
            <text:p>5.728</text:p>
          </table:table-cell>
          <table:table-cell office:value-type="float" office:value="2938.78" calcext:value-type="float">
            <text:p>2938.78</text:p>
          </table:table-cell>
          <table:table-cell office:value-type="float" office:value="5.728" calcext:value-type="float">
            <text:p>5.728</text:p>
          </table:table-cell>
          <table:table-cell table:formula="of:=[.E19]/([.B19]*[.B19]*[.H19])" office:value-type="float" office:value="38.4070957217547" calcext:value-type="float">
            <text:p>38.4070957218</text:p>
          </table:table-cell>
          <table:table-cell office:value-type="float" office:value="203.898" calcext:value-type="float">
            <text:p>203.898</text:p>
          </table:table-cell>
          <table:table-cell table:formula="of:=[.E19]/[.H19]" office:value-type="float" office:value="14.4129908091301" calcext:value-type="float">
            <text:p>14.4129908091</text:p>
          </table:table-cell>
          <table:table-cell office:value-type="float" office:value="0.00000109683" calcext:value-type="float">
            <text:p>1.10E-006</text:p>
          </table:table-cell>
          <table:table-cell office:value-type="float" office:value="5.728" calcext:value-type="float">
            <text:p>5.728</text:p>
          </table:table-cell>
          <table:table-cell office:value-type="float" office:value="203.898" calcext:value-type="float">
            <text:p>203.898</text:p>
          </table:table-cell>
          <table:table-cell/>
          <table:table-cell office:value-type="float" office:value="5.728" calcext:value-type="float">
            <text:p>5.728</text:p>
          </table:table-cell>
          <table:table-cell office:value-type="float" office:value="0.00000109683" calcext:value-type="float">
            <text:p>1.10E-006</text:p>
          </table:table-cell>
        </table:table-row>
        <table:table-row table:style-name="ro2">
          <table:table-cell office:value-type="float" office:value="6.889" calcext:value-type="float">
            <text:p>6.889</text:p>
          </table:table-cell>
          <table:table-cell office:value-type="float" office:value="0.657798" calcext:value-type="float">
            <text:p>0.657798</text:p>
          </table:table-cell>
          <table:table-cell office:value-type="float" office:value="0.00000114915" calcext:value-type="float">
            <text:p>1.15E-006</text:p>
          </table:table-cell>
          <table:table-cell office:value-type="float" office:value="6.889" calcext:value-type="float">
            <text:p>6.889</text:p>
          </table:table-cell>
          <table:table-cell office:value-type="float" office:value="3011.59" calcext:value-type="float">
            <text:p>3011.59</text:p>
          </table:table-cell>
          <table:table-cell office:value-type="float" office:value="6.889" calcext:value-type="float">
            <text:p>6.889</text:p>
          </table:table-cell>
          <table:table-cell table:formula="of:=[.E20]/([.B20]*[.B20]*[.H20])" office:value-type="float" office:value="34.9793903225662" calcext:value-type="float">
            <text:p>34.9793903226</text:p>
          </table:table-cell>
          <table:table-cell office:value-type="float" office:value="198.975" calcext:value-type="float">
            <text:p>198.975</text:p>
          </table:table-cell>
          <table:table-cell table:formula="of:=[.E20]/[.H20]" office:value-type="float" office:value="15.1355195376304" calcext:value-type="float">
            <text:p>15.1355195376</text:p>
          </table:table-cell>
          <table:table-cell office:value-type="float" office:value="0.00000114915" calcext:value-type="float">
            <text:p>1.15E-006</text:p>
          </table:table-cell>
          <table:table-cell office:value-type="float" office:value="6.889" calcext:value-type="float">
            <text:p>6.889</text:p>
          </table:table-cell>
          <table:table-cell office:value-type="float" office:value="198.975" calcext:value-type="float">
            <text:p>198.975</text:p>
          </table:table-cell>
          <table:table-cell/>
          <table:table-cell office:value-type="float" office:value="6.889" calcext:value-type="float">
            <text:p>6.889</text:p>
          </table:table-cell>
          <table:table-cell office:value-type="float" office:value="0.00000114915" calcext:value-type="float">
            <text:p>1.15E-006</text:p>
          </table:table-cell>
        </table:table-row>
        <table:table-row table:style-name="ro2">
          <table:table-cell office:value-type="float" office:value="8.05" calcext:value-type="float">
            <text:p>8.05</text:p>
          </table:table-cell>
          <table:table-cell office:value-type="float" office:value="0.689083" calcext:value-type="float">
            <text:p>0.689083</text:p>
          </table:table-cell>
          <table:table-cell office:value-type="float" office:value="0.00000119294" calcext:value-type="float">
            <text:p>1.19E-006</text:p>
          </table:table-cell>
          <table:table-cell office:value-type="float" office:value="8.05" calcext:value-type="float">
            <text:p>8.05</text:p>
          </table:table-cell>
          <table:table-cell office:value-type="float" office:value="3151.7" calcext:value-type="float">
            <text:p>3151.7</text:p>
          </table:table-cell>
          <table:table-cell office:value-type="float" office:value="8.05" calcext:value-type="float">
            <text:p>8.05</text:p>
          </table:table-cell>
          <table:table-cell table:formula="of:=[.E21]/([.B21]*[.B21]*[.H21])" office:value-type="float" office:value="34.9099211371525" calcext:value-type="float">
            <text:p>34.9099211372</text:p>
          </table:table-cell>
          <table:table-cell office:value-type="float" office:value="190.131" calcext:value-type="float">
            <text:p>190.131</text:p>
          </table:table-cell>
          <table:table-cell table:formula="of:=[.E21]/[.H21]" office:value-type="float" office:value="16.5764656999648" calcext:value-type="float">
            <text:p>16.5764657</text:p>
          </table:table-cell>
          <table:table-cell office:value-type="float" office:value="0.00000119294" calcext:value-type="float">
            <text:p>1.19E-006</text:p>
          </table:table-cell>
          <table:table-cell office:value-type="float" office:value="8.05" calcext:value-type="float">
            <text:p>8.05</text:p>
          </table:table-cell>
          <table:table-cell office:value-type="float" office:value="190.131" calcext:value-type="float">
            <text:p>190.131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.00000119294" calcext:value-type="float">
            <text:p>1.19E-006</text:p>
          </table:table-cell>
        </table:table-row>
        <table:table-row table:style-name="ro2">
          <table:table-cell office:value-type="float" office:value="9.211" calcext:value-type="float">
            <text:p>9.211</text:p>
          </table:table-cell>
          <table:table-cell office:value-type="float" office:value="0.713084" calcext:value-type="float">
            <text:p>0.713084</text:p>
          </table:table-cell>
          <table:table-cell office:value-type="float" office:value="0.00000122771" calcext:value-type="float">
            <text:p>1.23E-006</text:p>
          </table:table-cell>
          <table:table-cell office:value-type="float" office:value="9.211" calcext:value-type="float">
            <text:p>9.211</text:p>
          </table:table-cell>
          <table:table-cell office:value-type="float" office:value="3210.91" calcext:value-type="float">
            <text:p>3210.91</text:p>
          </table:table-cell>
          <table:table-cell office:value-type="float" office:value="9.211" calcext:value-type="float">
            <text:p>9.211</text:p>
          </table:table-cell>
          <table:table-cell table:formula="of:=[.E22]/([.B22]*[.B22]*[.H22])" office:value-type="float" office:value="33.8352934016424" calcext:value-type="float">
            <text:p>33.8352934016</text:p>
          </table:table-cell>
          <table:table-cell office:value-type="float" office:value="186.628" calcext:value-type="float">
            <text:p>186.628</text:p>
          </table:table-cell>
          <table:table-cell table:formula="of:=[.E22]/[.H22]" office:value-type="float" office:value="17.2048674368262" calcext:value-type="float">
            <text:p>17.2048674368</text:p>
          </table:table-cell>
          <table:table-cell office:value-type="float" office:value="0.00000122771" calcext:value-type="float">
            <text:p>1.23E-006</text:p>
          </table:table-cell>
          <table:table-cell office:value-type="float" office:value="9.211" calcext:value-type="float">
            <text:p>9.211</text:p>
          </table:table-cell>
          <table:table-cell office:value-type="float" office:value="186.628" calcext:value-type="float">
            <text:p>186.628</text:p>
          </table:table-cell>
          <table:table-cell/>
          <table:table-cell office:value-type="float" office:value="9.211" calcext:value-type="float">
            <text:p>9.211</text:p>
          </table:table-cell>
          <table:table-cell office:value-type="float" office:value="0.00000122771" calcext:value-type="float">
            <text:p>1.23E-006</text:p>
          </table:table-cell>
        </table:table-row>
        <table:table-row table:style-name="ro2">
          <table:table-cell office:value-type="float" office:value="10.444" calcext:value-type="float">
            <text:p>10.444</text:p>
          </table:table-cell>
          <table:table-cell office:value-type="float" office:value="0.734208" calcext:value-type="float">
            <text:p>0.734208</text:p>
          </table:table-cell>
          <table:table-cell office:value-type="float" office:value="0.00000125796" calcext:value-type="float">
            <text:p>1.26E-006</text:p>
          </table:table-cell>
          <table:table-cell office:value-type="float" office:value="10.444" calcext:value-type="float">
            <text:p>10.444</text:p>
          </table:table-cell>
          <table:table-cell office:value-type="float" office:value="3259.44" calcext:value-type="float">
            <text:p>3259.44</text:p>
          </table:table-cell>
          <table:table-cell office:value-type="float" office:value="10.444" calcext:value-type="float">
            <text:p>10.444</text:p>
          </table:table-cell>
          <table:table-cell table:formula="of:=[.E23]/([.B23]*[.B23]*[.H23])" office:value-type="float" office:value="32.8877411439888" calcext:value-type="float">
            <text:p>32.887741144</text:p>
          </table:table-cell>
          <table:table-cell office:value-type="float" office:value="183.853" calcext:value-type="float">
            <text:p>183.853</text:p>
          </table:table-cell>
          <table:table-cell table:formula="of:=[.E23]/[.H23]" office:value-type="float" office:value="17.728511365058" calcext:value-type="float">
            <text:p>17.7285113651</text:p>
          </table:table-cell>
          <table:table-cell office:value-type="float" office:value="0.00000125796" calcext:value-type="float">
            <text:p>1.26E-006</text:p>
          </table:table-cell>
          <table:table-cell office:value-type="float" office:value="10.444" calcext:value-type="float">
            <text:p>10.444</text:p>
          </table:table-cell>
          <table:table-cell office:value-type="float" office:value="183.853" calcext:value-type="float">
            <text:p>183.853</text:p>
          </table:table-cell>
          <table:table-cell/>
          <table:table-cell office:value-type="float" office:value="10.444" calcext:value-type="float">
            <text:p>10.444</text:p>
          </table:table-cell>
          <table:table-cell office:value-type="float" office:value="0.00000125796" calcext:value-type="float">
            <text:p>1.26E-006</text:p>
          </table:table-cell>
        </table:table-row>
        <table:table-row table:style-name="ro2">
          <table:table-cell office:value-type="float" office:value="11.533" calcext:value-type="float">
            <text:p>11.533</text:p>
          </table:table-cell>
          <table:table-cell office:value-type="float" office:value="0.749367" calcext:value-type="float">
            <text:p>0.749367</text:p>
          </table:table-cell>
          <table:table-cell office:value-type="float" office:value="0.00000128158" calcext:value-type="float">
            <text:p>1.28E-006</text:p>
          </table:table-cell>
          <table:table-cell office:value-type="float" office:value="11.533" calcext:value-type="float">
            <text:p>11.533</text:p>
          </table:table-cell>
          <table:table-cell office:value-type="float" office:value="3315.13" calcext:value-type="float">
            <text:p>3315.13</text:p>
          </table:table-cell>
          <table:table-cell office:value-type="float" office:value="11.533" calcext:value-type="float">
            <text:p>11.533</text:p>
          </table:table-cell>
          <table:table-cell table:formula="of:=[.E24]/([.B24]*[.B24]*[.H24])" office:value-type="float" office:value="32.6582030459604" calcext:value-type="float">
            <text:p>32.658203046</text:p>
          </table:table-cell>
          <table:table-cell office:value-type="float" office:value="180.767" calcext:value-type="float">
            <text:p>180.767</text:p>
          </table:table-cell>
          <table:table-cell table:formula="of:=[.E24]/[.H24]" office:value-type="float" office:value="18.3392433353433" calcext:value-type="float">
            <text:p>18.3392433353</text:p>
          </table:table-cell>
          <table:table-cell office:value-type="float" office:value="0.00000128158" calcext:value-type="float">
            <text:p>1.28E-006</text:p>
          </table:table-cell>
          <table:table-cell office:value-type="float" office:value="11.533" calcext:value-type="float">
            <text:p>11.533</text:p>
          </table:table-cell>
          <table:table-cell office:value-type="float" office:value="180.767" calcext:value-type="float">
            <text:p>180.767</text:p>
          </table:table-cell>
          <table:table-cell/>
          <table:table-cell office:value-type="float" office:value="11.533" calcext:value-type="float">
            <text:p>11.533</text:p>
          </table:table-cell>
          <table:table-cell office:value-type="float" office:value="0.00000128158" calcext:value-type="float">
            <text:p>1.28E-006</text:p>
          </table:table-cell>
        </table:table-row>
        <table:table-row table:style-name="ro2">
          <table:table-cell office:value-type="float" office:value="12.694" calcext:value-type="float">
            <text:p>12.694</text:p>
          </table:table-cell>
          <table:table-cell office:value-type="float" office:value="0.762768" calcext:value-type="float">
            <text:p>0.762768</text:p>
          </table:table-cell>
          <table:table-cell office:value-type="float" office:value="0.00000130278" calcext:value-type="float">
            <text:p>1.30E-006</text:p>
          </table:table-cell>
          <table:table-cell office:value-type="float" office:value="12.694" calcext:value-type="float">
            <text:p>12.694</text:p>
          </table:table-cell>
          <table:table-cell office:value-type="float" office:value="3484.92" calcext:value-type="float">
            <text:p>3484.92</text:p>
          </table:table-cell>
          <table:table-cell office:value-type="float" office:value="12.694" calcext:value-type="float">
            <text:p>12.694</text:p>
          </table:table-cell>
          <table:table-cell table:formula="of:=[.E25]/([.B25]*[.B25]*[.H25])" office:value-type="float" office:value="34.8325683114997" calcext:value-type="float">
            <text:p>34.8325683115</text:p>
          </table:table-cell>
          <table:table-cell office:value-type="float" office:value="171.958" calcext:value-type="float">
            <text:p>171.958</text:p>
          </table:table-cell>
          <table:table-cell table:formula="of:=[.E25]/[.H25]" office:value-type="float" office:value="20.2661114923412" calcext:value-type="float">
            <text:p>20.2661114923</text:p>
          </table:table-cell>
          <table:table-cell office:value-type="float" office:value="0.00000130278" calcext:value-type="float">
            <text:p>1.30E-006</text:p>
          </table:table-cell>
          <table:table-cell office:value-type="float" office:value="12.694" calcext:value-type="float">
            <text:p>12.694</text:p>
          </table:table-cell>
          <table:table-cell office:value-type="float" office:value="171.958" calcext:value-type="float">
            <text:p>171.958</text:p>
          </table:table-cell>
          <table:table-cell/>
          <table:table-cell office:value-type="float" office:value="12.694" calcext:value-type="float">
            <text:p>12.694</text:p>
          </table:table-cell>
          <table:table-cell office:value-type="float" office:value="0.00000130278" calcext:value-type="float">
            <text:p>1.30E-006</text:p>
          </table:table-cell>
        </table:table-row>
        <table:table-row table:style-name="ro2">
          <table:table-cell office:value-type="float" office:value="13.927" calcext:value-type="float">
            <text:p>13.927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0000013226" calcext:value-type="float">
            <text:p>1.32E-006</text:p>
          </table:table-cell>
          <table:table-cell office:value-type="float" office:value="13.927" calcext:value-type="float">
            <text:p>13.927</text:p>
          </table:table-cell>
          <table:table-cell office:value-type="float" office:value="3572.57" calcext:value-type="float">
            <text:p>3572.57</text:p>
          </table:table-cell>
          <table:table-cell office:value-type="float" office:value="13.927" calcext:value-type="float">
            <text:p>13.927</text:p>
          </table:table-cell>
          <table:table-cell table:formula="of:=[.E26]/([.B26]*[.B26]*[.H26])" office:value-type="float" office:value="35.5613125401951" calcext:value-type="float">
            <text:p>35.5613125402</text:p>
          </table:table-cell>
          <table:table-cell office:value-type="float" office:value="167.74" calcext:value-type="float">
            <text:p>167.74</text:p>
          </table:table-cell>
          <table:table-cell table:formula="of:=[.E26]/[.H26]" office:value-type="float" office:value="21.2982592106832" calcext:value-type="float">
            <text:p>21.2982592107</text:p>
          </table:table-cell>
          <table:table-cell office:value-type="float" office:value="0.0000013226" calcext:value-type="float">
            <text:p>1.32E-006</text:p>
          </table:table-cell>
          <table:table-cell office:value-type="float" office:value="13.927" calcext:value-type="float">
            <text:p>13.927</text:p>
          </table:table-cell>
          <table:table-cell office:value-type="float" office:value="167.74" calcext:value-type="float">
            <text:p>167.74</text:p>
          </table:table-cell>
          <table:table-cell/>
          <table:table-cell office:value-type="float" office:value="13.927" calcext:value-type="float">
            <text:p>13.927</text:p>
          </table:table-cell>
          <table:table-cell office:value-type="float" office:value="0.0000013226" calcext:value-type="float">
            <text:p>1.32E-006</text:p>
          </table:table-cell>
        </table:table-row>
        <table:table-row table:style-name="ro2">
          <table:table-cell office:value-type="float" office:value="15.016" calcext:value-type="float">
            <text:p>15.016</text:p>
          </table:table-cell>
          <table:table-cell office:value-type="float" office:value="0.782456" calcext:value-type="float">
            <text:p>0.782456</text:p>
          </table:table-cell>
          <table:table-cell office:value-type="float" office:value="0.0000013378" calcext:value-type="float">
            <text:p>1.34E-006</text:p>
          </table:table-cell>
          <table:table-cell office:value-type="float" office:value="15.016" calcext:value-type="float">
            <text:p>15.016</text:p>
          </table:table-cell>
          <table:table-cell office:value-type="float" office:value="3633.28" calcext:value-type="float">
            <text:p>3633.28</text:p>
          </table:table-cell>
          <table:table-cell office:value-type="float" office:value="15.016" calcext:value-type="float">
            <text:p>15.016</text:p>
          </table:table-cell>
          <table:table-cell table:formula="of:=[.E27]/([.B27]*[.B27]*[.H27])" office:value-type="float" office:value="35.9795444890781" calcext:value-type="float">
            <text:p>35.9795444891</text:p>
          </table:table-cell>
          <table:table-cell office:value-type="float" office:value="164.939" calcext:value-type="float">
            <text:p>164.939</text:p>
          </table:table-cell>
          <table:table-cell table:formula="of:=[.E27]/[.H27]" office:value-type="float" office:value="22.0280224810384" calcext:value-type="float">
            <text:p>22.028022481</text:p>
          </table:table-cell>
          <table:table-cell office:value-type="float" office:value="0.0000013378" calcext:value-type="float">
            <text:p>1.34E-006</text:p>
          </table:table-cell>
          <table:table-cell office:value-type="float" office:value="15.016" calcext:value-type="float">
            <text:p>15.016</text:p>
          </table:table-cell>
          <table:table-cell office:value-type="float" office:value="164.939" calcext:value-type="float">
            <text:p>164.939</text:p>
          </table:table-cell>
          <table:table-cell/>
          <table:table-cell office:value-type="float" office:value="15.016" calcext:value-type="float">
            <text:p>15.016</text:p>
          </table:table-cell>
          <table:table-cell office:value-type="float" office:value="0.0000013378" calcext:value-type="float">
            <text:p>1.34E-006</text:p>
          </table:table-cell>
        </table:table-row>
        <table:table-row table:style-name="ro2">
          <table:table-cell office:value-type="float" office:value="16.249" calcext:value-type="float">
            <text:p>16.249</text:p>
          </table:table-cell>
          <table:table-cell office:value-type="float" office:value="0.790901" calcext:value-type="float">
            <text:p>0.790901</text:p>
          </table:table-cell>
          <table:table-cell office:value-type="float" office:value="0.00000135293" calcext:value-type="float">
            <text:p>1.35E-006</text:p>
          </table:table-cell>
          <table:table-cell office:value-type="float" office:value="16.249" calcext:value-type="float">
            <text:p>16.249</text:p>
          </table:table-cell>
          <table:table-cell office:value-type="float" office:value="3740.51" calcext:value-type="float">
            <text:p>3740.51</text:p>
          </table:table-cell>
          <table:table-cell office:value-type="float" office:value="16.249" calcext:value-type="float">
            <text:p>16.249</text:p>
          </table:table-cell>
          <table:table-cell table:formula="of:=[.E28]/([.B28]*[.B28]*[.H28])" office:value-type="float" office:value="37.3247536862259" calcext:value-type="float">
            <text:p>37.3247536862</text:p>
          </table:table-cell>
          <table:table-cell office:value-type="float" office:value="160.21" calcext:value-type="float">
            <text:p>160.21</text:p>
          </table:table-cell>
          <table:table-cell table:formula="of:=[.E28]/[.H28]" office:value-type="float" office:value="23.3475438486986" calcext:value-type="float">
            <text:p>23.3475438487</text:p>
          </table:table-cell>
          <table:table-cell office:value-type="float" office:value="0.00000135293" calcext:value-type="float">
            <text:p>1.35E-006</text:p>
          </table:table-cell>
          <table:table-cell office:value-type="float" office:value="16.249" calcext:value-type="float">
            <text:p>16.249</text:p>
          </table:table-cell>
          <table:table-cell office:value-type="float" office:value="160.21" calcext:value-type="float">
            <text:p>160.21</text:p>
          </table:table-cell>
          <table:table-cell/>
          <table:table-cell office:value-type="float" office:value="16.249" calcext:value-type="float">
            <text:p>16.249</text:p>
          </table:table-cell>
          <table:table-cell office:value-type="float" office:value="0.00000135293" calcext:value-type="float">
            <text:p>1.35E-006</text:p>
          </table:table-cell>
        </table:table-row>
        <table:table-row table:style-name="ro2">
          <table:table-cell office:value-type="float" office:value="17.41" calcext:value-type="float">
            <text:p>17.41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00000136523" calcext:value-type="float">
            <text:p>1.37E-006</text:p>
          </table:table-cell>
          <table:table-cell office:value-type="float" office:value="17.41" calcext:value-type="float">
            <text:p>17.41</text:p>
          </table:table-cell>
          <table:table-cell office:value-type="float" office:value="3919.31" calcext:value-type="float">
            <text:p>3919.31</text:p>
          </table:table-cell>
          <table:table-cell office:value-type="float" office:value="17.41" calcext:value-type="float">
            <text:p>17.41</text:p>
          </table:table-cell>
          <table:table-cell table:formula="of:=[.E29]/([.B29]*[.B29]*[.H29])" office:value-type="float" office:value="40.2934709580399" calcext:value-type="float">
            <text:p>40.293470958</text:p>
          </table:table-cell>
          <table:table-cell office:value-type="float" office:value="152.899" calcext:value-type="float">
            <text:p>152.899</text:p>
          </table:table-cell>
          <table:table-cell table:formula="of:=[.E29]/[.H29]" office:value-type="float" office:value="25.6333265750594" calcext:value-type="float">
            <text:p>25.6333265751</text:p>
          </table:table-cell>
          <table:table-cell office:value-type="float" office:value="0.00000136523" calcext:value-type="float">
            <text:p>1.37E-006</text:p>
          </table:table-cell>
          <table:table-cell office:value-type="float" office:value="17.41" calcext:value-type="float">
            <text:p>17.41</text:p>
          </table:table-cell>
          <table:table-cell office:value-type="float" office:value="152.899" calcext:value-type="float">
            <text:p>152.899</text:p>
          </table:table-cell>
          <table:table-cell/>
          <table:table-cell office:value-type="float" office:value="17.41" calcext:value-type="float">
            <text:p>17.41</text:p>
          </table:table-cell>
          <table:table-cell office:value-type="float" office:value="0.00000136523" calcext:value-type="float">
            <text:p>1.37E-006</text:p>
          </table:table-cell>
        </table:table-row>
        <table:table-row table:style-name="ro2">
          <table:table-cell office:value-type="float" office:value="18.571" calcext:value-type="float">
            <text:p>18.571</text:p>
          </table:table-cell>
          <table:table-cell office:value-type="float" office:value="0.803198" calcext:value-type="float">
            <text:p>0.803198</text:p>
          </table:table-cell>
          <table:table-cell office:value-type="float" office:value="0.00000137613" calcext:value-type="float">
            <text:p>1.38E-006</text:p>
          </table:table-cell>
          <table:table-cell office:value-type="float" office:value="18.571" calcext:value-type="float">
            <text:p>18.571</text:p>
          </table:table-cell>
          <table:table-cell office:value-type="float" office:value="4022.08" calcext:value-type="float">
            <text:p>4022.08</text:p>
          </table:table-cell>
          <table:table-cell office:value-type="float" office:value="18.571" calcext:value-type="float">
            <text:p>18.571</text:p>
          </table:table-cell>
          <table:table-cell table:formula="of:=[.E30]/([.B30]*[.B30]*[.H30])" office:value-type="float" office:value="41.8448984087486" calcext:value-type="float">
            <text:p>41.8448984087</text:p>
          </table:table-cell>
          <table:table-cell office:value-type="float" office:value="148.992" calcext:value-type="float">
            <text:p>148.992</text:p>
          </table:table-cell>
          <table:table-cell table:formula="of:=[.E30]/[.H30]" office:value-type="float" office:value="26.9952749140893" calcext:value-type="float">
            <text:p>26.9952749141</text:p>
          </table:table-cell>
          <table:table-cell office:value-type="float" office:value="0.00000137613" calcext:value-type="float">
            <text:p>1.38E-006</text:p>
          </table:table-cell>
          <table:table-cell office:value-type="float" office:value="18.571" calcext:value-type="float">
            <text:p>18.571</text:p>
          </table:table-cell>
          <table:table-cell office:value-type="float" office:value="148.992" calcext:value-type="float">
            <text:p>148.992</text:p>
          </table:table-cell>
          <table:table-cell/>
          <table:table-cell office:value-type="float" office:value="18.571" calcext:value-type="float">
            <text:p>18.571</text:p>
          </table:table-cell>
          <table:table-cell office:value-type="float" office:value="0.00000137613" calcext:value-type="float">
            <text:p>1.38E-006</text:p>
          </table:table-cell>
        </table:table-row>
        <table:table-row table:style-name="ro2">
          <table:table-cell office:value-type="float" office:value="19.732" calcext:value-type="float">
            <text:p>19.732</text:p>
          </table:table-cell>
          <table:table-cell office:value-type="float" office:value="0.808384" calcext:value-type="float">
            <text:p>0.808384</text:p>
          </table:table-cell>
          <table:table-cell office:value-type="float" office:value="0.00000138588" calcext:value-type="float">
            <text:p>1.39E-006</text:p>
          </table:table-cell>
          <table:table-cell office:value-type="float" office:value="19.732" calcext:value-type="float">
            <text:p>19.732</text:p>
          </table:table-cell>
          <table:table-cell office:value-type="float" office:value="4014.47" calcext:value-type="float">
            <text:p>4014.47</text:p>
          </table:table-cell>
          <table:table-cell office:value-type="float" office:value="19.732" calcext:value-type="float">
            <text:p>19.732</text:p>
          </table:table-cell>
          <table:table-cell table:formula="of:=[.E31]/([.B31]*[.B31]*[.H31])" office:value-type="float" office:value="41.153124052446" calcext:value-type="float">
            <text:p>41.1531240524</text:p>
          </table:table-cell>
          <table:table-cell office:value-type="float" office:value="149.276" calcext:value-type="float">
            <text:p>149.276</text:p>
          </table:table-cell>
          <table:table-cell table:formula="of:=[.E31]/[.H31]" office:value-type="float" office:value="26.8929365738632" calcext:value-type="float">
            <text:p>26.8929365739</text:p>
          </table:table-cell>
          <table:table-cell office:value-type="float" office:value="0.00000138588" calcext:value-type="float">
            <text:p>1.39E-006</text:p>
          </table:table-cell>
          <table:table-cell office:value-type="float" office:value="19.732" calcext:value-type="float">
            <text:p>19.732</text:p>
          </table:table-cell>
          <table:table-cell office:value-type="float" office:value="149.276" calcext:value-type="float">
            <text:p>149.276</text:p>
          </table:table-cell>
          <table:table-cell/>
          <table:table-cell office:value-type="float" office:value="19.732" calcext:value-type="float">
            <text:p>19.732</text:p>
          </table:table-cell>
          <table:table-cell office:value-type="float" office:value="0.00000138588" calcext:value-type="float">
            <text:p>1.39E-006</text:p>
          </table:table-cell>
        </table:table-row>
        <table:table-row table:style-name="ro2">
          <table:table-cell office:value-type="float" office:value="20.82" calcext:value-type="float">
            <text:p>20.82</text:p>
          </table:table-cell>
          <table:table-cell office:value-type="float" office:value="0.812955" calcext:value-type="float">
            <text:p>0.812955</text:p>
          </table:table-cell>
          <table:table-cell office:value-type="float" office:value="0.00000139427" calcext:value-type="float">
            <text:p>1.39E-006</text:p>
          </table:table-cell>
          <table:table-cell office:value-type="float" office:value="20.82" calcext:value-type="float">
            <text:p>20.82</text:p>
          </table:table-cell>
          <table:table-cell office:value-type="float" office:value="4062.9" calcext:value-type="float">
            <text:p>4062.9</text:p>
          </table:table-cell>
          <table:table-cell office:value-type="float" office:value="20.82" calcext:value-type="float">
            <text:p>20.82</text:p>
          </table:table-cell>
          <table:table-cell table:formula="of:=[.E32]/([.B32]*[.B32]*[.H32])" office:value-type="float" office:value="41.6792536151558" calcext:value-type="float">
            <text:p>41.6792536152</text:p>
          </table:table-cell>
          <table:table-cell office:value-type="float" office:value="147.497" calcext:value-type="float">
            <text:p>147.497</text:p>
          </table:table-cell>
          <table:table-cell table:formula="of:=[.E32]/[.H32]" office:value-type="float" office:value="27.5456449961694" calcext:value-type="float">
            <text:p>27.5456449962</text:p>
          </table:table-cell>
          <table:table-cell office:value-type="float" office:value="0.00000139427" calcext:value-type="float">
            <text:p>1.39E-006</text:p>
          </table:table-cell>
          <table:table-cell office:value-type="float" office:value="20.82" calcext:value-type="float">
            <text:p>20.82</text:p>
          </table:table-cell>
          <table:table-cell office:value-type="float" office:value="147.497" calcext:value-type="float">
            <text:p>147.497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0.00000139427" calcext:value-type="float">
            <text:p>1.39E-006</text:p>
          </table:table-cell>
        </table:table-row>
        <table:table-row table:style-name="ro2">
          <table:table-cell office:value-type="float" office:value="22.054" calcext:value-type="float">
            <text:p>22.054</text:p>
          </table:table-cell>
          <table:table-cell office:value-type="float" office:value="0.817851" calcext:value-type="float">
            <text:p>0.817851</text:p>
          </table:table-cell>
          <table:table-cell office:value-type="float" office:value="0.00000140283" calcext:value-type="float">
            <text:p>1.40E-006</text:p>
          </table:table-cell>
          <table:table-cell office:value-type="float" office:value="22.054" calcext:value-type="float">
            <text:p>22.054</text:p>
          </table:table-cell>
          <table:table-cell office:value-type="float" office:value="4099.58" calcext:value-type="float">
            <text:p>4099.58</text:p>
          </table:table-cell>
          <table:table-cell office:value-type="float" office:value="22.054" calcext:value-type="float">
            <text:p>22.054</text:p>
          </table:table-cell>
          <table:table-cell table:formula="of:=[.E33]/([.B33]*[.B33]*[.H33])" office:value-type="float" office:value="41.9281790284837" calcext:value-type="float">
            <text:p>41.9281790285</text:p>
          </table:table-cell>
          <table:table-cell office:value-type="float" office:value="146.179" calcext:value-type="float">
            <text:p>146.179</text:p>
          </table:table-cell>
          <table:table-cell table:formula="of:=[.E33]/[.H33]" office:value-type="float" office:value="28.0449312144699" calcext:value-type="float">
            <text:p>28.0449312145</text:p>
          </table:table-cell>
          <table:table-cell office:value-type="float" office:value="0.00000140283" calcext:value-type="float">
            <text:p>1.40E-006</text:p>
          </table:table-cell>
          <table:table-cell office:value-type="float" office:value="22.054" calcext:value-type="float">
            <text:p>22.054</text:p>
          </table:table-cell>
          <table:table-cell office:value-type="float" office:value="146.179" calcext:value-type="float">
            <text:p>146.179</text:p>
          </table:table-cell>
          <table:table-cell/>
          <table:table-cell office:value-type="float" office:value="22.054" calcext:value-type="float">
            <text:p>22.054</text:p>
          </table:table-cell>
          <table:table-cell office:value-type="float" office:value="0.00000140283" calcext:value-type="float">
            <text:p>1.40E-006</text:p>
          </table:table-cell>
        </table:table-row>
        <table:table-row table:style-name="ro2">
          <table:table-cell office:value-type="float" office:value="23.142" calcext:value-type="float">
            <text:p>23.142</text:p>
          </table:table-cell>
          <table:table-cell office:value-type="float" office:value="0.822091" calcext:value-type="float">
            <text:p>0.822091</text:p>
          </table:table-cell>
          <table:table-cell office:value-type="float" office:value="0.0000014094" calcext:value-type="float">
            <text:p>1.41E-006</text:p>
          </table:table-cell>
          <table:table-cell office:value-type="float" office:value="23.142" calcext:value-type="float">
            <text:p>23.142</text:p>
          </table:table-cell>
          <table:table-cell office:value-type="float" office:value="4137.76" calcext:value-type="float">
            <text:p>4137.76</text:p>
          </table:table-cell>
          <table:table-cell office:value-type="float" office:value="23.142" calcext:value-type="float">
            <text:p>23.142</text:p>
          </table:table-cell>
          <table:table-cell table:formula="of:=[.E34]/([.B34]*[.B34]*[.H34])" office:value-type="float" office:value="42.2733805141245" calcext:value-type="float">
            <text:p>42.2733805141</text:p>
          </table:table-cell>
          <table:table-cell office:value-type="float" office:value="144.83" calcext:value-type="float">
            <text:p>144.83</text:p>
          </table:table-cell>
          <table:table-cell table:formula="of:=[.E34]/[.H34]" office:value-type="float" office:value="28.56977145619" calcext:value-type="float">
            <text:p>28.5697714562</text:p>
          </table:table-cell>
          <table:table-cell office:value-type="float" office:value="0.0000014094" calcext:value-type="float">
            <text:p>1.41E-006</text:p>
          </table:table-cell>
          <table:table-cell office:value-type="float" office:value="23.142" calcext:value-type="float">
            <text:p>23.142</text:p>
          </table:table-cell>
          <table:table-cell office:value-type="float" office:value="144.83" calcext:value-type="float">
            <text:p>144.83</text:p>
          </table:table-cell>
          <table:table-cell/>
          <table:table-cell office:value-type="float" office:value="23.142" calcext:value-type="float">
            <text:p>23.142</text:p>
          </table:table-cell>
          <table:table-cell office:value-type="float" office:value="0.0000014094" calcext:value-type="float">
            <text:p>1.41E-006</text:p>
          </table:table-cell>
        </table:table-row>
        <table:table-row table:style-name="ro2">
          <table:table-cell office:value-type="float" office:value="24.303" calcext:value-type="float">
            <text:p>24.303</text:p>
          </table:table-cell>
          <table:table-cell office:value-type="float" office:value="0.826233" calcext:value-type="float">
            <text:p>0.826233</text:p>
          </table:table-cell>
          <table:table-cell office:value-type="float" office:value="0.00000141618" calcext:value-type="float">
            <text:p>1.42E-006</text:p>
          </table:table-cell>
          <table:table-cell office:value-type="float" office:value="24.303" calcext:value-type="float">
            <text:p>24.303</text:p>
          </table:table-cell>
          <table:table-cell office:value-type="float" office:value="4133.21" calcext:value-type="float">
            <text:p>4133.21</text:p>
          </table:table-cell>
          <table:table-cell office:value-type="float" office:value="24.303" calcext:value-type="float">
            <text:p>24.303</text:p>
          </table:table-cell>
          <table:table-cell table:formula="of:=[.E35]/([.B35]*[.B35]*[.H35])" office:value-type="float" office:value="41.7581598650948" calcext:value-type="float">
            <text:p>41.7581598651</text:p>
          </table:table-cell>
          <table:table-cell office:value-type="float" office:value="144.991" calcext:value-type="float">
            <text:p>144.991</text:p>
          </table:table-cell>
          <table:table-cell table:formula="of:=[.E35]/[.H35]" office:value-type="float" office:value="28.5066659309888" calcext:value-type="float">
            <text:p>28.506665931</text:p>
          </table:table-cell>
          <table:table-cell office:value-type="float" office:value="0.00000141618" calcext:value-type="float">
            <text:p>1.42E-006</text:p>
          </table:table-cell>
          <table:table-cell office:value-type="float" office:value="24.303" calcext:value-type="float">
            <text:p>24.303</text:p>
          </table:table-cell>
          <table:table-cell office:value-type="float" office:value="144.991" calcext:value-type="float">
            <text:p>144.991</text:p>
          </table:table-cell>
          <table:table-cell/>
          <table:table-cell office:value-type="float" office:value="24.303" calcext:value-type="float">
            <text:p>24.303</text:p>
          </table:table-cell>
          <table:table-cell office:value-type="float" office:value="0.00000141618" calcext:value-type="float">
            <text:p>1.42E-006</text:p>
          </table:table-cell>
        </table:table-row>
        <table:table-row table:style-name="ro2">
          <table:table-cell office:value-type="float" office:value="25.537" calcext:value-type="float">
            <text:p>25.537</text:p>
          </table:table-cell>
          <table:table-cell office:value-type="float" office:value="0.830486" calcext:value-type="float">
            <text:p>0.830486</text:p>
          </table:table-cell>
          <table:table-cell office:value-type="float" office:value="0.00000142238" calcext:value-type="float">
            <text:p>1.42E-006</text:p>
          </table:table-cell>
          <table:table-cell office:value-type="float" office:value="25.537" calcext:value-type="float">
            <text:p>25.537</text:p>
          </table:table-cell>
          <table:table-cell office:value-type="float" office:value="4297.09" calcext:value-type="float">
            <text:p>4297.09</text:p>
          </table:table-cell>
          <table:table-cell office:value-type="float" office:value="25.537" calcext:value-type="float">
            <text:p>25.537</text:p>
          </table:table-cell>
          <table:table-cell table:formula="of:=[.E36]/([.B36]*[.B36]*[.H36])" office:value-type="float" office:value="44.6745470127193" calcext:value-type="float">
            <text:p>44.6745470127</text:p>
          </table:table-cell>
          <table:table-cell office:value-type="float" office:value="139.46" calcext:value-type="float">
            <text:p>139.46</text:p>
          </table:table-cell>
          <table:table-cell table:formula="of:=[.E36]/[.H36]" office:value-type="float" office:value="30.8123476265596" calcext:value-type="float">
            <text:p>30.8123476266</text:p>
          </table:table-cell>
          <table:table-cell office:value-type="float" office:value="0.00000142238" calcext:value-type="float">
            <text:p>1.42E-006</text:p>
          </table:table-cell>
          <table:table-cell office:value-type="float" office:value="25.537" calcext:value-type="float">
            <text:p>25.537</text:p>
          </table:table-cell>
          <table:table-cell office:value-type="float" office:value="139.46" calcext:value-type="float">
            <text:p>139.46</text:p>
          </table:table-cell>
          <table:table-cell/>
          <table:table-cell office:value-type="float" office:value="25.537" calcext:value-type="float">
            <text:p>25.537</text:p>
          </table:table-cell>
          <table:table-cell office:value-type="float" office:value="0.00000142238" calcext:value-type="float">
            <text:p>1.42E-006</text:p>
          </table:table-cell>
        </table:table-row>
        <table:table-row table:style-name="ro2">
          <table:table-cell office:value-type="float" office:value="26.77" calcext:value-type="float">
            <text:p>26.77</text:p>
          </table:table-cell>
          <table:table-cell office:value-type="float" office:value="0.833894" calcext:value-type="float">
            <text:p>0.833894</text:p>
          </table:table-cell>
          <table:table-cell office:value-type="float" office:value="0.00000142826" calcext:value-type="float">
            <text:p>1.43E-006</text:p>
          </table:table-cell>
          <table:table-cell office:value-type="float" office:value="26.77" calcext:value-type="float">
            <text:p>26.77</text:p>
          </table:table-cell>
          <table:table-cell office:value-type="float" office:value="4506.57" calcext:value-type="float">
            <text:p>4506.57</text:p>
          </table:table-cell>
          <table:table-cell office:value-type="float" office:value="26.77" calcext:value-type="float">
            <text:p>26.77</text:p>
          </table:table-cell>
          <table:table-cell table:formula="of:=[.E37]/([.B37]*[.B37]*[.H37])" office:value-type="float" office:value="48.7361432604649" calcext:value-type="float">
            <text:p>48.7361432605</text:p>
          </table:table-cell>
          <table:table-cell office:value-type="float" office:value="132.976" calcext:value-type="float">
            <text:p>132.976</text:p>
          </table:table-cell>
          <table:table-cell table:formula="of:=[.E37]/[.H37]" office:value-type="float" office:value="33.8901004692576" calcext:value-type="float">
            <text:p>33.8901004693</text:p>
          </table:table-cell>
          <table:table-cell office:value-type="float" office:value="0.00000142826" calcext:value-type="float">
            <text:p>1.43E-006</text:p>
          </table:table-cell>
          <table:table-cell office:value-type="float" office:value="26.77" calcext:value-type="float">
            <text:p>26.77</text:p>
          </table:table-cell>
          <table:table-cell office:value-type="float" office:value="132.976" calcext:value-type="float">
            <text:p>132.976</text:p>
          </table:table-cell>
          <table:table-cell/>
          <table:table-cell office:value-type="float" office:value="26.77" calcext:value-type="float">
            <text:p>26.77</text:p>
          </table:table-cell>
          <table:table-cell office:value-type="float" office:value="0.00000142826" calcext:value-type="float">
            <text:p>1.43E-006</text:p>
          </table:table-cell>
        </table:table-row>
        <table:table-row table:style-name="ro2">
          <table:table-cell office:value-type="float" office:value="27.859" calcext:value-type="float">
            <text:p>27.859</text:p>
          </table:table-cell>
          <table:table-cell office:value-type="float" office:value="0.836579" calcext:value-type="float">
            <text:p>0.836579</text:p>
          </table:table-cell>
          <table:table-cell office:value-type="float" office:value="0.000001433" calcext:value-type="float">
            <text:p>1.43E-006</text:p>
          </table:table-cell>
          <table:table-cell office:value-type="float" office:value="27.859" calcext:value-type="float">
            <text:p>27.859</text:p>
          </table:table-cell>
          <table:table-cell office:value-type="float" office:value="4535.22" calcext:value-type="float">
            <text:p>4535.22</text:p>
          </table:table-cell>
          <table:table-cell office:value-type="float" office:value="27.859" calcext:value-type="float">
            <text:p>27.859</text:p>
          </table:table-cell>
          <table:table-cell table:formula="of:=[.E38]/([.B38]*[.B38]*[.H38])" office:value-type="float" office:value="49.0414481668978" calcext:value-type="float">
            <text:p>49.0414481669</text:p>
          </table:table-cell>
          <table:table-cell office:value-type="float" office:value="132.136" calcext:value-type="float">
            <text:p>132.136</text:p>
          </table:table-cell>
          <table:table-cell table:formula="of:=[.E38]/[.H38]" office:value-type="float" office:value="34.3223648362293" calcext:value-type="float">
            <text:p>34.3223648362</text:p>
          </table:table-cell>
          <table:table-cell office:value-type="float" office:value="0.000001433" calcext:value-type="float">
            <text:p>1.43E-006</text:p>
          </table:table-cell>
          <table:table-cell office:value-type="float" office:value="27.859" calcext:value-type="float">
            <text:p>27.859</text:p>
          </table:table-cell>
          <table:table-cell office:value-type="float" office:value="132.136" calcext:value-type="float">
            <text:p>132.136</text:p>
          </table:table-cell>
          <table:table-cell/>
          <table:table-cell office:value-type="float" office:value="27.859" calcext:value-type="float">
            <text:p>27.859</text:p>
          </table:table-cell>
          <table:table-cell office:value-type="float" office:value="0.000001433" calcext:value-type="float">
            <text:p>1.43E-006</text:p>
          </table:table-cell>
        </table:table-row>
        <table:table-row table:style-name="ro2">
          <table:table-cell office:value-type="float" office:value="29.02" calcext:value-type="float">
            <text:p>29.02</text:p>
          </table:table-cell>
          <table:table-cell office:value-type="float" office:value="0.839359" calcext:value-type="float">
            <text:p>0.839359</text:p>
          </table:table-cell>
          <table:table-cell office:value-type="float" office:value="0.0000014374" calcext:value-type="float">
            <text:p>1.44E-006</text:p>
          </table:table-cell>
          <table:table-cell office:value-type="float" office:value="29.02" calcext:value-type="float">
            <text:p>29.02</text:p>
          </table:table-cell>
          <table:table-cell office:value-type="float" office:value="4693.34" calcext:value-type="float">
            <text:p>4693.34</text:p>
          </table:table-cell>
          <table:table-cell office:value-type="float" office:value="29.02" calcext:value-type="float">
            <text:p>29.02</text:p>
          </table:table-cell>
          <table:table-cell table:formula="of:=[.E39]/([.B39]*[.H39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00014374" calcext:value-type="float">
            <text:p>1.44E-006</text:p>
          </table:table-cell>
          <table:table-cell office:value-type="float" office:value="29.02" calcext:value-type="float">
            <text:p>29.02</text:p>
          </table:table-cell>
          <table:table-cell office:value-type="float" office:value="127.683" calcext:value-type="float">
            <text:p>127.683</text:p>
          </table:table-cell>
          <table:table-cell/>
          <table:table-cell office:value-type="float" office:value="29.02" calcext:value-type="float">
            <text:p>29.02</text:p>
          </table:table-cell>
          <table:table-cell office:value-type="float" office:value="0.0000014374" calcext:value-type="float">
            <text:p>1.44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charset="x-symbol"/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4:15:54.142725506</meta:creation-date>
    <dc:date>2016-02-02T15:36:42.440541127</dc:date>
    <meta:editing-duration>PT1H19M10S</meta:editing-duration>
    <meta:editing-cycles>10</meta:editing-cycles>
    <meta:generator>LibreOffice/4.2.8.2$Linux_X86_64 LibreOffice_project/420m0$Build-2</meta:generator>
    <meta:document-statistic meta:table-count="6" meta:cell-count="132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4cm" svg:height="11.693cm" xlink:href=".." xlink:type="simple" chart:class="chart:scatter" chart:style-name="ch1">
        <chart:title svg:x="9.467cm" svg:y="0.369cm" chart:style-name="ch2">
          <text:p>Xue V2 v. V1</text:p>
        </chart:title>
        <chart:legend svg:x="16.321cm" svg:y="1.224cm" style:legend-expansion="custom" chartooo:width="2.763cm" chartooo:height="0.57cm" style:legend-expansion-aspect-ratio="4.84736842105263" chart:style-name="ch3"/>
        <chart:plot-area chart:style-name="ch4" table:cell-range-address="Xue.B2:Xue.C33 Xue.C1:Xue.C1" chart:data-source-has-labels="row" svg:x="0.702cm" svg:y="0.22cm" svg:width="20.676cm" svg:height="10.939cm">
          <chartooo:coordinate-region svg:x="1.88cm" svg:y="0.419cm" svg:width="18.702cm" svg:height="10.093cm"/>
          <chart:axis chart:dimension="x" chart:name="primary-x" chart:style-name="ch5">
            <chart:title svg:x="10.784cm" svg:y="11.133cm" chart:style-name="ch6">
              <text:p>V1</text:p>
            </chart:title>
          </chart:axis>
          <chart:axis chart:dimension="y" chart:name="primary-y" chart:style-name="ch5">
            <chart:title svg:x="0cm" svg:y="5.984cm" chart:style-name="ch7">
              <text:p>V2 </text:p>
            </chart:title>
            <chart:grid chart:style-name="ch8" chart:class="major"/>
          </chart:axis>
          <chart:series chart:style-name="ch9" chart:values-cell-range-address="Xue.C2:Xue.C33" chart:label-cell-address="Xue.C1:Xue.C1" chart:class="chart:scatter">
            <chart:domain table:cell-range-address="Xue.B2:Xue.B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2 (VLUM)</text:p>
                <draw:g>
                  <svg:desc>Xue.C1:Xu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413751">
                <text:p>0.000000413751</text:p>
                <draw:g>
                  <svg:desc>Xue.B2:Xue.B33</svg:desc>
                </draw:g>
              </table:table-cell>
              <table:table-cell office:value-type="float" office:value="9426.53">
                <text:p>9426.53</text:p>
                <draw:g>
                  <svg:desc>Xue.C2:Xue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565351">
                <text:p>0.000000565351</text:p>
              </table:table-cell>
              <table:table-cell office:value-type="float" office:value="4771.75">
                <text:p>477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67164">
                <text:p>0.00000067164</text:p>
              </table:table-cell>
              <table:table-cell office:value-type="float" office:value="4132.07">
                <text:p>413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750886">
                <text:p>0.000000750886</text:p>
              </table:table-cell>
              <table:table-cell office:value-type="float" office:value="3805.72">
                <text:p>3805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806328">
                <text:p>0.000000806328</text:p>
              </table:table-cell>
              <table:table-cell office:value-type="float" office:value="3193.79">
                <text:p>3193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0862221">
                <text:p>0.000000862221</text:p>
              </table:table-cell>
              <table:table-cell office:value-type="float" office:value="3144.27">
                <text:p>314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90171">
                <text:p>0.00000090171</text:p>
              </table:table-cell>
              <table:table-cell office:value-type="float" office:value="2988.68">
                <text:p>2988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94093">
                <text:p>0.00000094093</text:p>
              </table:table-cell>
              <table:table-cell office:value-type="float" office:value="2879.6">
                <text:p>287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975444">
                <text:p>0.000000975444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100615">
                <text:p>0.00000100615</text:p>
              </table:table-cell>
              <table:table-cell office:value-type="float" office:value="2858.3">
                <text:p>285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03012">
                <text:p>0.00000103012</text:p>
              </table:table-cell>
              <table:table-cell office:value-type="float" office:value="2880.44">
                <text:p>288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09683">
                <text:p>0.00000109683</text:p>
              </table:table-cell>
              <table:table-cell office:value-type="float" office:value="2938.78">
                <text:p>2938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14915">
                <text:p>0.00000114915</text:p>
              </table:table-cell>
              <table:table-cell office:value-type="float" office:value="3011.59">
                <text:p>3011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19294">
                <text:p>0.00000119294</text:p>
              </table:table-cell>
              <table:table-cell office:value-type="float" office:value="3151.7">
                <text:p>315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22771">
                <text:p>0.00000122771</text:p>
              </table:table-cell>
              <table:table-cell office:value-type="float" office:value="3210.91">
                <text:p>321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25796">
                <text:p>0.00000125796</text:p>
              </table:table-cell>
              <table:table-cell office:value-type="float" office:value="3259.44">
                <text:p>3259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28158">
                <text:p>0.00000128158</text:p>
              </table:table-cell>
              <table:table-cell office:value-type="float" office:value="3315.13">
                <text:p>331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30278">
                <text:p>0.00000130278</text:p>
              </table:table-cell>
              <table:table-cell office:value-type="float" office:value="3484.92">
                <text:p>348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3226">
                <text:p>0.0000013226</text:p>
              </table:table-cell>
              <table:table-cell office:value-type="float" office:value="3572.57">
                <text:p>3572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3378">
                <text:p>0.0000013378</text:p>
              </table:table-cell>
              <table:table-cell office:value-type="float" office:value="3633.28">
                <text:p>3633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35293">
                <text:p>0.00000135293</text:p>
              </table:table-cell>
              <table:table-cell office:value-type="float" office:value="3740.51">
                <text:p>3740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36523">
                <text:p>0.00000136523</text:p>
              </table:table-cell>
              <table:table-cell office:value-type="float" office:value="3919.31">
                <text:p>3919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37613">
                <text:p>0.00000137613</text:p>
              </table:table-cell>
              <table:table-cell office:value-type="float" office:value="4022.08">
                <text:p>4022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38588">
                <text:p>0.00000138588</text:p>
              </table:table-cell>
              <table:table-cell office:value-type="float" office:value="4014.47">
                <text:p>4014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39427">
                <text:p>0.00000139427</text:p>
              </table:table-cell>
              <table:table-cell office:value-type="float" office:value="4062.9">
                <text:p>406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40283">
                <text:p>0.00000140283</text:p>
              </table:table-cell>
              <table:table-cell office:value-type="float" office:value="4099.58">
                <text:p>4099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4094">
                <text:p>0.0000014094</text:p>
              </table:table-cell>
              <table:table-cell office:value-type="float" office:value="4137.76">
                <text:p>413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41618">
                <text:p>0.00000141618</text:p>
              </table:table-cell>
              <table:table-cell office:value-type="float" office:value="4133.21">
                <text:p>4133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142238">
                <text:p>0.00000142238</text:p>
              </table:table-cell>
              <table:table-cell office:value-type="float" office:value="4297.09">
                <text:p>4297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42826">
                <text:p>0.00000142826</text:p>
              </table:table-cell>
              <table:table-cell office:value-type="float" office:value="4506.57">
                <text:p>4506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433">
                <text:p>0.000001433</text:p>
              </table:table-cell>
              <table:table-cell office:value-type="float" office:value="4535.22">
                <text:p>4535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14374">
                <text:p>0.0000014374</text:p>
              </table:table-cell>
              <table:table-cell office:value-type="float" office:value="4693.34">
                <text:p>4693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2cm" svg:y="4.204cm" style:legend-expansion="high" chart:style-name="ch2"/>
        <chart:plot-area chart:style-name="ch3" table:cell-range-address="test.D7:test.E39" chart:data-source-has-labels="row" svg:x="0.319cm" svg:y="0.18cm" svg:width="13.282cm" svg:height="8.646cm">
          <chartooo:coordinate-region svg:x="1.496cm" svg:y="0.379cm" svg:width="11.91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E8:test.E39" chart:label-cell-address="test.E7:test.E7" chart:class="chart:scatter">
            <chart:domain table:cell-range-address="test.D8:test.D39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2(vlum)</text:p>
                <draw:g>
                  <svg:desc>test.E7:test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test.D8:test.D39</svg:desc>
                </draw:g>
              </table:table-cell>
              <table:table-cell office:value-type="float" office:value="9426.53">
                <text:p>9426.53</text:p>
                <draw:g>
                  <svg:desc>test.E8:test.E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">
                <text:p>1.084</text:p>
              </table:table-cell>
              <table:table-cell office:value-type="float" office:value="4771.75">
                <text:p>477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4132.07">
                <text:p>413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2">
                <text:p>1.882</text:p>
              </table:table-cell>
              <table:table-cell office:value-type="float" office:value="3805.72">
                <text:p>3805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3193.79">
                <text:p>3193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">
                <text:p>2.68</text:p>
              </table:table-cell>
              <table:table-cell office:value-type="float" office:value="3144.27">
                <text:p>314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3">
                <text:p>3.043</text:p>
              </table:table-cell>
              <table:table-cell office:value-type="float" office:value="2988.68">
                <text:p>2988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6">
                <text:p>3.406</text:p>
              </table:table-cell>
              <table:table-cell office:value-type="float" office:value="2879.6">
                <text:p>287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1">
                <text:p>3.841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4">
                <text:p>4.204</text:p>
              </table:table-cell>
              <table:table-cell office:value-type="float" office:value="2858.3">
                <text:p>285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7">
                <text:p>4.567</text:p>
              </table:table-cell>
              <table:table-cell office:value-type="float" office:value="2880.44">
                <text:p>288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28">
                <text:p>5.728</text:p>
              </table:table-cell>
              <table:table-cell office:value-type="float" office:value="2938.78">
                <text:p>2938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9">
                <text:p>6.889</text:p>
              </table:table-cell>
              <table:table-cell office:value-type="float" office:value="3011.59">
                <text:p>3011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">
                <text:p>8.05</text:p>
              </table:table-cell>
              <table:table-cell office:value-type="float" office:value="3151.7">
                <text:p>315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11">
                <text:p>9.211</text:p>
              </table:table-cell>
              <table:table-cell office:value-type="float" office:value="3210.91">
                <text:p>321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44">
                <text:p>10.444</text:p>
              </table:table-cell>
              <table:table-cell office:value-type="float" office:value="3259.44">
                <text:p>3259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3">
                <text:p>11.533</text:p>
              </table:table-cell>
              <table:table-cell office:value-type="float" office:value="3315.13">
                <text:p>331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94">
                <text:p>12.694</text:p>
              </table:table-cell>
              <table:table-cell office:value-type="float" office:value="3484.92">
                <text:p>348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27">
                <text:p>13.927</text:p>
              </table:table-cell>
              <table:table-cell office:value-type="float" office:value="3572.57">
                <text:p>3572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16">
                <text:p>15.016</text:p>
              </table:table-cell>
              <table:table-cell office:value-type="float" office:value="3633.28">
                <text:p>3633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49">
                <text:p>16.249</text:p>
              </table:table-cell>
              <table:table-cell office:value-type="float" office:value="3740.51">
                <text:p>3740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41">
                <text:p>17.41</text:p>
              </table:table-cell>
              <table:table-cell office:value-type="float" office:value="3919.31">
                <text:p>3919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1">
                <text:p>18.571</text:p>
              </table:table-cell>
              <table:table-cell office:value-type="float" office:value="4022.08">
                <text:p>4022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32">
                <text:p>19.732</text:p>
              </table:table-cell>
              <table:table-cell office:value-type="float" office:value="4014.47">
                <text:p>4014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2">
                <text:p>20.82</text:p>
              </table:table-cell>
              <table:table-cell office:value-type="float" office:value="4062.9">
                <text:p>406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54">
                <text:p>22.054</text:p>
              </table:table-cell>
              <table:table-cell office:value-type="float" office:value="4099.58">
                <text:p>4099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142">
                <text:p>23.142</text:p>
              </table:table-cell>
              <table:table-cell office:value-type="float" office:value="4137.76">
                <text:p>413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03">
                <text:p>24.303</text:p>
              </table:table-cell>
              <table:table-cell office:value-type="float" office:value="4133.21">
                <text:p>4133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537">
                <text:p>25.537</text:p>
              </table:table-cell>
              <table:table-cell office:value-type="float" office:value="4297.09">
                <text:p>4297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77">
                <text:p>26.77</text:p>
              </table:table-cell>
              <table:table-cell office:value-type="float" office:value="4506.57">
                <text:p>4506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859">
                <text:p>27.859</text:p>
              </table:table-cell>
              <table:table-cell office:value-type="float" office:value="4535.22">
                <text:p>4535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02">
                <text:p>29.02</text:p>
              </table:table-cell>
              <table:table-cell office:value-type="float" office:value="4693.34">
                <text:p>4693.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test.F9:test.G38" svg:x="3.115cm" svg:y="1.007cm" svg:width="13.069cm" svg:height="8.638cm">
          <chartooo:coordinate-region svg:x="3.922cm" svg:y="1.206cm" svg:width="12.075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G9:test.G38" chart:class="chart:scatter">
            <chart:domain table:cell-range-address="test.F9:test.F38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4">
                <text:p>1.084</text:p>
                <draw:g>
                  <svg:desc>test.F9:test.F38</svg:desc>
                </draw:g>
              </table:table-cell>
              <table:table-cell office:value-type="float" office:value="NaN">
                <text:p>NaN</text:p>
                <draw:g>
                  <svg:desc>test.G9:test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2">
                <text:p>1.52</text:p>
              </table:table-cell>
              <table:table-cell office:value-type="float" office:value="739.999798342341">
                <text:p>739.999798342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2">
                <text:p>1.882</text:p>
              </table:table-cell>
              <table:table-cell office:value-type="float" office:value="393.40094036976">
                <text:p>393.40094036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45">
                <text:p>2.245</text:p>
              </table:table-cell>
              <table:table-cell office:value-type="float" office:value="185.357013964736">
                <text:p>185.357013964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8">
                <text:p>2.68</text:p>
              </table:table-cell>
              <table:table-cell office:value-type="float" office:value="123.573118848997">
                <text:p>123.573118848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43">
                <text:p>3.043</text:p>
              </table:table-cell>
              <table:table-cell office:value-type="float" office:value="88.9746708821991">
                <text:p>88.9746708821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06">
                <text:p>3.406</text:p>
              </table:table-cell>
              <table:table-cell office:value-type="float" office:value="68.9864340427907">
                <text:p>68.9864340427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41">
                <text:p>3.841</text:p>
              </table:table-cell>
              <table:table-cell office:value-type="float" office:value="56.9761051110823">
                <text:p>56.9761051110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04">
                <text:p>4.204</text:p>
              </table:table-cell>
              <table:table-cell office:value-type="float" office:value="50.3508549107202">
                <text:p>50.3508549107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67">
                <text:p>4.567</text:p>
              </table:table-cell>
              <table:table-cell office:value-type="float" office:value="46.2208251292842">
                <text:p>46.2208251292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28">
                <text:p>5.728</text:p>
              </table:table-cell>
              <table:table-cell office:value-type="float" office:value="38.4070957217547">
                <text:p>38.4070957217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889">
                <text:p>6.889</text:p>
              </table:table-cell>
              <table:table-cell office:value-type="float" office:value="34.9793903225662">
                <text:p>34.9793903225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05">
                <text:p>8.05</text:p>
              </table:table-cell>
              <table:table-cell office:value-type="float" office:value="34.9099211371525">
                <text:p>34.9099211371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11">
                <text:p>9.211</text:p>
              </table:table-cell>
              <table:table-cell office:value-type="float" office:value="33.8352934016424">
                <text:p>33.8352934016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444">
                <text:p>10.444</text:p>
              </table:table-cell>
              <table:table-cell office:value-type="float" office:value="32.8877411439888">
                <text:p>32.8877411439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33">
                <text:p>11.533</text:p>
              </table:table-cell>
              <table:table-cell office:value-type="float" office:value="32.6582030459604">
                <text:p>32.658203045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94">
                <text:p>12.694</text:p>
              </table:table-cell>
              <table:table-cell office:value-type="float" office:value="34.8325683114997">
                <text:p>34.8325683114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927">
                <text:p>13.927</text:p>
              </table:table-cell>
              <table:table-cell office:value-type="float" office:value="35.5613125401951">
                <text:p>35.5613125401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16">
                <text:p>15.016</text:p>
              </table:table-cell>
              <table:table-cell office:value-type="float" office:value="35.9795444890781">
                <text:p>35.9795444890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249">
                <text:p>16.249</text:p>
              </table:table-cell>
              <table:table-cell office:value-type="float" office:value="37.3247536862259">
                <text:p>37.3247536862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41">
                <text:p>17.41</text:p>
              </table:table-cell>
              <table:table-cell office:value-type="float" office:value="40.2934709580399">
                <text:p>40.2934709580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571">
                <text:p>18.571</text:p>
              </table:table-cell>
              <table:table-cell office:value-type="float" office:value="41.8448984087486">
                <text:p>41.84489840874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732">
                <text:p>19.732</text:p>
              </table:table-cell>
              <table:table-cell office:value-type="float" office:value="41.153124052446">
                <text:p>41.1531240524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2">
                <text:p>20.82</text:p>
              </table:table-cell>
              <table:table-cell office:value-type="float" office:value="41.6792536151558">
                <text:p>41.6792536151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054">
                <text:p>22.054</text:p>
              </table:table-cell>
              <table:table-cell office:value-type="float" office:value="41.9281790284837">
                <text:p>41.9281790284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142">
                <text:p>23.142</text:p>
              </table:table-cell>
              <table:table-cell office:value-type="float" office:value="42.2733805141245">
                <text:p>42.2733805141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303">
                <text:p>24.303</text:p>
              </table:table-cell>
              <table:table-cell office:value-type="float" office:value="41.7581598650948">
                <text:p>41.7581598650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537">
                <text:p>25.537</text:p>
              </table:table-cell>
              <table:table-cell office:value-type="float" office:value="44.6745470127193">
                <text:p>44.6745470127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77">
                <text:p>26.77</text:p>
              </table:table-cell>
              <table:table-cell office:value-type="float" office:value="48.7361432604649">
                <text:p>48.7361432604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859">
                <text:p>27.859</text:p>
              </table:table-cell>
              <table:table-cell office:value-type="float" office:value="49.0414481668978">
                <text:p>49.04144816689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17cm" svg:y="4.203cm" style:legend-expansion="high" chart:style-name="ch2"/>
        <chart:plot-area chart:style-name="ch3" table:cell-range-address="test.A7:test.B38" chart:data-source-has-labels="row" svg:x="0.319cm" svg:y="0.18cm" svg:width="13.679cm" svg:height="8.645cm">
          <chartooo:coordinate-region svg:x="1.046cm" svg:y="0.38cm" svg:width="12.76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8:test.B38" chart:label-cell-address="test.B7:test.B7" chart:class="chart:scatter">
            <chart:domain table:cell-range-address="test.A8:test.A3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kappa</text:p>
                <draw:g>
                  <svg:desc>test.B7:test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test.A8:test.A38</svg:desc>
                </draw:g>
              </table:table-cell>
              <table:table-cell office:value-type="float" office:value="0.0541982">
                <text:p>0.0541982</text:p>
                <draw:g>
                  <svg:desc>test.B8:test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">
                <text:p>1.084</text:p>
              </table:table-cell>
              <table:table-cell office:value-type="float" office:value="0.111538">
                <text:p>0.11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0.196277">
                <text:p>0.196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2">
                <text:p>1.882</text:p>
              </table:table-cell>
              <table:table-cell office:value-type="float" office:value="0.247929">
                <text:p>0.247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0.30309">
                <text:p>0.3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">
                <text:p>2.68</text:p>
              </table:table-cell>
              <table:table-cell office:value-type="float" office:value="0.365443">
                <text:p>0.3654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3">
                <text:p>3.043</text:p>
              </table:table-cell>
              <table:table-cell office:value-type="float" office:value="0.409349">
                <text:p>0.409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6">
                <text:p>3.406</text:p>
              </table:table-cell>
              <table:table-cell office:value-type="float" office:value="0.447907">
                <text:p>0.447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1">
                <text:p>3.841</text:p>
              </table:table-cell>
              <table:table-cell office:value-type="float" office:value="0.491687">
                <text:p>0.491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4">
                <text:p>4.204</text:p>
              </table:table-cell>
              <table:table-cell office:value-type="float" office:value="0.52039">
                <text:p>0.52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7">
                <text:p>4.567</text:p>
              </table:table-cell>
              <table:table-cell office:value-type="float" office:value="0.547345">
                <text:p>0.547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28">
                <text:p>5.728</text:p>
              </table:table-cell>
              <table:table-cell office:value-type="float" office:value="0.612592">
                <text:p>0.61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9">
                <text:p>6.889</text:p>
              </table:table-cell>
              <table:table-cell office:value-type="float" office:value="0.657798">
                <text:p>0.657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">
                <text:p>8.05</text:p>
              </table:table-cell>
              <table:table-cell office:value-type="float" office:value="0.689083">
                <text:p>0.689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11">
                <text:p>9.211</text:p>
              </table:table-cell>
              <table:table-cell office:value-type="float" office:value="0.713084">
                <text:p>0.713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44">
                <text:p>10.444</text:p>
              </table:table-cell>
              <table:table-cell office:value-type="float" office:value="0.734208">
                <text:p>0.734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3">
                <text:p>11.533</text:p>
              </table:table-cell>
              <table:table-cell office:value-type="float" office:value="0.749367">
                <text:p>0.749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94">
                <text:p>12.694</text:p>
              </table:table-cell>
              <table:table-cell office:value-type="float" office:value="0.762768">
                <text:p>0.762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27">
                <text:p>13.927</text:p>
              </table:table-cell>
              <table:table-cell office:value-type="float" office:value="0.773897">
                <text:p>0.773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16">
                <text:p>15.016</text:p>
              </table:table-cell>
              <table:table-cell office:value-type="float" office:value="0.782456">
                <text:p>0.782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49">
                <text:p>16.249</text:p>
              </table:table-cell>
              <table:table-cell office:value-type="float" office:value="0.790901">
                <text:p>0.790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41">
                <text:p>17.41</text:p>
              </table:table-cell>
              <table:table-cell office:value-type="float" office:value="0.7976">
                <text:p>0.7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1">
                <text:p>18.571</text:p>
              </table:table-cell>
              <table:table-cell office:value-type="float" office:value="0.803198">
                <text:p>0.803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32">
                <text:p>19.732</text:p>
              </table:table-cell>
              <table:table-cell office:value-type="float" office:value="0.808384">
                <text:p>0.808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2">
                <text:p>20.82</text:p>
              </table:table-cell>
              <table:table-cell office:value-type="float" office:value="0.812955">
                <text:p>0.8129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54">
                <text:p>22.054</text:p>
              </table:table-cell>
              <table:table-cell office:value-type="float" office:value="0.817851">
                <text:p>0.817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142">
                <text:p>23.142</text:p>
              </table:table-cell>
              <table:table-cell office:value-type="float" office:value="0.822091">
                <text:p>0.822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03">
                <text:p>24.303</text:p>
              </table:table-cell>
              <table:table-cell office:value-type="float" office:value="0.826233">
                <text:p>0.826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537">
                <text:p>25.537</text:p>
              </table:table-cell>
              <table:table-cell office:value-type="float" office:value="0.830486">
                <text:p>0.830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77">
                <text:p>26.77</text:p>
              </table:table-cell>
              <table:table-cell office:value-type="float" office:value="0.833894">
                <text:p>0.8338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859">
                <text:p>27.859</text:p>
              </table:table-cell>
              <table:table-cell office:value-type="float" office:value="0.836579">
                <text:p>0.8365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Xue V1 v. V2</text:p>
        </chart:title>
        <chart:legend chart:legend-position="end" svg:x="14.822cm" svg:y="4.201cm" style:legend-expansion="high" chart:style-name="ch3"/>
        <chart:plot-area chart:style-name="ch4" table:cell-range-address="Xue.L1:Xue.M33" chart:data-source-has-labels="row" svg:x="1.331cm" svg:y="1.301cm" svg:width="13.171cm" svg:height="6.538cm">
          <chartooo:coordinate-region svg:x="3.17cm" svg:y="1.5cm" svg:width="10.867cm" svg:height="5.692cm"/>
          <chart:axis chart:dimension="x" chart:name="primary-x" chart:style-name="ch5">
            <chart:title svg:x="7.66cm" svg:y="8.019cm" chart:style-name="ch6">
              <text:p>V2</text:p>
            </chart:title>
          </chart:axis>
          <chart:axis chart:dimension="y" chart:name="primary-y" chart:style-name="ch5">
            <chart:title svg:x="0.451cm" svg:y="4.826cm" chart:style-name="ch7">
              <text:p>V1</text:p>
            </chart:title>
            <chart:grid chart:style-name="ch8" chart:class="major"/>
          </chart:axis>
          <chart:series chart:style-name="ch9" chart:values-cell-range-address="Xue.M2:Xue.M33" chart:label-cell-address="Xue.M1:Xue.M1" chart:class="chart:scatter">
            <chart:domain table:cell-range-address="Xue.L2:Xue.L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V1</text:p>
                <draw:g>
                  <svg:desc>Xue.M1:Xu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26.53">
                <text:p>9426.53</text:p>
                <draw:g>
                  <svg:desc>Xue.L2:Xue.L33</svg:desc>
                </draw:g>
              </table:table-cell>
              <table:table-cell office:value-type="float" office:value="0.000000413751">
                <text:p>0.000000413751</text:p>
                <draw:g>
                  <svg:desc>Xue.M2:Xue.M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1.75">
                <text:p>4771.75</text:p>
              </table:table-cell>
              <table:table-cell office:value-type="float" office:value="0.000000565351">
                <text:p>0.000000565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2.07">
                <text:p>4132.07</text:p>
              </table:table-cell>
              <table:table-cell office:value-type="float" office:value="0.00000067164">
                <text:p>0.00000067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5.72">
                <text:p>3805.72</text:p>
              </table:table-cell>
              <table:table-cell office:value-type="float" office:value="0.000000750886">
                <text:p>0.000000750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3.79">
                <text:p>3193.79</text:p>
              </table:table-cell>
              <table:table-cell office:value-type="float" office:value="0.000000806328">
                <text:p>0.000000806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4.27">
                <text:p>3144.27</text:p>
              </table:table-cell>
              <table:table-cell office:value-type="float" office:value="0.000000862221">
                <text:p>0.00000086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88.68">
                <text:p>2988.68</text:p>
              </table:table-cell>
              <table:table-cell office:value-type="float" office:value="0.00000090171">
                <text:p>0.0000009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9.6">
                <text:p>2879.6</text:p>
              </table:table-cell>
              <table:table-cell office:value-type="float" office:value="0.00000094093">
                <text:p>0.00000094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72.8">
                <text:p>2872.8</text:p>
              </table:table-cell>
              <table:table-cell office:value-type="float" office:value="0.000000975444">
                <text:p>0.000000975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8.3">
                <text:p>2858.3</text:p>
              </table:table-cell>
              <table:table-cell office:value-type="float" office:value="0.00000100615">
                <text:p>0.00000100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0.44">
                <text:p>2880.44</text:p>
              </table:table-cell>
              <table:table-cell office:value-type="float" office:value="0.00000103012">
                <text:p>0.00000103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38.78">
                <text:p>2938.78</text:p>
              </table:table-cell>
              <table:table-cell office:value-type="float" office:value="0.00000109683">
                <text:p>0.00000109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1.59">
                <text:p>3011.59</text:p>
              </table:table-cell>
              <table:table-cell office:value-type="float" office:value="0.00000114915">
                <text:p>0.00000114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1.7">
                <text:p>3151.7</text:p>
              </table:table-cell>
              <table:table-cell office:value-type="float" office:value="0.00000119294">
                <text:p>0.00000119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10.91">
                <text:p>3210.91</text:p>
              </table:table-cell>
              <table:table-cell office:value-type="float" office:value="0.00000122771">
                <text:p>0.0000012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9.44">
                <text:p>3259.44</text:p>
              </table:table-cell>
              <table:table-cell office:value-type="float" office:value="0.00000125796">
                <text:p>0.00000125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5.13">
                <text:p>3315.13</text:p>
              </table:table-cell>
              <table:table-cell office:value-type="float" office:value="0.00000128158">
                <text:p>0.0000012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4.92">
                <text:p>3484.92</text:p>
              </table:table-cell>
              <table:table-cell office:value-type="float" office:value="0.00000130278">
                <text:p>0.00000130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2.57">
                <text:p>3572.57</text:p>
              </table:table-cell>
              <table:table-cell office:value-type="float" office:value="0.0000013226">
                <text:p>0.0000013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3.28">
                <text:p>3633.28</text:p>
              </table:table-cell>
              <table:table-cell office:value-type="float" office:value="0.0000013378">
                <text:p>0.0000013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0.51">
                <text:p>3740.51</text:p>
              </table:table-cell>
              <table:table-cell office:value-type="float" office:value="0.00000135293">
                <text:p>0.00000135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9.31">
                <text:p>3919.31</text:p>
              </table:table-cell>
              <table:table-cell office:value-type="float" office:value="0.00000136523">
                <text:p>0.00000136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2.08">
                <text:p>4022.08</text:p>
              </table:table-cell>
              <table:table-cell office:value-type="float" office:value="0.00000137613">
                <text:p>0.00000137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4.47">
                <text:p>4014.47</text:p>
              </table:table-cell>
              <table:table-cell office:value-type="float" office:value="0.00000138588">
                <text:p>0.0000013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62.9">
                <text:p>4062.9</text:p>
              </table:table-cell>
              <table:table-cell office:value-type="float" office:value="0.00000139427">
                <text:p>0.00000139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99.58">
                <text:p>4099.58</text:p>
              </table:table-cell>
              <table:table-cell office:value-type="float" office:value="0.00000140283">
                <text:p>0.00000140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7.76">
                <text:p>4137.76</text:p>
              </table:table-cell>
              <table:table-cell office:value-type="float" office:value="0.0000014094">
                <text:p>0.0000014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33.21">
                <text:p>4133.21</text:p>
              </table:table-cell>
              <table:table-cell office:value-type="float" office:value="0.00000141618">
                <text:p>0.00000141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7.09">
                <text:p>4297.09</text:p>
              </table:table-cell>
              <table:table-cell office:value-type="float" office:value="0.00000142238">
                <text:p>0.00000142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6.57">
                <text:p>4506.57</text:p>
              </table:table-cell>
              <table:table-cell office:value-type="float" office:value="0.00000142826">
                <text:p>0.0000014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35.22">
                <text:p>4535.22</text:p>
              </table:table-cell>
              <table:table-cell office:value-type="float" office:value="0.000001433">
                <text:p>0.0000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3.34">
                <text:p>4693.34</text:p>
              </table:table-cell>
              <table:table-cell office:value-type="float" office:value="0.0000014374">
                <text:p>0.000001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537cm" xlink:href=".." xlink:type="simple" chart:class="chart:scatter" chart:style-name="ch1">
        <chart:title svg:x="6.461cm" svg:y="0.326cm" chart:style-name="ch2">
          <text:p>Sofue V1 v. V2</text:p>
        </chart:title>
        <chart:legend chart:legend-position="end" svg:x="14.873cm" svg:y="4.469cm" style:legend-expansion="high" chart:style-name="ch3"/>
        <chart:plot-area chart:style-name="ch4" table:cell-range-address="Sofue.A1:Sofue.B33" chart:data-source-has-labels="row" svg:x="0.748cm" svg:y="0.234cm" svg:width="13.895cm" svg:height="8.649cm">
          <chartooo:coordinate-region svg:x="2.666cm" svg:y="0.433cm" svg:width="11.512cm" svg:height="7.803cm"/>
          <chart:axis chart:dimension="x" chart:name="primary-x" chart:style-name="ch5">
            <chart:title svg:x="7.439cm" svg:y="8.977cm" chart:style-name="ch6">
              <text:p>V2</text:p>
            </chart:title>
          </chart:axis>
          <chart:axis chart:dimension="y" chart:name="primary-y" chart:style-name="ch7">
            <chart:title svg:x="0cm" svg:y="4.814cm" chart:style-name="ch8">
              <text:p>V1</text:p>
            </chart:title>
            <chart:grid chart:style-name="ch9" chart:class="major"/>
          </chart:axis>
          <chart:series chart:style-name="ch10" chart:values-cell-range-address="Sofue.B2:Sofue.B33" chart:label-cell-address="Sofue.B1:Sofue.B1" chart:class="chart:scatter">
            <chart:domain table:cell-range-address="Sofue.A2:Sofue.A33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</text:p>
                <draw:g>
                  <svg:desc>Sofue.B1:Sofu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85.85">
                <text:p>9285.85</text:p>
                <draw:g>
                  <svg:desc>Sofue.A2:Sofue.A33</svg:desc>
                </draw:g>
              </table:table-cell>
              <table:table-cell office:value-type="float" office:value="0.00000206775">
                <text:p>0.00000206775</text:p>
                <draw:g>
                  <svg:desc>Sofue.B2:Sofue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7.82">
                <text:p>4717.82</text:p>
              </table:table-cell>
              <table:table-cell office:value-type="float" office:value="0.00000227269">
                <text:p>0.0000022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7.4">
                <text:p>4087.4</text:p>
              </table:table-cell>
              <table:table-cell office:value-type="float" office:value="0.00000240073">
                <text:p>0.0000024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5.53">
                <text:p>3765.53</text:p>
              </table:table-cell>
              <table:table-cell office:value-type="float" office:value="0.00000249519">
                <text:p>0.00000249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1.67">
                <text:p>3161.67</text:p>
              </table:table-cell>
              <table:table-cell office:value-type="float" office:value="0.00000256127">
                <text:p>0.00000256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2.72">
                <text:p>3112.72</text:p>
              </table:table-cell>
              <table:table-cell office:value-type="float" office:value="0.00000263198">
                <text:p>0.00000263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9.07">
                <text:p>2959.07</text:p>
              </table:table-cell>
              <table:table-cell office:value-type="float" office:value="0.0000026778">
                <text:p>0.0000026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1.33">
                <text:p>2851.33</text:p>
              </table:table-cell>
              <table:table-cell office:value-type="float" office:value="0.00000271987">
                <text:p>0.00000271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.56">
                <text:p>2844.56</text:p>
              </table:table-cell>
              <table:table-cell office:value-type="float" office:value="0.00000276699">
                <text:p>0.00000276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0.24">
                <text:p>2830.24</text:p>
              </table:table-cell>
              <table:table-cell office:value-type="float" office:value="0.00000279986">
                <text:p>0.00000279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2.08">
                <text:p>2852.08</text:p>
              </table:table-cell>
              <table:table-cell office:value-type="float" office:value="0.00000283004">
                <text:p>0.00000283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9.62">
                <text:p>2909.62</text:p>
              </table:table-cell>
              <table:table-cell office:value-type="float" office:value="0.00000291679">
                <text:p>0.00000291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1.45">
                <text:p>2981.45</text:p>
              </table:table-cell>
              <table:table-cell office:value-type="float" office:value="0.00000298239">
                <text:p>0.00000298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9.72">
                <text:p>3119.72</text:p>
              </table:table-cell>
              <table:table-cell office:value-type="float" office:value="0.00000303578">
                <text:p>0.00000303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8.12">
                <text:p>3178.12</text:p>
              </table:table-cell>
              <table:table-cell office:value-type="float" office:value="0.00000307948">
                <text:p>0.00000307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4.36">
                <text:p>3244.36</text:p>
              </table:table-cell>
              <table:table-cell office:value-type="float" office:value="0.00000311899">
                <text:p>0.00000311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9.91">
                <text:p>3299.91</text:p>
              </table:table-cell>
              <table:table-cell office:value-type="float" office:value="0.0000031485">
                <text:p>0.0000031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48.36">
                <text:p>3448.36</text:p>
              </table:table-cell>
              <table:table-cell office:value-type="float" office:value="0.00000317466">
                <text:p>0.00000317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1.41">
                <text:p>3491.41</text:p>
              </table:table-cell>
              <table:table-cell office:value-type="float" office:value="0.00000319824">
                <text:p>0.00000319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49.79">
                <text:p>3549.79</text:p>
              </table:table-cell>
              <table:table-cell office:value-type="float" office:value="0.00000321692">
                <text:p>0.0000032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29.54">
                <text:p>3629.54</text:p>
              </table:table-cell>
              <table:table-cell office:value-type="float" office:value="0.00000323545">
                <text:p>0.00000323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8.94">
                <text:p>3798.94</text:p>
              </table:table-cell>
              <table:table-cell office:value-type="float" office:value="0.00000325039">
                <text:p>0.00000325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6.14">
                <text:p>3896.14</text:p>
              </table:table-cell>
              <table:table-cell office:value-type="float" office:value="0.00000326364">
                <text:p>0.0000032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0.32">
                <text:p>3970.32</text:p>
              </table:table-cell>
              <table:table-cell office:value-type="float" office:value="0.00000327589">
                <text:p>0.00000327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8.03">
                <text:p>4018.03</text:p>
              </table:table-cell>
              <table:table-cell office:value-type="float" office:value="0.00000328551">
                <text:p>0.00000328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4.15">
                <text:p>4054.15</text:p>
              </table:table-cell>
              <table:table-cell office:value-type="float" office:value="0.00000329579">
                <text:p>0.00000329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1.76">
                <text:p>4091.76</text:p>
              </table:table-cell>
              <table:table-cell office:value-type="float" office:value="0.00000330392">
                <text:p>0.00000330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87.26">
                <text:p>4087.26</text:p>
              </table:table-cell>
              <table:table-cell office:value-type="float" office:value="0.00000331169">
                <text:p>0.00000331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8.67">
                <text:p>4248.67</text:p>
              </table:table-cell>
              <table:table-cell office:value-type="float" office:value="0.00000331937">
                <text:p>0.00000331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4.91">
                <text:p>4454.91</text:p>
              </table:table-cell>
              <table:table-cell office:value-type="float" office:value="0.00000332605">
                <text:p>0.00000332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3.11">
                <text:p>4483.11</text:p>
              </table:table-cell>
              <table:table-cell office:value-type="float" office:value="0.00000333168">
                <text:p>0.00000333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38.72">
                <text:p>4638.72</text:p>
              </table:table-cell>
              <table:table-cell office:value-type="float" office:value="0.00000333713">
                <text:p>0.00000333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61cm" svg:y="0.316cm" chart:style-name="ch2">
          <text:p>Sofue V2 v. V1</text:p>
        </chart:title>
        <chart:legend chart:legend-position="end" svg:x="14.873cm" svg:y="4.203cm" style:legend-expansion="high" chart:style-name="ch3"/>
        <chart:plot-area chart:style-name="ch4" table:cell-range-address="Sofue.I1:Sofue.J33" chart:data-source-has-labels="row" svg:x="1.33cm" svg:y="1.301cm" svg:width="13.224cm" svg:height="6.543cm">
          <chartooo:coordinate-region svg:x="2.507cm" svg:y="1.5cm" svg:width="11.265cm" svg:height="5.697cm"/>
          <chart:axis chart:dimension="x" chart:name="primary-x" chart:style-name="ch5">
            <chart:title svg:x="7.686cm" svg:y="8.024cm" chart:style-name="ch6">
              <text:p>V1</text:p>
            </chart:title>
          </chart:axis>
          <chart:axis chart:dimension="y" chart:name="primary-y" chart:style-name="ch7">
            <chart:title svg:x="0.451cm" svg:y="4.828cm" chart:style-name="ch8">
              <text:p>V2</text:p>
            </chart:title>
            <chart:grid chart:style-name="ch9" chart:class="major"/>
          </chart:axis>
          <chart:series chart:style-name="ch10" chart:values-cell-range-address="Sofue.J2:Sofue.J33" chart:label-cell-address="Sofue.J1:Sofue.J1" chart:class="chart:scatter">
            <chart:domain table:cell-range-address="Sofue.I2:Sofue.I33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2</text:p>
                <draw:g>
                  <svg:desc>Sofue.J1:Sofu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06775">
                <text:p>0.00000206775</text:p>
                <draw:g>
                  <svg:desc>Sofue.I2:Sofue.I33</svg:desc>
                </draw:g>
              </table:table-cell>
              <table:table-cell office:value-type="float" office:value="9285.85">
                <text:p>9285.85</text:p>
                <draw:g>
                  <svg:desc>Sofue.J2:Sofue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27269">
                <text:p>0.00000227269</text:p>
              </table:table-cell>
              <table:table-cell office:value-type="float" office:value="4717.82">
                <text:p>4717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40073">
                <text:p>0.00000240073</text:p>
              </table:table-cell>
              <table:table-cell office:value-type="float" office:value="4087.4">
                <text:p>408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49519">
                <text:p>0.00000249519</text:p>
              </table:table-cell>
              <table:table-cell office:value-type="float" office:value="3765.53">
                <text:p>3765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56127">
                <text:p>0.00000256127</text:p>
              </table:table-cell>
              <table:table-cell office:value-type="float" office:value="3161.67">
                <text:p>316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63198">
                <text:p>0.00000263198</text:p>
              </table:table-cell>
              <table:table-cell office:value-type="float" office:value="3112.72">
                <text:p>3112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6778">
                <text:p>0.0000026778</text:p>
              </table:table-cell>
              <table:table-cell office:value-type="float" office:value="2959.07">
                <text:p>2959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71987">
                <text:p>0.00000271987</text:p>
              </table:table-cell>
              <table:table-cell office:value-type="float" office:value="2851.33">
                <text:p>285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76699">
                <text:p>0.00000276699</text:p>
              </table:table-cell>
              <table:table-cell office:value-type="float" office:value="2844.56">
                <text:p>2844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79986">
                <text:p>0.00000279986</text:p>
              </table:table-cell>
              <table:table-cell office:value-type="float" office:value="2830.24">
                <text:p>283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83004">
                <text:p>0.00000283004</text:p>
              </table:table-cell>
              <table:table-cell office:value-type="float" office:value="2852.08">
                <text:p>2852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91679">
                <text:p>0.00000291679</text:p>
              </table:table-cell>
              <table:table-cell office:value-type="float" office:value="2909.62">
                <text:p>2909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298239">
                <text:p>0.00000298239</text:p>
              </table:table-cell>
              <table:table-cell office:value-type="float" office:value="2981.45">
                <text:p>2981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03578">
                <text:p>0.00000303578</text:p>
              </table:table-cell>
              <table:table-cell office:value-type="float" office:value="3119.72">
                <text:p>3119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07948">
                <text:p>0.00000307948</text:p>
              </table:table-cell>
              <table:table-cell office:value-type="float" office:value="3178.12">
                <text:p>317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11899">
                <text:p>0.00000311899</text:p>
              </table:table-cell>
              <table:table-cell office:value-type="float" office:value="3244.36">
                <text:p>324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1485">
                <text:p>0.0000031485</text:p>
              </table:table-cell>
              <table:table-cell office:value-type="float" office:value="3299.91">
                <text:p>3299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17466">
                <text:p>0.00000317466</text:p>
              </table:table-cell>
              <table:table-cell office:value-type="float" office:value="3448.36">
                <text:p>3448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19824">
                <text:p>0.00000319824</text:p>
              </table:table-cell>
              <table:table-cell office:value-type="float" office:value="3491.41">
                <text:p>3491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321692">
                <text:p>0.00000321692</text:p>
              </table:table-cell>
              <table:table-cell office:value-type="float" office:value="3549.79">
                <text:p>3549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323545">
                <text:p>0.00000323545</text:p>
              </table:table-cell>
              <table:table-cell office:value-type="float" office:value="3629.54">
                <text:p>3629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325039">
                <text:p>0.00000325039</text:p>
              </table:table-cell>
              <table:table-cell office:value-type="float" office:value="3798.94">
                <text:p>3798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326364">
                <text:p>0.00000326364</text:p>
              </table:table-cell>
              <table:table-cell office:value-type="float" office:value="3896.14">
                <text:p>3896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27589">
                <text:p>0.00000327589</text:p>
              </table:table-cell>
              <table:table-cell office:value-type="float" office:value="3970.32">
                <text:p>3970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328551">
                <text:p>0.00000328551</text:p>
              </table:table-cell>
              <table:table-cell office:value-type="float" office:value="4018.03">
                <text:p>4018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329579">
                <text:p>0.00000329579</text:p>
              </table:table-cell>
              <table:table-cell office:value-type="float" office:value="4054.15">
                <text:p>4054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330392">
                <text:p>0.00000330392</text:p>
              </table:table-cell>
              <table:table-cell office:value-type="float" office:value="4091.76">
                <text:p>409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31169">
                <text:p>0.00000331169</text:p>
              </table:table-cell>
              <table:table-cell office:value-type="float" office:value="4087.26">
                <text:p>4087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331937">
                <text:p>0.00000331937</text:p>
              </table:table-cell>
              <table:table-cell office:value-type="float" office:value="4248.67">
                <text:p>424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332605">
                <text:p>0.00000332605</text:p>
              </table:table-cell>
              <table:table-cell office:value-type="float" office:value="4454.91">
                <text:p>4454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33168">
                <text:p>0.00000333168</text:p>
              </table:table-cell>
              <table:table-cell office:value-type="float" office:value="4483.11">
                <text:p>4483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33713">
                <text:p>0.00000333713</text:p>
              </table:table-cell>
              <table:table-cell office:value-type="float" office:value="4638.72">
                <text:p>4638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 XueSofue V1 v. V2</text:p>
        </chart:title>
        <chart:legend chart:legend-position="end" svg:x="14.875cm" svg:y="4.201cm" style:legend-expansion="high" chart:style-name="ch3"/>
        <chart:plot-area chart:style-name="ch4" table:cell-range-address="XueSofue.A1:XueSofue.B33" chart:data-source-has-labels="row" svg:x="1.331cm" svg:y="1.301cm" svg:width="13.224cm" svg:height="6.538cm">
          <chartooo:coordinate-region svg:x="3.249cm" svg:y="1.5cm" svg:width="10.841cm" svg:height="5.692cm"/>
          <chart:axis chart:dimension="x" chart:name="primary-x" chart:style-name="ch5">
            <chart:title svg:x="7.687cm" svg:y="8.019cm" chart:style-name="ch6">
              <text:p>V2</text:p>
            </chart:title>
          </chart:axis>
          <chart:axis chart:dimension="y" chart:name="primary-y" chart:style-name="ch7">
            <chart:title svg:x="0.451cm" svg:y="4.826cm" chart:style-name="ch8">
              <text:p>V1</text:p>
            </chart:title>
            <chart:grid chart:style-name="ch9" chart:class="major"/>
          </chart:axis>
          <chart:series chart:style-name="ch10" chart:values-cell-range-address="XueSofue.B2:XueSofue.B33" chart:label-cell-address="XueSofue.B1:XueSofue.B1" chart:class="chart:scatter">
            <chart:domain table:cell-range-address="XueSofue.A2:XueSofue.A33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</text:p>
                <draw:g>
                  <svg:desc>XueSofue.B1:XueSofu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85.85">
                <text:p>9285.85</text:p>
                <draw:g>
                  <svg:desc>XueSofue.A2:XueSofue.A33</svg:desc>
                </draw:g>
              </table:table-cell>
              <table:table-cell office:value-type="float" office:value="0.00000206775">
                <text:p>0.00000206775</text:p>
                <draw:g>
                  <svg:desc>XueSofue.B2:XueSofue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7.82">
                <text:p>4717.82</text:p>
              </table:table-cell>
              <table:table-cell office:value-type="float" office:value="0.00000227269">
                <text:p>0.0000022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7.4">
                <text:p>4087.4</text:p>
              </table:table-cell>
              <table:table-cell office:value-type="float" office:value="0.00000240073">
                <text:p>0.000002400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65.53">
                <text:p>3765.53</text:p>
              </table:table-cell>
              <table:table-cell office:value-type="float" office:value="0.00000249519">
                <text:p>0.00000249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1.67">
                <text:p>3161.67</text:p>
              </table:table-cell>
              <table:table-cell office:value-type="float" office:value="0.00000256127">
                <text:p>0.00000256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2.72">
                <text:p>3112.72</text:p>
              </table:table-cell>
              <table:table-cell office:value-type="float" office:value="0.00000263198">
                <text:p>0.00000263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9.07">
                <text:p>2959.07</text:p>
              </table:table-cell>
              <table:table-cell office:value-type="float" office:value="0.0000026778">
                <text:p>0.0000026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1.33">
                <text:p>2851.33</text:p>
              </table:table-cell>
              <table:table-cell office:value-type="float" office:value="0.00000271987">
                <text:p>0.00000271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4.56">
                <text:p>2844.56</text:p>
              </table:table-cell>
              <table:table-cell office:value-type="float" office:value="0.00000276699">
                <text:p>0.00000276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0.24">
                <text:p>2830.24</text:p>
              </table:table-cell>
              <table:table-cell office:value-type="float" office:value="0.00000279986">
                <text:p>0.00000279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2.08">
                <text:p>2852.08</text:p>
              </table:table-cell>
              <table:table-cell office:value-type="float" office:value="0.00000283004">
                <text:p>0.00000283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9.62">
                <text:p>2909.62</text:p>
              </table:table-cell>
              <table:table-cell office:value-type="float" office:value="0.00000291679">
                <text:p>0.00000291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81.45">
                <text:p>2981.45</text:p>
              </table:table-cell>
              <table:table-cell office:value-type="float" office:value="0.00000298239">
                <text:p>0.000002982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9.72">
                <text:p>3119.72</text:p>
              </table:table-cell>
              <table:table-cell office:value-type="float" office:value="0.00000303578">
                <text:p>0.00000303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8.12">
                <text:p>3178.12</text:p>
              </table:table-cell>
              <table:table-cell office:value-type="float" office:value="0.00000307948">
                <text:p>0.00000307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4.36">
                <text:p>3244.36</text:p>
              </table:table-cell>
              <table:table-cell office:value-type="float" office:value="0.00000311899">
                <text:p>0.00000311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9.91">
                <text:p>3299.91</text:p>
              </table:table-cell>
              <table:table-cell office:value-type="float" office:value="0.0000031485">
                <text:p>0.0000031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48.36">
                <text:p>3448.36</text:p>
              </table:table-cell>
              <table:table-cell office:value-type="float" office:value="0.00000317466">
                <text:p>0.00000317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1.41">
                <text:p>3491.41</text:p>
              </table:table-cell>
              <table:table-cell office:value-type="float" office:value="0.00000319824">
                <text:p>0.00000319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49.79">
                <text:p>3549.79</text:p>
              </table:table-cell>
              <table:table-cell office:value-type="float" office:value="0.00000321692">
                <text:p>0.00000321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29.54">
                <text:p>3629.54</text:p>
              </table:table-cell>
              <table:table-cell office:value-type="float" office:value="0.00000323545">
                <text:p>0.000003235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8.94">
                <text:p>3798.94</text:p>
              </table:table-cell>
              <table:table-cell office:value-type="float" office:value="0.00000325039">
                <text:p>0.00000325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6.14">
                <text:p>3896.14</text:p>
              </table:table-cell>
              <table:table-cell office:value-type="float" office:value="0.00000326364">
                <text:p>0.00000326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0.32">
                <text:p>3970.32</text:p>
              </table:table-cell>
              <table:table-cell office:value-type="float" office:value="0.00000327589">
                <text:p>0.00000327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18.03">
                <text:p>4018.03</text:p>
              </table:table-cell>
              <table:table-cell office:value-type="float" office:value="0.00000328551">
                <text:p>0.00000328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54.15">
                <text:p>4054.15</text:p>
              </table:table-cell>
              <table:table-cell office:value-type="float" office:value="0.00000329579">
                <text:p>0.00000329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91.76">
                <text:p>4091.76</text:p>
              </table:table-cell>
              <table:table-cell office:value-type="float" office:value="0.00000330392">
                <text:p>0.00000330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87.26">
                <text:p>4087.26</text:p>
              </table:table-cell>
              <table:table-cell office:value-type="float" office:value="0.00000331169">
                <text:p>0.00000331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48.67">
                <text:p>4248.67</text:p>
              </table:table-cell>
              <table:table-cell office:value-type="float" office:value="0.00000331937">
                <text:p>0.00000331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54.91">
                <text:p>4454.91</text:p>
              </table:table-cell>
              <table:table-cell office:value-type="float" office:value="0.00000332605">
                <text:p>0.00000332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3.11">
                <text:p>4483.11</text:p>
              </table:table-cell>
              <table:table-cell office:value-type="float" office:value="0.00000333168">
                <text:p>0.000003331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38.72">
                <text:p>4638.72</text:p>
              </table:table-cell>
              <table:table-cell office:value-type="float" office:value="0.00000333713">
                <text:p>0.000003337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95cm" svg:height="9.005cm" xlink:href=".." xlink:type="simple" chart:class="chart:scatter" chart:style-name="ch1">
        <chart:title svg:x="5.994cm" svg:y="0.316cm" chart:style-name="ch2">
          <text:p>V2 v. V1</text:p>
        </chart:title>
        <chart:legend chart:legend-position="end" svg:x="12.67cm" svg:y="4.203cm" style:legend-expansion="high" chart:style-name="ch3"/>
        <chart:plot-area chart:style-name="ch4" table:cell-range-address="XueSofue.H34:XueSofue.I65 XueSofue.I33:XueSofue.I33" chart:data-source-has-labels="row" svg:x="1.286cm" svg:y="1.301cm" svg:width="11.109cm" svg:height="6.543cm">
          <chartooo:coordinate-region svg:x="2.463cm" svg:y="1.5cm" svg:width="9.15cm" svg:height="5.697cm"/>
          <chart:axis chart:dimension="x" chart:name="primary-x" chart:style-name="ch5">
            <chart:title svg:x="6.584cm" svg:y="8.024cm" chart:style-name="ch6">
              <text:p>V1</text:p>
            </chart:title>
          </chart:axis>
          <chart:axis chart:dimension="y" chart:name="primary-y" chart:style-name="ch7">
            <chart:title svg:x="0.451cm" svg:y="4.828cm" chart:style-name="ch8">
              <text:p>V2</text:p>
            </chart:title>
            <chart:grid chart:style-name="ch9" chart:class="major"/>
          </chart:axis>
          <chart:series chart:style-name="ch10" chart:values-cell-range-address="XueSofue.I34:XueSofue.I65" chart:label-cell-address="XueSofue.I33:XueSofue.I33" chart:class="chart:scatter">
            <chart:domain table:cell-range-address="XueSofue.H34:XueSofue.H65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v2</text:p>
                <draw:g>
                  <svg:desc>XueSofue.I33:XueSofue.I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06775">
                <text:p>0.00000206775</text:p>
                <draw:g>
                  <svg:desc>XueSofue.H34:XueSofue.H65</svg:desc>
                </draw:g>
              </table:table-cell>
              <table:table-cell office:value-type="float" office:value="9285.85">
                <text:p>9285.85</text:p>
                <draw:g>
                  <svg:desc>XueSofue.I34:XueSofue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227269">
                <text:p>0.00000227269</text:p>
              </table:table-cell>
              <table:table-cell office:value-type="float" office:value="4717.82">
                <text:p>4717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40073">
                <text:p>0.00000240073</text:p>
              </table:table-cell>
              <table:table-cell office:value-type="float" office:value="4087.4">
                <text:p>408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49519">
                <text:p>0.00000249519</text:p>
              </table:table-cell>
              <table:table-cell office:value-type="float" office:value="3765.53">
                <text:p>3765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56127">
                <text:p>0.00000256127</text:p>
              </table:table-cell>
              <table:table-cell office:value-type="float" office:value="3161.67">
                <text:p>316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63198">
                <text:p>0.00000263198</text:p>
              </table:table-cell>
              <table:table-cell office:value-type="float" office:value="3112.72">
                <text:p>3112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6778">
                <text:p>0.0000026778</text:p>
              </table:table-cell>
              <table:table-cell office:value-type="float" office:value="2959.07">
                <text:p>2959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71987">
                <text:p>0.00000271987</text:p>
              </table:table-cell>
              <table:table-cell office:value-type="float" office:value="2851.33">
                <text:p>2851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76699">
                <text:p>0.00000276699</text:p>
              </table:table-cell>
              <table:table-cell office:value-type="float" office:value="2844.56">
                <text:p>2844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279986">
                <text:p>0.00000279986</text:p>
              </table:table-cell>
              <table:table-cell office:value-type="float" office:value="2830.24">
                <text:p>2830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283004">
                <text:p>0.00000283004</text:p>
              </table:table-cell>
              <table:table-cell office:value-type="float" office:value="2852.08">
                <text:p>2852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91679">
                <text:p>0.00000291679</text:p>
              </table:table-cell>
              <table:table-cell office:value-type="float" office:value="2909.62">
                <text:p>2909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298239">
                <text:p>0.00000298239</text:p>
              </table:table-cell>
              <table:table-cell office:value-type="float" office:value="2981.45">
                <text:p>2981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03578">
                <text:p>0.00000303578</text:p>
              </table:table-cell>
              <table:table-cell office:value-type="float" office:value="3119.72">
                <text:p>3119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07948">
                <text:p>0.00000307948</text:p>
              </table:table-cell>
              <table:table-cell office:value-type="float" office:value="3178.12">
                <text:p>317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11899">
                <text:p>0.00000311899</text:p>
              </table:table-cell>
              <table:table-cell office:value-type="float" office:value="3244.36">
                <text:p>324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1485">
                <text:p>0.0000031485</text:p>
              </table:table-cell>
              <table:table-cell office:value-type="float" office:value="3299.91">
                <text:p>3299.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17466">
                <text:p>0.00000317466</text:p>
              </table:table-cell>
              <table:table-cell office:value-type="float" office:value="3448.36">
                <text:p>3448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19824">
                <text:p>0.00000319824</text:p>
              </table:table-cell>
              <table:table-cell office:value-type="float" office:value="3491.41">
                <text:p>3491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321692">
                <text:p>0.00000321692</text:p>
              </table:table-cell>
              <table:table-cell office:value-type="float" office:value="3549.79">
                <text:p>3549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323545">
                <text:p>0.00000323545</text:p>
              </table:table-cell>
              <table:table-cell office:value-type="float" office:value="3629.54">
                <text:p>3629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325039">
                <text:p>0.00000325039</text:p>
              </table:table-cell>
              <table:table-cell office:value-type="float" office:value="3798.94">
                <text:p>3798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326364">
                <text:p>0.00000326364</text:p>
              </table:table-cell>
              <table:table-cell office:value-type="float" office:value="3896.14">
                <text:p>3896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327589">
                <text:p>0.00000327589</text:p>
              </table:table-cell>
              <table:table-cell office:value-type="float" office:value="3970.32">
                <text:p>3970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328551">
                <text:p>0.00000328551</text:p>
              </table:table-cell>
              <table:table-cell office:value-type="float" office:value="4018.03">
                <text:p>4018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329579">
                <text:p>0.00000329579</text:p>
              </table:table-cell>
              <table:table-cell office:value-type="float" office:value="4054.15">
                <text:p>4054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330392">
                <text:p>0.00000330392</text:p>
              </table:table-cell>
              <table:table-cell office:value-type="float" office:value="4091.76">
                <text:p>4091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331169">
                <text:p>0.00000331169</text:p>
              </table:table-cell>
              <table:table-cell office:value-type="float" office:value="4087.26">
                <text:p>4087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331937">
                <text:p>0.00000331937</text:p>
              </table:table-cell>
              <table:table-cell office:value-type="float" office:value="4248.67">
                <text:p>424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332605">
                <text:p>0.00000332605</text:p>
              </table:table-cell>
              <table:table-cell office:value-type="float" office:value="4454.91">
                <text:p>4454.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33168">
                <text:p>0.00000333168</text:p>
              </table:table-cell>
              <table:table-cell office:value-type="float" office:value="4483.11">
                <text:p>4483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333713">
                <text:p>0.00000333713</text:p>
              </table:table-cell>
              <table:table-cell office:value-type="float" office:value="4638.72">
                <text:p>4638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2cm" svg:height="9.489cm" xlink:href=".." xlink:type="simple" chart:class="chart:scatter" chart:style-name="ch1">
        <chart:title svg:x="5.659cm" svg:y="0.325cm" chart:style-name="ch2">
          <text:p>Vlum v. V2</text:p>
        </chart:title>
        <chart:legend chart:legend-position="end" svg:x="11.312cm" svg:y="4.445cm" style:legend-expansion="high" chart:style-name="ch3"/>
        <chart:plot-area chart:style-name="ch4" table:cell-range-address="Xue.P2:Xue.Q33" svg:x="0.709cm" svg:y="0.284cm" svg:width="11.3cm" svg:height="9.06cm">
          <chartooo:coordinate-region svg:x="1.517cm" svg:y="0.483cm" svg:width="10.028cm" svg:height="8.214cm"/>
          <chart:axis chart:dimension="x" chart:name="primary-x" chart:style-name="ch5">
            <chart:title svg:x="6.103cm" svg:y="8.929cm" chart:style-name="ch6">
              <text:p>V2</text:p>
            </chart:title>
          </chart:axis>
          <chart:axis chart:dimension="y" chart:name="primary-y" chart:style-name="ch5">
            <chart:title svg:x="0cm" svg:y="5.321cm" chart:style-name="ch7">
              <text:p>VLUM</text:p>
            </chart:title>
            <chart:grid chart:style-name="ch8" chart:class="major"/>
          </chart:axis>
          <chart:series chart:style-name="ch9" chart:values-cell-range-address="Xue.Q2:Xue.Q33" chart:class="chart:scatter">
            <chart:domain table:cell-range-address="Xue.P2:Xue.P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26.53">
                <text:p>9426.53</text:p>
                <draw:g>
                  <svg:desc>Xue.P2:Xue.P33</svg:desc>
                </draw:g>
              </table:table-cell>
              <table:table-cell office:value-type="float" office:value="63.4888">
                <text:p>63.4888</text:p>
                <draw:g>
                  <svg:desc>Xue.Q2:Xue.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1.75">
                <text:p>4771.75</text:p>
              </table:table-cell>
              <table:table-cell office:value-type="float" office:value="125.503">
                <text:p>125.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32.07">
                <text:p>4132.07</text:p>
              </table:table-cell>
              <table:table-cell office:value-type="float" office:value="144.943">
                <text:p>144.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5.72">
                <text:p>3805.72</text:p>
              </table:table-cell>
              <table:table-cell office:value-type="float" office:value="157.379">
                <text:p>157.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3.79">
                <text:p>3193.79</text:p>
              </table:table-cell>
              <table:table-cell office:value-type="float" office:value="187.566">
                <text:p>187.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44.27">
                <text:p>3144.27</text:p>
              </table:table-cell>
              <table:table-cell office:value-type="float" office:value="190.527">
                <text:p>190.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88.68">
                <text:p>2988.68</text:p>
              </table:table-cell>
              <table:table-cell office:value-type="float" office:value="200.459">
                <text:p>200.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9.6">
                <text:p>2879.6</text:p>
              </table:table-cell>
              <table:table-cell office:value-type="float" office:value="208.062">
                <text:p>208.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72.8">
                <text:p>2872.8</text:p>
              </table:table-cell>
              <table:table-cell office:value-type="float" office:value="208.562">
                <text:p>208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8.3">
                <text:p>2858.3</text:p>
              </table:table-cell>
              <table:table-cell office:value-type="float" office:value="209.625">
                <text:p>209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0.44">
                <text:p>2880.44</text:p>
              </table:table-cell>
              <table:table-cell office:value-type="float" office:value="208.017">
                <text:p>208.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38.78">
                <text:p>2938.78</text:p>
              </table:table-cell>
              <table:table-cell office:value-type="float" office:value="203.898">
                <text:p>203.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11.59">
                <text:p>3011.59</text:p>
              </table:table-cell>
              <table:table-cell office:value-type="float" office:value="198.975">
                <text:p>198.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51.7">
                <text:p>3151.7</text:p>
              </table:table-cell>
              <table:table-cell office:value-type="float" office:value="190.131">
                <text:p>190.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10.91">
                <text:p>3210.91</text:p>
              </table:table-cell>
              <table:table-cell office:value-type="float" office:value="186.628">
                <text:p>186.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9.44">
                <text:p>3259.44</text:p>
              </table:table-cell>
              <table:table-cell office:value-type="float" office:value="183.853">
                <text:p>183.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5.13">
                <text:p>3315.13</text:p>
              </table:table-cell>
              <table:table-cell office:value-type="float" office:value="180.767">
                <text:p>180.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4.92">
                <text:p>3484.92</text:p>
              </table:table-cell>
              <table:table-cell office:value-type="float" office:value="171.958">
                <text:p>171.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72.57">
                <text:p>3572.57</text:p>
              </table:table-cell>
              <table:table-cell office:value-type="float" office:value="167.74">
                <text:p>167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33.28">
                <text:p>3633.28</text:p>
              </table:table-cell>
              <table:table-cell office:value-type="float" office:value="164.939">
                <text:p>164.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40.51">
                <text:p>3740.51</text:p>
              </table:table-cell>
              <table:table-cell office:value-type="float" office:value="160.21">
                <text:p>160.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19.31">
                <text:p>3919.31</text:p>
              </table:table-cell>
              <table:table-cell office:value-type="float" office:value="152.899">
                <text:p>152.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2.08">
                <text:p>4022.08</text:p>
              </table:table-cell>
              <table:table-cell office:value-type="float" office:value="148.992">
                <text:p>148.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14.47">
                <text:p>4014.47</text:p>
              </table:table-cell>
              <table:table-cell office:value-type="float" office:value="149.276">
                <text:p>149.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62.9">
                <text:p>4062.9</text:p>
              </table:table-cell>
              <table:table-cell office:value-type="float" office:value="147.497">
                <text:p>14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99.58">
                <text:p>4099.58</text:p>
              </table:table-cell>
              <table:table-cell office:value-type="float" office:value="146.179">
                <text:p>146.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37.76">
                <text:p>4137.76</text:p>
              </table:table-cell>
              <table:table-cell office:value-type="float" office:value="144.83">
                <text:p>144.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33.21">
                <text:p>4133.21</text:p>
              </table:table-cell>
              <table:table-cell office:value-type="float" office:value="144.991">
                <text:p>144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97.09">
                <text:p>4297.09</text:p>
              </table:table-cell>
              <table:table-cell office:value-type="float" office:value="139.46">
                <text:p>139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06.57">
                <text:p>4506.57</text:p>
              </table:table-cell>
              <table:table-cell office:value-type="float" office:value="132.976">
                <text:p>132.9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35.22">
                <text:p>4535.22</text:p>
              </table:table-cell>
              <table:table-cell office:value-type="float" office:value="132.136">
                <text:p>132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3.34">
                <text:p>4693.34</text:p>
              </table:table-cell>
              <table:table-cell office:value-type="float" office:value="127.683">
                <text:p>127.6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3cm" xlink:href=".." xlink:type="simple" chart:class="chart:scatter" chart:style-name="ch1">
        <chart:title svg:x="6.857cm" svg:y="0.315cm" chart:style-name="ch2">
          <text:p>V2 v. Vlum</text:p>
        </chart:title>
        <chart:legend chart:legend-position="end" svg:x="14.82cm" svg:y="4.192cm" style:legend-expansion="high" chart:style-name="ch3"/>
        <chart:plot-area chart:style-name="ch4" table:cell-range-address="Xue.AA1:Xue.AB33" chart:data-source-has-labels="row" svg:x="1.33cm" svg:y="1.299cm" svg:width="13.171cm" svg:height="6.524cm">
          <chartooo:coordinate-region svg:x="2.507cm" svg:y="1.498cm" svg:width="11.714cm" svg:height="5.678cm"/>
          <chart:axis chart:dimension="x" chart:name="primary-x" chart:style-name="ch5">
            <chart:title svg:x="7.448cm" svg:y="8.002cm" chart:style-name="ch6">
              <text:p>V lum</text:p>
            </chart:title>
          </chart:axis>
          <chart:axis chart:dimension="y" chart:name="primary-y" chart:style-name="ch5">
            <chart:title svg:x="0.451cm" svg:y="4.817cm" chart:style-name="ch7">
              <text:p>V2</text:p>
            </chart:title>
            <chart:grid chart:style-name="ch8" chart:class="major"/>
          </chart:axis>
          <chart:series chart:style-name="ch9" chart:values-cell-range-address="Xue.AB2:Xue.AB33" chart:label-cell-address="Xue.AB1:Xue.AB1" chart:class="chart:scatter">
            <chart:domain table:cell-range-address="Xue.AA2:Xue.AA33"/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V2</text:p>
                <draw:g>
                  <svg:desc>Xue.AB1:Xue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4888">
                <text:p>63.4888</text:p>
                <draw:g>
                  <svg:desc>Xue.AA2:Xue.AA33</svg:desc>
                </draw:g>
              </table:table-cell>
              <table:table-cell office:value-type="float" office:value="9426.53">
                <text:p>9426.53</text:p>
                <draw:g>
                  <svg:desc>Xue.AB2:Xue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503">
                <text:p>125.503</text:p>
              </table:table-cell>
              <table:table-cell office:value-type="float" office:value="4771.75">
                <text:p>4771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.943">
                <text:p>144.943</text:p>
              </table:table-cell>
              <table:table-cell office:value-type="float" office:value="4132.07">
                <text:p>4132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.379">
                <text:p>157.379</text:p>
              </table:table-cell>
              <table:table-cell office:value-type="float" office:value="3805.72">
                <text:p>3805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566">
                <text:p>187.566</text:p>
              </table:table-cell>
              <table:table-cell office:value-type="float" office:value="3193.79">
                <text:p>3193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.527">
                <text:p>190.527</text:p>
              </table:table-cell>
              <table:table-cell office:value-type="float" office:value="3144.27">
                <text:p>314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459">
                <text:p>200.459</text:p>
              </table:table-cell>
              <table:table-cell office:value-type="float" office:value="2988.68">
                <text:p>2988.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.062">
                <text:p>208.062</text:p>
              </table:table-cell>
              <table:table-cell office:value-type="float" office:value="2879.6">
                <text:p>287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.562">
                <text:p>208.562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.625">
                <text:p>209.625</text:p>
              </table:table-cell>
              <table:table-cell office:value-type="float" office:value="2858.3">
                <text:p>285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.017">
                <text:p>208.017</text:p>
              </table:table-cell>
              <table:table-cell office:value-type="float" office:value="2880.44">
                <text:p>288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3.898">
                <text:p>203.898</text:p>
              </table:table-cell>
              <table:table-cell office:value-type="float" office:value="2938.78">
                <text:p>2938.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.975">
                <text:p>198.975</text:p>
              </table:table-cell>
              <table:table-cell office:value-type="float" office:value="3011.59">
                <text:p>3011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.131">
                <text:p>190.131</text:p>
              </table:table-cell>
              <table:table-cell office:value-type="float" office:value="3151.7">
                <text:p>315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.628">
                <text:p>186.628</text:p>
              </table:table-cell>
              <table:table-cell office:value-type="float" office:value="3210.91">
                <text:p>321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3.853">
                <text:p>183.853</text:p>
              </table:table-cell>
              <table:table-cell office:value-type="float" office:value="3259.44">
                <text:p>3259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.767">
                <text:p>180.767</text:p>
              </table:table-cell>
              <table:table-cell office:value-type="float" office:value="3315.13">
                <text:p>3315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.958">
                <text:p>171.958</text:p>
              </table:table-cell>
              <table:table-cell office:value-type="float" office:value="3484.92">
                <text:p>348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7.74">
                <text:p>167.74</text:p>
              </table:table-cell>
              <table:table-cell office:value-type="float" office:value="3572.57">
                <text:p>3572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.939">
                <text:p>164.939</text:p>
              </table:table-cell>
              <table:table-cell office:value-type="float" office:value="3633.28">
                <text:p>3633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.21">
                <text:p>160.21</text:p>
              </table:table-cell>
              <table:table-cell office:value-type="float" office:value="3740.51">
                <text:p>3740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.899">
                <text:p>152.899</text:p>
              </table:table-cell>
              <table:table-cell office:value-type="float" office:value="3919.31">
                <text:p>3919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.992">
                <text:p>148.992</text:p>
              </table:table-cell>
              <table:table-cell office:value-type="float" office:value="4022.08">
                <text:p>4022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.276">
                <text:p>149.276</text:p>
              </table:table-cell>
              <table:table-cell office:value-type="float" office:value="4014.47">
                <text:p>4014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.497">
                <text:p>147.497</text:p>
              </table:table-cell>
              <table:table-cell office:value-type="float" office:value="4062.9">
                <text:p>406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179">
                <text:p>146.179</text:p>
              </table:table-cell>
              <table:table-cell office:value-type="float" office:value="4099.58">
                <text:p>4099.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.83">
                <text:p>144.83</text:p>
              </table:table-cell>
              <table:table-cell office:value-type="float" office:value="4137.76">
                <text:p>413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.991">
                <text:p>144.991</text:p>
              </table:table-cell>
              <table:table-cell office:value-type="float" office:value="4133.21">
                <text:p>4133.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.46">
                <text:p>139.46</text:p>
              </table:table-cell>
              <table:table-cell office:value-type="float" office:value="4297.09">
                <text:p>4297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.976">
                <text:p>132.976</text:p>
              </table:table-cell>
              <table:table-cell office:value-type="float" office:value="4506.57">
                <text:p>4506.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.136">
                <text:p>132.136</text:p>
              </table:table-cell>
              <table:table-cell office:value-type="float" office:value="4535.22">
                <text:p>4535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.683">
                <text:p>127.683</text:p>
              </table:table-cell>
              <table:table-cell office:value-type="float" office:value="4693.34">
                <text:p>4693.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4.201cm" style:legend-expansion="high" chart:style-name="ch2"/>
        <chart:plot-area chart:style-name="ch3" table:cell-range-address="test.N7:test.O39" chart:data-source-has-labels="row" svg:x="0.32cm" svg:y="0.18cm" svg:width="14.235cm" svg:height="8.64cm">
          <chartooo:coordinate-region svg:x="2.238cm" svg:y="0.379cm" svg:width="12.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O8:test.O39" chart:label-cell-address="test.O7:test.O7" chart:class="chart:scatter">
            <chart:domain table:cell-range-address="test.N8:test.N39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v1</text:p>
                <draw:g>
                  <svg:desc>test.O7:test.O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test.N8:test.N39</svg:desc>
                </draw:g>
              </table:table-cell>
              <table:table-cell office:value-type="float" office:value="0.000000413751">
                <text:p>0.000000413751</text:p>
                <draw:g>
                  <svg:desc>test.O8:test.O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4">
                <text:p>1.084</text:p>
              </table:table-cell>
              <table:table-cell office:value-type="float" office:value="0.000000565351">
                <text:p>0.000000565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">
                <text:p>1.52</text:p>
              </table:table-cell>
              <table:table-cell office:value-type="float" office:value="0.00000067164">
                <text:p>0.00000067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82">
                <text:p>1.882</text:p>
              </table:table-cell>
              <table:table-cell office:value-type="float" office:value="0.000000750886">
                <text:p>0.000000750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45">
                <text:p>2.245</text:p>
              </table:table-cell>
              <table:table-cell office:value-type="float" office:value="0.000000806328">
                <text:p>0.000000806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8">
                <text:p>2.68</text:p>
              </table:table-cell>
              <table:table-cell office:value-type="float" office:value="0.000000862221">
                <text:p>0.00000086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3">
                <text:p>3.043</text:p>
              </table:table-cell>
              <table:table-cell office:value-type="float" office:value="0.00000090171">
                <text:p>0.0000009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6">
                <text:p>3.406</text:p>
              </table:table-cell>
              <table:table-cell office:value-type="float" office:value="0.00000094093">
                <text:p>0.000000940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41">
                <text:p>3.841</text:p>
              </table:table-cell>
              <table:table-cell office:value-type="float" office:value="0.000000975444">
                <text:p>0.000000975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04">
                <text:p>4.204</text:p>
              </table:table-cell>
              <table:table-cell office:value-type="float" office:value="0.00000100615">
                <text:p>0.00000100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67">
                <text:p>4.567</text:p>
              </table:table-cell>
              <table:table-cell office:value-type="float" office:value="0.00000103012">
                <text:p>0.00000103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28">
                <text:p>5.728</text:p>
              </table:table-cell>
              <table:table-cell office:value-type="float" office:value="0.00000109683">
                <text:p>0.00000109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89">
                <text:p>6.889</text:p>
              </table:table-cell>
              <table:table-cell office:value-type="float" office:value="0.00000114915">
                <text:p>0.00000114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05">
                <text:p>8.05</text:p>
              </table:table-cell>
              <table:table-cell office:value-type="float" office:value="0.00000119294">
                <text:p>0.000001192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211">
                <text:p>9.211</text:p>
              </table:table-cell>
              <table:table-cell office:value-type="float" office:value="0.00000122771">
                <text:p>0.0000012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44">
                <text:p>10.444</text:p>
              </table:table-cell>
              <table:table-cell office:value-type="float" office:value="0.00000125796">
                <text:p>0.00000125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3">
                <text:p>11.533</text:p>
              </table:table-cell>
              <table:table-cell office:value-type="float" office:value="0.00000128158">
                <text:p>0.00000128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694">
                <text:p>12.694</text:p>
              </table:table-cell>
              <table:table-cell office:value-type="float" office:value="0.00000130278">
                <text:p>0.00000130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927">
                <text:p>13.927</text:p>
              </table:table-cell>
              <table:table-cell office:value-type="float" office:value="0.0000013226">
                <text:p>0.0000013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016">
                <text:p>15.016</text:p>
              </table:table-cell>
              <table:table-cell office:value-type="float" office:value="0.0000013378">
                <text:p>0.0000013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249">
                <text:p>16.249</text:p>
              </table:table-cell>
              <table:table-cell office:value-type="float" office:value="0.00000135293">
                <text:p>0.00000135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41">
                <text:p>17.41</text:p>
              </table:table-cell>
              <table:table-cell office:value-type="float" office:value="0.00000136523">
                <text:p>0.00000136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571">
                <text:p>18.571</text:p>
              </table:table-cell>
              <table:table-cell office:value-type="float" office:value="0.00000137613">
                <text:p>0.000001376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732">
                <text:p>19.732</text:p>
              </table:table-cell>
              <table:table-cell office:value-type="float" office:value="0.00000138588">
                <text:p>0.0000013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82">
                <text:p>20.82</text:p>
              </table:table-cell>
              <table:table-cell office:value-type="float" office:value="0.00000139427">
                <text:p>0.00000139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054">
                <text:p>22.054</text:p>
              </table:table-cell>
              <table:table-cell office:value-type="float" office:value="0.00000140283">
                <text:p>0.00000140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142">
                <text:p>23.142</text:p>
              </table:table-cell>
              <table:table-cell office:value-type="float" office:value="0.0000014094">
                <text:p>0.0000014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303">
                <text:p>24.303</text:p>
              </table:table-cell>
              <table:table-cell office:value-type="float" office:value="0.00000141618">
                <text:p>0.00000141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537">
                <text:p>25.537</text:p>
              </table:table-cell>
              <table:table-cell office:value-type="float" office:value="0.00000142238">
                <text:p>0.00000142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77">
                <text:p>26.77</text:p>
              </table:table-cell>
              <table:table-cell office:value-type="float" office:value="0.00000142826">
                <text:p>0.00000142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859">
                <text:p>27.859</text:p>
              </table:table-cell>
              <table:table-cell office:value-type="float" office:value="0.000001433">
                <text:p>0.000001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02">
                <text:p>29.02</text:p>
              </table:table-cell>
              <table:table-cell office:value-type="float" office:value="0.0000014374">
                <text:p>0.00000143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